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1A000003C793B76448E6F2636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/>
    <style:font-face style:name="Courier New" svg:font-family="'Courier New'" style:font-family-generic="modern"/>
    <style:font-face style:name="DejaVu Sans Mono" svg:font-family="'DejaVu Sans Mono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e_20_brut">
      <style:text-properties style:font-name="DejaVu Sans Mono" fo:font-size="10pt" fo:language="pt" fo:country="BR" style:font-size-asian="10pt" style:font-name-complex="DejaVu Sans Mono" style:font-size-complex="10pt"/>
    </style:style>
    <style:style style:name="P2" style:family="paragraph" style:parent-style-name="Texte_20_brut">
      <style:text-properties style:font-name="DejaVu Sans Mono" fo:font-size="10pt" fo:language="pt" fo:country="BR" officeooo:paragraph-rsid="001145fc" style:font-size-asian="10pt" style:font-name-complex="DejaVu Sans Mono" style:font-size-complex="10pt"/>
    </style:style>
    <style:style style:name="P3" style:family="paragraph" style:parent-style-name="Texte_20_brut">
      <style:text-properties style:font-name="DejaVu Sans Mono" fo:font-size="10pt" fo:language="pt" fo:country="BR" officeooo:rsid="001145fc" officeooo:paragraph-rsid="001145fc" style:font-size-asian="10pt" style:font-name-complex="DejaVu Sans Mono" style:font-size-complex="10pt"/>
    </style:style>
    <style:style style:name="P4" style:family="paragraph" style:parent-style-name="Texte_20_brut">
      <style:text-properties style:font-name="DejaVu Sans Mono" fo:font-size="10pt" fo:language="pt" fo:country="BR" officeooo:paragraph-rsid="00138fe3" style:font-size-asian="10pt" style:font-name-complex="DejaVu Sans Mono" style:font-size-complex="10pt"/>
    </style:style>
    <style:style style:name="P5" style:family="paragraph" style:parent-style-name="Texte_20_brut">
      <style:text-properties style:font-name="DejaVu Sans Mono" fo:font-size="10pt" fo:language="pt" fo:country="BR" officeooo:rsid="00138fe3" officeooo:paragraph-rsid="00138fe3" style:font-size-asian="10pt" style:font-name-complex="DejaVu Sans Mono" style:font-size-complex="10pt"/>
    </style:style>
    <style:style style:name="P6" style:family="paragraph" style:parent-style-name="Texte_20_brut">
      <style:text-properties style:font-name="DejaVu Sans Mono" fo:font-size="10pt" fo:language="pt" fo:country="BR" officeooo:paragraph-rsid="0013b348" style:font-size-asian="10pt" style:font-name-complex="DejaVu Sans Mono" style:font-size-complex="10pt"/>
    </style:style>
    <style:style style:name="P7" style:family="paragraph" style:parent-style-name="Texte_20_brut">
      <style:text-properties style:font-name="DejaVu Sans Mono" fo:font-size="10pt" fo:language="pt" fo:country="BR" officeooo:rsid="0013b348" officeooo:paragraph-rsid="0013b348" style:font-size-asian="10pt" style:font-name-complex="DejaVu Sans Mono" style:font-size-complex="10pt"/>
    </style:style>
    <style:style style:name="P8" style:family="paragraph" style:parent-style-name="Texte_20_brut">
      <style:text-properties style:font-name="DejaVu Sans Mono" fo:font-size="10pt" fo:language="pt" fo:country="BR" officeooo:paragraph-rsid="00154baa" style:font-size-asian="10pt" style:font-name-complex="DejaVu Sans Mono" style:font-size-complex="10pt"/>
    </style:style>
    <style:style style:name="P9" style:family="paragraph" style:parent-style-name="Texte_20_brut">
      <style:text-properties style:font-name="DejaVu Sans Mono" fo:font-size="10pt" fo:language="pt" fo:country="BR" officeooo:rsid="00154baa" officeooo:paragraph-rsid="00154baa" style:font-size-asian="10pt" style:font-name-complex="DejaVu Sans Mono" style:font-size-complex="10pt"/>
    </style:style>
    <style:style style:name="P10" style:family="paragraph" style:parent-style-name="Texte_20_brut">
      <style:text-properties style:font-name="DejaVu Sans Mono" fo:font-size="10pt" fo:language="pt" fo:country="BR" officeooo:rsid="00154baa" officeooo:paragraph-rsid="001823bc" style:font-size-asian="10pt" style:font-name-complex="DejaVu Sans Mono" style:font-size-complex="10pt"/>
    </style:style>
    <style:style style:name="P11" style:family="paragraph" style:parent-style-name="Texte_20_brut">
      <style:text-properties style:font-name="DejaVu Sans Mono" fo:font-size="10pt" fo:language="pt" fo:country="BR" officeooo:paragraph-rsid="001823bc" style:font-size-asian="10pt" style:font-name-complex="DejaVu Sans Mono" style:font-size-complex="10pt"/>
    </style:style>
    <style:style style:name="P12" style:family="paragraph" style:parent-style-name="Texte_20_brut">
      <style:text-properties style:font-name="DejaVu Sans Mono" fo:font-size="10pt" fo:language="pt" fo:country="BR" officeooo:rsid="0018c46d" officeooo:paragraph-rsid="0018c46d" style:font-size-asian="10pt" style:font-name-complex="DejaVu Sans Mono" style:font-size-complex="10pt"/>
    </style:style>
    <style:style style:name="P13" style:family="paragraph" style:parent-style-name="Texte_20_brut">
      <style:text-properties style:font-name="DejaVu Sans Mono" fo:font-size="10pt" fo:language="pt" fo:country="BR" officeooo:paragraph-rsid="0018c46d" style:font-size-asian="10pt" style:font-name-complex="DejaVu Sans Mono" style:font-size-complex="10pt"/>
    </style:style>
    <style:style style:name="P14" style:family="paragraph" style:parent-style-name="Texte_20_brut">
      <style:text-properties style:font-name="DejaVu Sans Mono" fo:font-size="10pt" fo:language="pt" fo:country="BR" officeooo:rsid="0018ccb8" officeooo:paragraph-rsid="0018ccb8" style:font-size-asian="10pt" style:font-name-complex="DejaVu Sans Mono" style:font-size-complex="10pt"/>
    </style:style>
    <style:style style:name="P15" style:family="paragraph" style:parent-style-name="Texte_20_brut">
      <style:text-properties style:font-name="DejaVu Sans Mono" fo:font-size="10pt" fo:language="pt" fo:country="BR" officeooo:paragraph-rsid="0018ccb8" style:font-size-asian="10pt" style:font-name-complex="DejaVu Sans Mono" style:font-size-complex="10pt"/>
    </style:style>
    <style:style style:name="P16" style:family="paragraph" style:parent-style-name="Texte_20_brut">
      <style:text-properties style:font-name="DejaVu Sans Mono" fo:font-size="10pt" fo:language="pt" fo:country="BR" officeooo:paragraph-rsid="001a5e7b" style:font-size-asian="10pt" style:font-name-complex="DejaVu Sans Mono" style:font-size-complex="10pt"/>
    </style:style>
    <style:style style:name="P17" style:family="paragraph" style:parent-style-name="Texte_20_brut">
      <style:text-properties style:font-name="DejaVu Sans Mono" fo:font-size="10pt" fo:language="pt" fo:country="BR" officeooo:rsid="001a5e7b" officeooo:paragraph-rsid="001a5e7b" style:font-size-asian="10pt" style:font-name-complex="DejaVu Sans Mono" style:font-size-complex="10pt"/>
    </style:style>
    <style:style style:name="P18" style:family="paragraph" style:parent-style-name="Texte_20_brut">
      <style:text-properties style:font-name="DejaVu Sans Mono" fo:font-size="10pt" fo:language="pt" fo:country="BR" officeooo:rsid="001bc41e" officeooo:paragraph-rsid="001bc41e" style:font-size-asian="10pt" style:font-name-complex="DejaVu Sans Mono" style:font-size-complex="10pt"/>
    </style:style>
    <style:style style:name="P19" style:family="paragraph" style:parent-style-name="Texte_20_brut">
      <style:text-properties style:font-name="DejaVu Sans Mono" fo:font-size="10pt" fo:language="pt" fo:country="BR" officeooo:paragraph-rsid="001bc41e" style:font-size-asian="10pt" style:font-name-complex="DejaVu Sans Mono" style:font-size-complex="10pt"/>
    </style:style>
    <style:style style:name="P20" style:family="paragraph" style:parent-style-name="Texte_20_brut" style:master-page-name="Standard">
      <style:paragraph-properties style:page-number="auto"/>
      <style:text-properties style:font-name="DejaVu Sans Mono" fo:font-size="10pt" fo:language="pt" fo:country="BR" style:font-size-asian="10pt" style:font-name-complex="DejaVu Sans Mono" style:font-size-complex="10pt"/>
    </style:style>
    <style:style style:name="T1" style:family="text">
      <style:text-properties style:font-name="DejaVu Sans Mono" fo:font-size="10pt" fo:language="pt" fo:country="BR" style:font-size-asian="10pt" style:font-name-complex="DejaVu Sans Mono" style:font-size-complex="10pt"/>
    </style:style>
    <style:style style:name="T2" style:family="text">
      <style:text-properties style:font-name="DejaVu Sans Mono" fo:font-size="10pt" fo:language="pt" fo:country="BR" style:font-name-asian="DejaVu Sans Mono" style:font-size-asian="10pt" style:font-name-complex="DejaVu Sans Mono" style:font-size-complex="10pt"/>
    </style:style>
    <style:style style:name="T3" style:family="text">
      <style:text-properties style:font-name="DejaVu Sans Mono" fo:font-size="10pt" fo:language="pt" fo:country="BR" style:font-name-asian="Courier New" style:font-size-asian="10pt" style:font-name-complex="DejaVu Sans Mono" style:font-size-complex="10pt"/>
    </style:style>
    <style:style style:name="T4" style:family="text">
      <style:text-properties officeooo:rsid="001145fc"/>
    </style:style>
    <style:style style:name="T5" style:family="text">
      <style:text-properties officeooo:rsid="00138fe3"/>
    </style:style>
    <style:style style:name="T6" style:family="text">
      <style:text-properties officeooo:rsid="0013b348"/>
    </style:style>
    <style:style style:name="T7" style:family="text">
      <style:text-properties officeooo:rsid="00154baa"/>
    </style:style>
    <style:style style:name="T8" style:family="text">
      <style:text-properties officeooo:rsid="0016ad9b"/>
    </style:style>
    <style:style style:name="T9" style:family="text">
      <style:text-properties officeooo:rsid="0018c46d"/>
    </style:style>
    <style:style style:name="T10" style:family="text">
      <style:text-properties officeooo:rsid="0018ccb8"/>
    </style:style>
    <style:style style:name="T11" style:family="text">
      <style:text-properties officeooo:rsid="001a5e7b"/>
    </style:style>
    <style:style style:name="T12" style:family="text">
      <style:text-properties officeooo:rsid="001bc4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Texte_20_brut"><text:span text:style-name="T2"><text:s text:c="3"/></text:span><text:span text:style-name="T1">1: 00:01:43.10 00:01:46.07 <text:s/>Duration 00:00:02.22 <text:s/>43</text:span></text:p>
      <text:p text:style-name="P1">O Quebec e o mundo</text:p>
      <text:p text:style-name="P1"/>
      <text:p text:style-name="Texte_20_brut"><text:span text:style-name="T2"><text:s text:c="3"/></text:span><text:span text:style-name="T1">2: 00:01:48.16 00:01:51.10 <text:s/>Duration 00:00:02.19 <text:s/>41</text:span></text:p>
      <text:p text:style-name="P1">De uma doutrina inspiradora</text:p>
      <text:p text:style-name="P1"/>
      <text:p text:style-name="Texte_20_brut"><text:span text:style-name="T2"><text:s text:c="3"/></text:span><text:span text:style-name="T1">3: 00:01:55.04 00:01:57.01 <text:s/>Duration 00:00:01.22 <text:s/>28</text:span></text:p>
      <text:p text:style-name="P1">1965</text:p>
      <text:p text:style-name="P1">Paul Gérin-Lajoie assina</text:p>
      <text:p text:style-name="P1"/>
      <text:p text:style-name="Texte_20_brut"><text:span text:style-name="T2"><text:s text:c="3"/></text:span><text:span text:style-name="T1">4: 00:01:57.05 00:02:01.01 <text:s/>Duration 00:00:03.21 <text:s/>58</text:span></text:p>
      <text:p text:style-name="P1">o primeiro acordo internacional</text:p>
      <text:p text:style-name="P1">da história do Quebec:</text:p>
      <text:p text:style-name="P1"/>
      <text:p text:style-name="Texte_20_brut"><text:span text:style-name="T2"><text:s text:c="3"/></text:span><text:span text:style-name="T1">5: 00:02:01.05 00:02:05.12 <text:s/>Duration 00:00:04.07 <text:s/>64</text:span></text:p>
      <text:p text:style-name="P1">o acordo França-Quebec em educação</text:p>
      <text:p text:style-name="P1"/>
      <text:p text:style-name="Texte_20_brut"><text:span text:style-name="T2"><text:s text:c="3"/></text:span><text:span text:style-name="T1">6: 00:02:20.17 00:02:22.07 <text:s/>Duration 00:00:01.15 <text:s/>24</text:span></text:p>
      <text:p text:style-name="P1">Dois anos depois, em 1967,</text:p>
      <text:p text:style-name="P1"/>
      <text:p text:style-name="Texte_20_brut"><text:span text:style-name="T2"><text:s text:c="3"/></text:span><text:span text:style-name="T1">7: 00:02:22.11 00:02:25.06 <text:s/>Duration 00:00:02.20 <text:s/>42</text:span></text:p>
      <text:p text:style-name="P1">é fundado o Ministério</text:p>
      <text:p text:style-name="P1">dos Assuntos Intergovernamentais,</text:p>
      <text:p text:style-name="P1"/>
      <text:p text:style-name="Texte_20_brut"><text:span text:style-name="T2"><text:s text:c="3"/></text:span><text:span text:style-name="T1">8: 00:02:25.10 00:02:28.05 <text:s/>Duration 00:00:02.20 <text:s/>42</text:span></text:p>
      <text:p text:style-name="P1">que se tornará Ministério</text:p>
      <text:p text:style-name="P1">de Relações Internacionais.</text:p>
      <text:p text:style-name="P1"/>
      <text:p text:style-name="Texte_20_brut"><text:span text:style-name="T2"><text:s text:c="3"/></text:span><text:span text:style-name="T1">9: 00:02:30.09 00:02:31.16 <text:s/>Duration 00:00:01.07 <text:s/>19</text:span></text:p>
      <text:p text:style-name="P1">Há 50 anos,</text:p>
      <text:p text:style-name="P1"/>
      <text:p text:style-name="Texte_20_brut"><text:span text:style-name="T2"><text:s text:c="2"/></text:span><text:span text:style-name="T1">10: 00:02:31.20 00:02:34.10 <text:s/>Duration 00:00:02.15 <text:s/>39</text:span></text:p>
      <text:p text:style-name="P1">o Quebec abria uma porta</text:p>
      <text:p text:style-name="P1">para o mundo...</text:p>
      <text:p text:style-name="P1"/>
      <text:p text:style-name="Texte_20_brut"><text:span text:style-name="T2"><text:s text:c="2"/></text:span><text:span text:style-name="T1">11: 00:02:36.10 00:02:38.19 <text:s/>Duration 00:00:02.09 <text:s/>35</text:span></text:p>
      <text:p text:style-name="P1">Tem gente que questiona,</text:p>
      <text:p text:style-name="P1"/>
      <text:p text:style-name="Texte_20_brut"><text:span text:style-name="T2"><text:s text:c="2"/></text:span><text:span text:style-name="T1">12: 00:02:38.23 00:02:39.22 <text:s/>Duration 00:00:00.24 <text:s/>14</text:span></text:p>
      <text:p text:style-name="P1">pois não se vê logo</text:p>
      <text:p text:style-name="P1"/>
      <text:p text:style-name="Texte_20_brut"><text:span text:style-name="T2"><text:s text:c="2"/></text:span><text:span text:style-name="T1">13: 00:02:40.02 00:02:43.09 <text:s/>Duration 00:00:03.07 <text:s/>49</text:span></text:p>
      <text:p text:style-name="P1">resultados imediatos</text:p>
      <text:p text:style-name="P1">dessas iniciativas internacionais.</text:p>
      <text:p text:style-name="P1"/>
      <text:p text:style-name="Texte_20_brut"><text:span text:style-name="T2"><text:s text:c="2"/></text:span><text:span text:style-name="T1">14: 00:02:43.13 00:02:46.23 <text:s/>Duration 00:00:03.10 <text:s/>51</text:span></text:p>
      <text:p text:style-name="P1">Qual é o resultado</text:p>
      <text:p text:style-name="P1">de ter no Quebec</text:p>
      <text:p text:style-name="P1"/>
      <text:p text:style-name="Texte_20_brut"><text:span text:style-name="T2"><text:s text:c="2"/></text:span><text:span text:style-name="T1">15: 00:02:47.02 00:02:49.24 <text:s/>Duration 00:00:02.22 <text:s/>43</text:span></text:p>
      <text:p text:style-name="P1">um Ministério</text:p>
      <text:p text:style-name="P1">das Relações Internacionais?</text:p>
      <text:p text:style-name="P1"/>
      <text:p text:style-name="Texte_20_brut"><text:span text:style-name="T2"><text:s text:c="2"/></text:span><text:span text:style-name="T1">16: 00:02:50.14 00:02:52.21 <text:s/>Duration 00:00:02.07 <text:s/>34</text:span></text:p>
      <text:p text:style-name="P1">É como se fizéssemos a pergunta:</text:p>
      <text:p text:style-name="P1"/>
      <text:p text:style-name="Texte_20_brut"><text:span text:style-name="T2"><text:s text:c="2"/></text:span><text:span text:style-name="T1">17: 00:02:53.00 00:02:56.12 <text:s/>Duration 00:00:03.12 <text:s/>52</text:span></text:p>
      <text:p text:style-name="P1">"Para que serve saber</text:p>
      <text:p text:style-name="P1">o que acontece fora daqui?</text:p>
      <text:p text:style-name="P1"><text:soft-page-break/></text:p>
      <text:p text:style-name="Texte_20_brut"><text:span text:style-name="T2"><text:s text:c="2"/></text:span><text:span text:style-name="T1">18: 00:02:57.04 00:02:59.23 <text:s/>Duration 00:00:02.19 <text:s/>41</text:span></text:p>
      <text:p text:style-name="P1">"Para que serve</text:p>
      <text:p text:style-name="P1">conhecer os outros?</text:p>
      <text:p text:style-name="P1"/>
      <text:p text:style-name="Texte_20_brut"><text:span text:style-name="T2"><text:s text:c="2"/></text:span><text:span text:style-name="T1">19: 00:03:00.03 00:03:03.06 <text:s/>Duration 00:00:03.03 <text:s/>47</text:span></text:p>
      <text:p text:style-name="P1">"Para que serve</text:p>
      <text:p text:style-name="P1">informar-se sobre as experiências</text:p>
      <text:p text:style-name="P1"/>
      <text:p text:style-name="Texte_20_brut"><text:span text:style-name="T2"><text:s text:c="2"/></text:span><text:span text:style-name="T1">20: 00:03:03.10 00:03:05.12 <text:s/>Duration 00:00:02.02 <text:s/>31</text:span></text:p>
      <text:p text:style-name="P1">"ou os erros</text:p>
      <text:p text:style-name="P1">de outras populações?"</text:p>
      <text:p text:style-name="P1"/>
      <text:p text:style-name="Texte_20_brut"><text:span text:style-name="T2"><text:s text:c="2"/></text:span><text:span text:style-name="T1">21: 00:03:05.20 00:03:08.02 <text:s/>Duration 00:00:02.07 <text:s/>34</text:span></text:p>
      <text:p text:style-name="P1">Pois bem, isso nos ajuda.</text:p>
      <text:p text:style-name="P1"/>
      <text:p text:style-name="Texte_20_brut"><text:span text:style-name="T2"><text:s text:c="2"/></text:span><text:span text:style-name="T1">22: 00:03:08.06 00:03:09.22 <text:s/>Duration 00:00:01.16 <text:s/>25</text:span></text:p>
      <text:p text:style-name="P1">Abre nossos horizontes.</text:p>
      <text:p text:style-name="P1"/>
      <text:p text:style-name="Texte_20_brut"><text:span text:style-name="T2"><text:s text:c="2"/></text:span><text:span text:style-name="T1">23: 00:03:16.05 00:03:18.06 <text:s/>Duration 00:00:02.01 <text:s/>31</text:span></text:p>
      <text:p text:style-name="P1">Claude Morin, vice-ministro</text:p>
      <text:p text:style-name="P1">de Assuntos Federais do Quebec</text:p>
      <text:p text:style-name="P1"/>
      <text:p text:style-name="Texte_20_brut"><text:span text:style-name="T2"><text:s text:c="2"/></text:span><text:span text:style-name="T1">24: 00:03:21.21 00:03:25.08 <text:s/>Duration 00:00:03.12 <text:s/>52</text:span></text:p>
      <text:p text:style-name="P1">Como tínhamos no Quebec</text:p>
      <text:p text:style-name="P1">mercados limitados,</text:p>
      <text:p text:style-name="P1"/>
      <text:p text:style-name="Texte_20_brut"><text:span text:style-name="T2"><text:s text:c="2"/></text:span><text:span text:style-name="T1">25: 00:03:25.24 00:03:28.02 <text:s/>Duration 00:00:02.03 <text:s/>32</text:span></text:p>
      <text:p text:style-name="P1">precisávamos nos desenvolver</text:p>
      <text:p text:style-name="P1"/>
      <text:p text:style-name="Texte_20_brut"><text:span text:style-name="T2"><text:s text:c="2"/></text:span><text:span text:style-name="T1">26: 00:03:28.06 00:03:31.00 <text:s/>Duration 00:00:02.19 <text:s/>41</text:span></text:p>
      <text:p text:style-name="P1">para suportar o crescimento</text:p>
      <text:p text:style-name="P1">de nossas empresas.</text:p>
      <text:p text:style-name="P1"/>
      <text:p text:style-name="Texte_20_brut"><text:span text:style-name="T2"><text:s text:c="2"/></text:span><text:span text:style-name="T1">27: 00:03:31.04 00:03:34.01 <text:s/>Duration 00:00:02.22 <text:s/>43</text:span></text:p>
      <text:p text:style-name="P1">Também precisávamos</text:p>
      <text:p text:style-name="P1">de meios para trocar,</text:p>
      <text:p text:style-name="P1"/>
      <text:p text:style-name="Texte_20_brut"><text:span text:style-name="T2"><text:s text:c="2"/></text:span><text:span text:style-name="T1">28: 00:03:34.05 00:03:37.24 <text:s/>Duration 00:00:03.19 <text:s/>56</text:span></text:p>
      <text:p text:style-name="P1">ter acesso à evolução científica,</text:p>
      <text:p text:style-name="P1">à tecnologia</text:p>
      <text:p text:style-name="P1"/>
      <text:p text:style-name="Texte_20_brut"><text:span text:style-name="T2"><text:s text:c="2"/></text:span><text:span text:style-name="T1">29: 00:03:38.03 00:03:41.06 <text:s/>Duration 00:00:03.03 <text:s/>47</text:span></text:p>
      <text:p text:style-name="P1">no campo da educação</text:p>
      <text:p text:style-name="P1">ou até no plano cultural,</text:p>
      <text:p text:style-name="P1"/>
      <text:p text:style-name="Texte_20_brut"><text:span text:style-name="T2"><text:s text:c="2"/></text:span><text:span text:style-name="T1">30: 00:03:41.10 00:03:45.21 <text:s/>Duration 00:00:04.11 <text:s/>67</text:span></text:p>
      <text:p text:style-name="P1">ou promover</text:p>
      <text:p text:style-name="P1">nossa diferença cultural.</text:p>
      <text:p text:style-name="P1"/>
      <text:p text:style-name="Texte_20_brut"><text:span text:style-name="T2"><text:s text:c="2"/></text:span><text:span text:style-name="T1">31: 00:03:47.00 00:03:49.24 <text:s/>Duration 00:00:02.24 <text:s/>44</text:span></text:p>
      <text:p text:style-name="P1">Acredito que isso teve</text:p>
      <text:p text:style-name="P1">um impacto importante.</text:p>
      <text:p text:style-name="P1"/>
      <text:p text:style-name="Texte_20_brut"><text:span text:style-name="T2"><text:s text:c="2"/></text:span><text:span text:style-name="T1">32: 00:03:50.03 00:03:54.05 <text:s/>Duration 00:00:04.02 <text:s/>61</text:span></text:p>
      <text:p text:style-name="P1">E isso marca. Sentimos, no Quebec,</text:p>
      <text:p text:style-name="P1">essa abertura para o exterior.</text:p>
      <text:p text:style-name="P1"/>
      <text:p text:style-name="Texte_20_brut"><text:span text:style-name="T2"><text:s text:c="2"/></text:span><text:span text:style-name="T1">33: 00:03:54.09 00:03:55.24 <text:s/>Duration 00:00:01.15 <text:s/>24</text:span></text:p>
      <text:p text:style-name="P1">Faz parte</text:p>
      <text:p text:style-name="P1"><text:soft-page-break/>de nossos valores</text:p>
      <text:p text:style-name="P1"/>
      <text:p text:style-name="Texte_20_brut"><text:span text:style-name="T2"><text:s text:c="2"/></text:span><text:span text:style-name="T1">34: 00:03:56.03 00:03:59.14 <text:s/>Duration 00:00:03.11 <text:s/>52</text:span></text:p>
      <text:p text:style-name="P1">e de nossa maneira de ver</text:p>
      <text:p text:style-name="P1">a vida internacional.</text:p>
      <text:p text:style-name="P1"/>
      <text:p text:style-name="Texte_20_brut"><text:span text:style-name="T2"><text:s text:c="2"/></text:span><text:span text:style-name="T1">35: 00:04:01.06 00:04:04.19 <text:s/>Duration 00:00:03.13 <text:s/>53</text:span></text:p>
      <text:p text:style-name="P1">Entramos no campo da educação,</text:p>
      <text:p text:style-name="P1">da saúde.</text:p>
      <text:p text:style-name="P1"/>
      <text:p text:style-name="Texte_20_brut"><text:span text:style-name="T2"><text:s text:c="2"/></text:span><text:span text:style-name="T1">36: 00:04:04.23 00:04:08.06 <text:s/>Duration 00:00:03.08 <text:s/>50</text:span></text:p>
      <text:p text:style-name="P1">Entraremos no campo da segurança,</text:p>
      <text:p text:style-name="P1">da promoção,</text:p>
      <text:p text:style-name="P1"/>
      <text:p text:style-name="Texte_20_brut"><text:span text:style-name="T2"><text:s text:c="2"/></text:span><text:span text:style-name="T1">37: 00:04:08.10 00:04:10.09 <text:s/>Duration 00:00:01.24 <text:s/>29</text:span></text:p>
      <text:p text:style-name="P1">da proteção da língua francesa.</text:p>
      <text:p text:style-name="P1"/>
      <text:p text:style-name="Texte_20_brut"><text:span text:style-name="T2"><text:s text:c="2"/></text:span><text:span text:style-name="T1">38: 00:04:10.13 00:04:12.09 <text:s/>Duration 00:00:01.21 <text:s/>28</text:span></text:p>
      <text:p text:style-name="P1">Continuamos essa caminhada</text:p>
      <text:p text:style-name="P1"/>
      <text:p text:style-name="Texte_20_brut"><text:span text:style-name="T2"><text:s text:c="2"/></text:span><text:span text:style-name="T1">39: 00:04:12.13 00:04:13.24 <text:s/>Duration 00:00:01.11 <text:s/>22</text:span></text:p>
      <text:p text:style-name="P1">e não sei</text:p>
      <text:p text:style-name="P1"/>
      <text:p text:style-name="Texte_20_brut"><text:span text:style-name="T2"><text:s text:c="2"/></text:span><text:span text:style-name="T1">40: 00:04:14.06 00:04:17.13 <text:s/>Duration 00:00:03.07 <text:s/>49</text:span></text:p>
      <text:p text:style-name="P1">onde estaremos daqui a 50 anos,</text:p>
      <text:p text:style-name="P1">mas posso dizer</text:p>
      <text:p text:style-name="P1"/>
      <text:p text:style-name="Texte_20_brut"><text:span text:style-name="T2"><text:s text:c="2"/></text:span><text:span text:style-name="T1">41: 00:04:17.17 00:04:20.09 <text:s/>Duration 00:00:02.17 <text:s/>40</text:span></text:p>
      <text:p text:style-name="P1">que o Quebec</text:p>
      <text:p text:style-name="P1">ainda será muito presente</text:p>
      <text:p text:style-name="P1"/>
      <text:p text:style-name="Texte_20_brut"><text:span text:style-name="T2"><text:s text:c="2"/></text:span><text:span text:style-name="T1">42: 00:04:20.13 00:04:22.02 <text:s/>Duration 00:00:01.14 <text:s/>23</text:span></text:p>
      <text:p text:style-name="P1">na cena internacional</text:p>
      <text:p text:style-name="P1"/>
      <text:p text:style-name="Texte_20_brut"><text:span text:style-name="T2"><text:s text:c="2"/></text:span><text:span text:style-name="T1">43: 00:04:22.06 00:04:24.13 <text:s/>Duration 00:00:02.07 <text:s/>34</text:span></text:p>
      <text:p text:style-name="P1">e que ele terá desenvolvido</text:p>
      <text:p text:style-name="P1">uma rede</text:p>
      <text:p text:style-name="P1"/>
      <text:p text:style-name="Texte_20_brut"><text:span text:style-name="T2"><text:s text:c="2"/></text:span><text:span text:style-name="T1">44: 00:04:24.18 00:04:27.08 <text:s/>Duration 00:00:02.15 <text:s/>39</text:span></text:p>
      <text:p text:style-name="P1">ainda mais extensa e mais poderosa.</text:p>
      <text:p text:style-name="P1"/>
      <text:p text:style-name="Texte_20_brut"><text:span text:style-name="T2"><text:s text:c="2"/></text:span><text:span text:style-name="T1">45: 00:04:27.12 00:04:30.13 <text:s/>Duration 00:00:03.01 <text:s/>46</text:span></text:p>
      <text:p text:style-name="P1">E nós vamos continuar provando</text:p>
      <text:p text:style-name="P1"/>
      <text:p text:style-name="Texte_20_brut"><text:span text:style-name="T2"><text:s text:c="2"/></text:span><text:span text:style-name="T1">46: 00:04:30.17 00:04:34.18 <text:s/>Duration 00:00:04.01 <text:s/>61</text:span></text:p>
      <text:p text:style-name="P1">que podemos nos desenvolver</text:p>
      <text:p text:style-name="P1">como Estado quebequense</text:p>
      <text:p text:style-name="P1"/>
      <text:p text:style-name="Texte_20_brut"><text:span text:style-name="T2"><text:s text:c="2"/></text:span><text:span text:style-name="T1">47: 00:04:34.22 00:04:37.07 <text:s/>Duration 00:00:02.10 <text:s/>36</text:span></text:p>
      <text:p text:style-name="P1">com uma personalidade, a nossa.</text:p>
      <text:p text:style-name="P1"/>
      <text:p text:style-name="Texte_20_brut"><text:span text:style-name="T2"><text:s text:c="2"/></text:span><text:span text:style-name="T1">48: 00:04:37.11 00:04:40.06 <text:s/>Duration 00:00:02.20 <text:s/>42</text:span></text:p>
      <text:p text:style-name="P1">Nós podemos nos desenvolver</text:p>
      <text:p text:style-name="P1">não só no Quebec,</text:p>
      <text:p text:style-name="P1"/>
      <text:p text:style-name="Texte_20_brut"><text:span text:style-name="T2"><text:s text:c="2"/></text:span><text:span text:style-name="T1">49: 00:04:40.10 00:04:42.20 <text:s/>Duration 00:00:02.10 <text:s/>36</text:span></text:p>
      <text:p text:style-name="P1">mas também</text:p>
      <text:p text:style-name="P1">em outros lugares do mundo.</text:p>
      <text:p text:style-name="P1"/>
      <text:p text:style-name="Texte_20_brut"><text:span text:style-name="T2"><text:s text:c="2"/></text:span><text:span text:style-name="T1">50: 00:04:42.24 00:04:44.15 <text:s/>Duration 00:00:01.16 <text:s/>25</text:span></text:p>
      <text:p text:style-name="P1"><text:soft-page-break/>Penso que a pertinência</text:p>
      <text:p text:style-name="P1"/>
      <text:p text:style-name="Texte_20_brut"><text:span text:style-name="T2"><text:s text:c="2"/></text:span><text:span text:style-name="T1">51: 00:04:44.19 00:04:47.11 <text:s/>Duration 00:00:02.17 <text:s/>40</text:span></text:p>
      <text:p text:style-name="P1">do Ministério</text:p>
      <text:p text:style-name="P1">das Relações Internacionais é esse.</text:p>
      <text:p text:style-name="P1"/>
      <text:p text:style-name="Texte_20_brut"><text:span text:style-name="T2"><text:s text:c="2"/></text:span><text:span text:style-name="T1">52: 00:04:47.15 00:04:49.13 <text:s/>Duration 00:00:01.23 <text:s/>29</text:span></text:p>
      <text:p text:style-name="P1">Os quebequenses devem entender</text:p>
      <text:p text:style-name="P1"/>
      <text:p text:style-name="Texte_20_brut"><text:span text:style-name="T2"><text:s text:c="2"/></text:span><text:span text:style-name="T1">53: 00:04:49.17 00:04:54.06 <text:s/>Duration 00:00:04.14 <text:s/>68</text:span></text:p>
      <text:p text:style-name="P1">que o Quebec, internacionalmente</text:p>
      <text:p text:style-name="P1">é uma marca de comércio.</text:p>
      <text:p text:style-name="P1"/>
      <text:p text:style-name="Texte_20_brut"><text:span text:style-name="T2"><text:s text:c="2"/></text:span><text:span text:style-name="T1">54: 00:04:54.10 00:04:56.14 <text:s/>Duration 00:00:02.04 <text:s/>32</text:span></text:p>
      <text:p text:style-name="P1">O Quebec é apreciado</text:p>
      <text:p text:style-name="P1">na cena internacional.</text:p>
      <text:p text:style-name="P1"/>
      <text:p text:style-name="Texte_20_brut"><text:span text:style-name="T2"><text:s text:c="2"/></text:span><text:span text:style-name="T1">55: 00:04:56.18 00:05:00.13 <text:s/>Duration 00:00:03.20 <text:s/>57</text:span></text:p>
      <text:p text:style-name="P1">Os quebequenses são amados,</text:p>
      <text:p text:style-name="P1">apreciados, respeitados.</text:p>
      <text:p text:style-name="P1"/>
      <text:p text:style-name="Texte_20_brut"><text:span text:style-name="T2"><text:s text:c="2"/></text:span><text:span text:style-name="T1">56: 00:05:04.00 00:05:08.17 <text:s/>Duration 00:00:04.17 <text:s/>70</text:span></text:p>
      <text:p text:style-name="P1">Anúncio da Agência do Quebec##</text:p>
      <text:p text:style-name="P1">#New York Herald#, 1941</text:p>
      <text:p text:style-name="P1"/>
      <text:p text:style-name="Texte_20_brut"><text:span text:style-name="T2"><text:s text:c="2"/></text:span><text:span text:style-name="T1">57: 00:05:13.02 00:05:16.00 <text:s/>Duration 00:00:02.23 <text:s/>44</text:span></text:p>
      <text:p text:style-name="P1">Contrato de locação</text:p>
      <text:p text:style-name="P1">da Agência do Quebec em Nova York</text:p>
      <text:p text:style-name="P1"/>
      <text:p text:style-name="Texte_20_brut"><text:span text:style-name="T2"><text:s text:c="2"/></text:span><text:span text:style-name="T1">58: 00:05:16.04 00:05:18.07 <text:s/>Duration 00:00:02.03 <text:s/>32</text:span></text:p>
      <text:p text:style-name="P1">A província do Quebec</text:p>
      <text:p text:style-name="P1">foi muito tempo</text:p>
      <text:p text:style-name="P1"/>
      <text:p text:style-name="Texte_20_brut"><text:span text:style-name="T2"><text:s text:c="2"/></text:span><text:span text:style-name="T1">59: 00:05:18.11 00:05:22.01 <text:s/>Duration 00:00:03.15 <text:s/>54</text:span></text:p>
      <text:p text:style-name="P1">a única província a abrir</text:p>
      <text:p text:style-name="P1">escritórios internacionais.</text:p>
      <text:p text:style-name="P1"/>
      <text:p text:style-name="Texte_20_brut"><text:span text:style-name="T2"><text:s text:c="2"/></text:span><text:span text:style-name="T1">60: 00:05:23.05 00:05:25.03 <text:s/>Duration 00:00:01.23 <text:s/>29</text:span></text:p>
      <text:p text:style-name="P1">Foi Adélard Godbout, em 1940,</text:p>
      <text:p text:style-name="P1"/>
      <text:p text:style-name="Texte_20_brut"><text:span text:style-name="T2"><text:s text:c="2"/></text:span><text:span text:style-name="T1">61: 00:05:25.07 00:05:27.22 <text:s/>Duration 00:00:02.15 <text:s/>39</text:span></text:p>
      <text:p text:style-name="P1">que abriu a 1ª câmara de comércio</text:p>
      <text:p text:style-name="P1">em Nova York.</text:p>
      <text:p text:style-name="P1"/>
      <text:p text:style-name="Texte_20_brut"><text:span text:style-name="T2"><text:s text:c="2"/></text:span><text:span text:style-name="T1">62: 00:05:28.01 00:05:32.23 <text:s/>Duration 00:00:04.22 <text:s/>73</text:span></text:p>
      <text:p text:style-name="P1">Depois, em 1961, estávamos em Paris.</text:p>
      <text:p text:style-name="P1">Em 1962, estávamos em Londres,</text:p>
      <text:p text:style-name="P1"/>
      <text:p text:style-name="Texte_20_brut"><text:span text:style-name="T2"><text:s text:c="2"/></text:span><text:span text:style-name="T1">63: 00:05:33.03 00:05:36.24 <text:s/>Duration 00:00:03.21 <text:s/>58</text:span></text:p>
      <text:p text:style-name="P1">pois sentíamos a necessidade</text:p>
      <text:p text:style-name="P1">de estar presentes nesses países.</text:p>
      <text:p text:style-name="P1"/>
      <text:p text:style-name="Texte_20_brut"><text:span text:style-name="T2"><text:s text:c="2"/></text:span><text:span text:style-name="T1">64: 00:05:37.10 00:05:40.13 <text:s/>Duration 00:00:03.03 <text:s/>47</text:span></text:p>
      <text:p text:style-name="P1">O governo canadense</text:p>
      <text:p text:style-name="P1">não tem competência exclusiva</text:p>
      <text:p text:style-name="P1"/>
      <text:p text:style-name="Texte_20_brut"><text:span text:style-name="T2"><text:s text:c="2"/></text:span><text:span text:style-name="T1">65: 00:05:40.17 00:05:42.02 <text:s/>Duration 00:00:01.10 <text:s/>21</text:span></text:p>
      <text:p text:style-name="P1">das relações internacionais.</text:p>
      <text:p text:style-name="P1"/>
      <text:p text:style-name="Texte_20_brut"><text:span text:style-name="T2"><text:s text:c="2"/></text:span><text:span text:style-name="T1">66: 00:05:42.12 00:05:45.14 <text:s/>Duration 00:00:03.02 <text:s/>46</text:span></text:p>
      <text:p text:style-name="P1"><text:soft-page-break/>O governo canadense</text:p>
      <text:p text:style-name="P1">pode assinar tratados,</text:p>
      <text:p text:style-name="P1"/>
      <text:p text:style-name="Texte_20_brut"><text:span text:style-name="T2"><text:s text:c="2"/></text:span><text:span text:style-name="T1">67: 00:05:45.21 00:05:50.03 <text:s/>Duration 00:00:04.07 <text:s/>64</text:span></text:p>
      <text:p text:style-name="P1">mas se os tratados dependem</text:p>
      <text:p text:style-name="P1">das competências das províncias,</text:p>
      <text:p text:style-name="P1"/>
      <text:p text:style-name="Texte_20_brut"><text:span text:style-name="T2"><text:s text:c="2"/></text:span><text:span text:style-name="T1">68: 00:05:50.07 00:05:53.11 <text:s/>Duration 00:00:03.04 <text:s/>47</text:span></text:p>
      <text:p text:style-name="P1">aí o governo federal deve obter</text:p>
      <text:p text:style-name="P1"/>
      <text:p text:style-name="Texte_20_brut"><text:span text:style-name="T2"><text:s text:c="2"/></text:span><text:span text:style-name="T1">69: 00:05:53.15 00:05:56.06 <text:s/>Duration 00:00:02.16 <text:s/>40</text:span></text:p>
      <text:p text:style-name="P1">o consentimento da província.</text:p>
      <text:p text:style-name="P1"/>
      <text:p text:style-name="Texte_20_brut"><text:span text:style-name="T2"><text:s text:c="2"/></text:span><text:span text:style-name="T1">70: 00:05:56.11 00:06:00.00 <text:s/>Duration 00:00:03.14 <text:s/>53</text:span></text:p>
      <text:p text:style-name="P1">Senão, não somos obrigados</text:p>
      <text:p text:style-name="P1">a fazê-los vigorar.</text:p>
      <text:p text:style-name="P1"/>
      <text:p text:style-name="Texte_20_brut"><text:span text:style-name="T2"><text:s text:c="2"/></text:span><text:span text:style-name="T1">71: 00:06:00.12 00:06:03.19 <text:s/>Duration 00:00:03.07 <text:s/>49</text:span></text:p>
      <text:p text:style-name="P1">Portanto, abrimos</text:p>
      <text:p text:style-name="P1">escritórios no exterior,</text:p>
      <text:p text:style-name="P1"/>
      <text:p text:style-name="Texte_20_brut"><text:span text:style-name="T2"><text:s text:c="2"/></text:span><text:span text:style-name="T1">72: 00:06:03.23 00:06:06.13 <text:s/>Duration 00:00:02.15 <text:s/>39</text:span></text:p>
      <text:p text:style-name="P1">sempre em função</text:p>
      <text:p text:style-name="P1">das nossas competências.</text:p>
      <text:p text:style-name="P1"/>
      <text:p text:style-name="Texte_20_brut"><text:span text:style-name="T2"><text:s text:c="2"/></text:span><text:span text:style-name="T1">73: 00:06:08.00 00:06:08.24 <text:s/>Duration 00:00:00.24 <text:s/>14</text:span></text:p>
      <text:p text:style-name="P1">Nos anos 60,</text:p>
      <text:p text:style-name="P1"/>
      <text:p text:style-name="Texte_20_brut"><text:span text:style-name="T2"><text:s text:c="2"/></text:span><text:span text:style-name="T1">74: 00:06:09.03 00:06:12.22 <text:s/>Duration 00:00:03.19 <text:s/>56</text:span></text:p>
      <text:p text:style-name="P1">com a Revolução Tranquila,</text:p>
      <text:p text:style-name="P1">nasceu o que se batizou</text:p>
      <text:p text:style-name="P1"/>
      <text:p text:style-name="Texte_20_brut"><text:span text:style-name="T2"><text:s text:c="2"/></text:span><text:span text:style-name="T1">75: 00:06:13.01 00:06:14.22 <text:s/>Duration 00:00:01.21 <text:s/>28</text:span></text:p>
      <text:p text:style-name="P1">de "Doutrina Gérin-Lajoie".</text:p>
      <text:p text:style-name="P1"/>
      <text:p text:style-name="Texte_20_brut"><text:span text:style-name="T2"><text:s text:c="2"/></text:span><text:span text:style-name="T1">76: 00:06:15.01 00:06:17.14 <text:s/>Duration 00:00:02.13 <text:s/>38</text:span></text:p>
      <text:p text:style-name="P1">Quer dizer que nas competências</text:p>
      <text:p text:style-name="P1">do Quebec</text:p>
      <text:p text:style-name="P1"/>
      <text:p text:style-name="Texte_20_brut"><text:span text:style-name="T2"><text:s text:c="2"/></text:span><text:span text:style-name="T1">77: 00:06:17.18 00:06:20.21 <text:s/>Duration 00:00:03.03 <text:s/>47</text:span></text:p>
      <text:p text:style-name="P1">há coisas que podemos</text:p>
      <text:p text:style-name="P1">desenvolver internacionalmente.</text:p>
      <text:p text:style-name="P1"/>
      <text:p text:style-name="Texte_20_brut"><text:span text:style-name="T2"><text:s text:c="2"/></text:span><text:span text:style-name="T1">78: 00:06:21.00 00:06:24.19 <text:s/>Duration 00:00:03.19 <text:s/>56</text:span></text:p>
      <text:p text:style-name="P1">Falamos de educação,</text:p>
      <text:p text:style-name="P1">de saúde, de cultura.</text:p>
      <text:p text:style-name="P1"/>
      <text:p text:style-name="Texte_20_brut"><text:span text:style-name="T2"><text:s text:c="2"/></text:span><text:span text:style-name="T1">79: 00:06:24.23 00:06:26.16 <text:s/>Duration 00:00:01.18 <text:s/>26</text:span></text:p>
      <text:p text:style-name="P1">E o que a doutrina diz</text:p>
      <text:p text:style-name="P1"/>
      <text:p text:style-name="Texte_20_brut"><text:span text:style-name="T2"><text:s text:c="2"/></text:span><text:span text:style-name="T1">80: 00:06:26.20 00:06:29.06 <text:s/>Duration 00:00:02.11 <text:s/>37</text:span></text:p>
      <text:p text:style-name="P1">é que o que envolve</text:p>
      <text:p text:style-name="P1">competências nossas</text:p>
      <text:p text:style-name="P1"/>
      <text:p text:style-name="Texte_20_brut"><text:span text:style-name="T2"><text:s text:c="2"/></text:span><text:span text:style-name="T1">81: 00:06:29.10 00:06:30.18 <text:s/>Duration 00:00:01.08 <text:s/>20</text:span></text:p>
      <text:p text:style-name="P1">vale em todo lugar.</text:p>
      <text:p text:style-name="P1"/>
      <text:p text:style-name="Texte_20_brut"><text:span text:style-name="T2"><text:s text:c="2"/></text:span><text:span text:style-name="T1">82: 00:06:31.03 00:06:33.18 <text:s/>Duration 00:00:02.15 <text:s/>39</text:span></text:p>
      <text:p text:style-name="P1">Nunca foi contestado</text:p>
      <text:p text:style-name="P1"/>
      <text:p text:style-name="Texte_20_brut"><text:soft-page-break/><text:span text:style-name="T2"><text:s text:c="2"/></text:span><text:span text:style-name="T1">83: 00:06:33.22 00:06:35.18 <text:s/>Duration 00:00:01.21 <text:s/>28</text:span></text:p>
      <text:p text:style-name="P1">e, em 50 anos,</text:p>
      <text:p text:style-name="P1"/>
      <text:p text:style-name="Texte_20_brut"><text:span text:style-name="T2"><text:s text:c="2"/></text:span><text:span text:style-name="T1">84: 00:06:35.22 00:06:38.19 <text:s/>Duration 00:00:02.22 <text:s/>43</text:span></text:p>
      <text:p text:style-name="P1">nós assinamos mais de 750 acordos.</text:p>
      <text:p text:style-name="P1"/>
      <text:p text:style-name="Texte_20_brut"><text:span text:style-name="T2"><text:s text:c="2"/></text:span><text:span text:style-name="T1">85: 00:06:39.04 00:06:40.09 <text:s/>Duration 00:00:01.05 <text:s/>18</text:span></text:p>
      <text:p text:style-name="P1">E isso, realmente,</text:p>
      <text:p text:style-name="P1"/>
      <text:p text:style-name="Texte_20_brut"><text:span text:style-name="T2"><text:s text:c="2"/></text:span><text:span text:style-name="T1">86: 00:06:40.13 00:06:44.11 <text:s/>Duration 00:00:03.23 <text:s/>59</text:span></text:p>
      <text:p text:style-name="P1">penso que isso faz</text:p>
      <text:p text:style-name="P1">o Quebec avançar</text:p>
      <text:p text:style-name="P1"/>
      <text:p text:style-name="Texte_20_brut"><text:span text:style-name="T2"><text:s text:c="2"/></text:span><text:span text:style-name="T1">87: 00:06:44.15 00:06:46.18 <text:s/>Duration 00:00:02.03 <text:s/>32</text:span></text:p>
      <text:p text:style-name="P1">de maneira contínua.</text:p>
      <text:p text:style-name="P1"/>
      <text:p text:style-name="Texte_20_brut"><text:span text:style-name="T2"><text:s text:c="2"/></text:span><text:span text:style-name="T1">88: 00:06:46.23 00:06:48.20 <text:s/>Duration 00:00:01.22 <text:s/>28</text:span></text:p>
      <text:p text:style-name="P1">De governo em governo,</text:p>
      <text:p text:style-name="P1"/>
      <text:p text:style-name="Texte_20_brut"><text:span text:style-name="T2"><text:s text:c="2"/></text:span><text:span text:style-name="T1">89: 00:06:48.24 00:06:51.12 <text:s/>Duration 00:00:02.13 <text:s/>38</text:span></text:p>
      <text:p text:style-name="P1">nós continuamos</text:p>
      <text:p text:style-name="P1">construindo esse edifício.</text:p>
      <text:p text:style-name="P1"/>
      <text:p text:style-name="Texte_20_brut"><text:span text:style-name="T2"><text:s text:c="2"/></text:span><text:span text:style-name="T1">90: 00:06:52.15 00:06:55.07 <text:s/>Duration 00:00:02.17 <text:s/>40</text:span></text:p>
      <text:p text:style-name="P1">A doutrina que foi a base</text:p>
      <text:p text:style-name="P1"/>
      <text:p text:style-name="Texte_20_brut"><text:span text:style-name="T2"><text:s text:c="2"/></text:span><text:span text:style-name="T1">91: 00:06:55.11 00:06:57.19 <text:s/>Duration 00:00:02.08 <text:s/>35</text:span></text:p>
      <text:p text:style-name="P1">da criação do ministério</text:p>
      <text:p text:style-name="P1"/>
      <text:p text:style-name="Texte_20_brut"><text:span text:style-name="T2"><text:s text:c="2"/></text:span><text:span text:style-name="T1">92: 00:06:57.23 00:07:00.11 <text:s/>Duration 00:00:02.13 <text:s/>38</text:span></text:p>
      <text:p text:style-name="P1">e de milhares de acordos</text:p>
      <text:p text:style-name="P1">assinados depois</text:p>
      <text:p text:style-name="P1"/>
      <text:p text:style-name="Texte_20_brut"><text:span text:style-name="T2"><text:s text:c="2"/></text:span><text:span text:style-name="T1">93: 00:07:00.15 00:07:03.20 <text:s/>Duration 00:00:03.05 <text:s/>48</text:span></text:p>
      <text:p text:style-name="P1">e de décadas de desenvolvimento</text:p>
      <text:p text:style-name="P1">de relações internacionais,</text:p>
      <text:p text:style-name="P1"/>
      <text:p text:style-name="Texte_20_brut"><text:span text:style-name="T2"><text:s text:c="2"/></text:span><text:span text:style-name="T1">94: 00:07:03.24 00:07:07.01 <text:s/>Duration 00:00:03.02 <text:s/>46</text:span></text:p>
      <text:p text:style-name="P1">ela tem o nome</text:p>
      <text:p text:style-name="P1">do homem que a criou.</text:p>
      <text:p text:style-name="P1"/>
      <text:p text:style-name="Texte_20_brut"><text:span text:style-name="T2"><text:s text:c="2"/></text:span><text:span text:style-name="T1">95: 00:07:07.05 00:07:08.05 <text:s/>Duration 00:00:01.00 <text:s/>15</text:span></text:p>
      <text:p text:style-name="P1">O Sr. Gérin-Lajoie,</text:p>
      <text:p text:style-name="P1"/>
      <text:p text:style-name="Texte_20_brut"><text:span text:style-name="T2"><text:s text:c="2"/></text:span><text:span text:style-name="T1">96: 00:07:08.20 00:07:11.05 <text:s/>Duration 00:00:02.10 <text:s/>36</text:span></text:p>
      <text:p text:style-name="P1">diante de pessoas</text:p>
      <text:p text:style-name="P1">bem surpresas na época,</text:p>
      <text:p text:style-name="P1"/>
      <text:p text:style-name="Texte_20_brut"><text:span text:style-name="T2"><text:s text:c="2"/></text:span><text:span text:style-name="T1">97: 00:07:11.09 00:07:13.01 <text:s/>Duration 00:00:01.17 <text:s/>25</text:span></text:p>
      <text:p text:style-name="P1">no governo federal,</text:p>
      <text:p text:style-name="P1"/>
      <text:p text:style-name="Texte_20_brut"><text:span text:style-name="T2"><text:s text:c="2"/></text:span><text:span text:style-name="T1">98: 00:07:13.05 00:07:15.22 <text:s/>Duration 00:00:02.17 <text:s/>40</text:span></text:p>
      <text:p text:style-name="P1">que afirmou</text:p>
      <text:p text:style-name="P1">que as competências do Quebec</text:p>
      <text:p text:style-name="P1"/>
      <text:p text:style-name="Texte_20_brut"><text:span text:style-name="T2"><text:s text:c="2"/></text:span><text:span text:style-name="T1">99: 00:07:16.01 00:07:17.17 <text:s/>Duration 00:00:01.16 <text:s/>25</text:span></text:p>
      <text:p text:style-name="P1">na Constituição canadense</text:p>
      <text:p text:style-name="P1"/>
      <text:p text:style-name="Texte_20_brut"><text:span text:style-name="T2"><text:s/></text:span><text:span text:style-name="T1">100: 00:07:17.21 00:07:19.15 <text:s/>Duration 00:00:01.19 <text:s/>26</text:span></text:p>
      <text:p text:style-name="P1">eram competências</text:p>
      <text:p text:style-name="P1"><text:soft-page-break/>exclusivas,</text:p>
      <text:p text:style-name="P1"/>
      <text:p text:style-name="Texte_20_brut"><text:span text:style-name="T2"><text:s/></text:span><text:span text:style-name="T1">101: 00:07:19.19 00:07:23.09 <text:s/>Duration 00:00:03.15 <text:s/>54</text:span></text:p>
      <text:p text:style-name="P1">tinham um prolongamento natural</text:p>
      <text:p text:style-name="P1">fora de nossas fronteiras.</text:p>
      <text:p text:style-name="P1"/>
      <text:p text:style-name="Texte_20_brut"><text:span text:style-name="T2"><text:s/></text:span><text:span text:style-name="T1">102: 00:07:24.02 00:07:25.21 <text:s/>Duration 00:00:01.19 <text:s/>26</text:span></text:p>
      <text:p text:style-name="P1">Era uma teoria</text:p>
      <text:p text:style-name="P1">extraordinária</text:p>
      <text:p text:style-name="P1"/>
      <text:p text:style-name="Texte_20_brut"><text:span text:style-name="T2"><text:s/></text:span><text:span text:style-name="T1">103: 00:07:26.00 00:07:29.06 <text:s/>Duration 00:00:03.06 <text:s/>49</text:span></text:p>
      <text:p text:style-name="P1">que permitia ao Quebec</text:p>
      <text:p text:style-name="P1">abrir-se para o mundo</text:p>
      <text:p text:style-name="P1"/>
      <text:p text:style-name="Texte_20_brut"><text:span text:style-name="T2"><text:s/></text:span><text:span text:style-name="T1">104: 00:07:29.10 00:07:32.04 <text:s/>Duration 00:00:02.19 <text:s/>41</text:span></text:p>
      <text:p text:style-name="P1">"legalmente" aos olhos de Ottawa.</text:p>
      <text:p text:style-name="P1"/>
      <text:p text:style-name="Texte_20_brut"><text:span text:style-name="T2"><text:s/></text:span><text:span text:style-name="T1">105: 00:07:33.02 00:07:35.17 <text:s/>Duration 00:00:02.15 <text:s/>39</text:span></text:p>
      <text:p text:style-name="P1">Gérin-Lajoie</text:p>
      <text:p text:style-name="P1">era um grande constitucionalista,</text:p>
      <text:p text:style-name="P1"/>
      <text:p text:style-name="Texte_20_brut"><text:span text:style-name="T2"><text:s/></text:span><text:span text:style-name="T1">106: 00:07:35.21 00:07:38.17 <text:s/>Duration 00:00:02.21 <text:s/>43</text:span></text:p>
      <text:p text:style-name="P1">um jurista</text:p>
      <text:p text:style-name="P1">de reputação internacional,</text:p>
      <text:p text:style-name="P1"/>
      <text:p text:style-name="Texte_20_brut"><text:span text:style-name="T2"><text:s/></text:span><text:span text:style-name="T1">107: 00:07:38.21 00:07:42.21 <text:s/>Duration 00:00:04.00 <text:s/>60</text:span></text:p>
      <text:p text:style-name="P1">e ele fazia parte dessa equipe</text:p>
      <text:p text:style-name="P1"/>
      <text:p text:style-name="Texte_20_brut"><text:span text:style-name="T2"><text:s/></text:span><text:span text:style-name="T1">108: 00:07:43.00 00:07:45.09 <text:s/>Duration 00:00:02.09 <text:s/>35</text:span></text:p>
      <text:p text:style-name="P1">bem nacionalista de Jean Lesage.</text:p>
      <text:p text:style-name="P1"/>
      <text:p text:style-name="Texte_20_brut"><text:span text:style-name="T2"><text:s/></text:span><text:span text:style-name="T1">109: 00:07:45.14 00:07:46.19 <text:s/>Duration 00:00:01.05 <text:s/>18</text:span></text:p>
      <text:p text:style-name="P1">Durante anos,</text:p>
      <text:p text:style-name="P1"/>
      <text:p text:style-name="Texte_20_brut"><text:span text:style-name="T2"><text:s/></text:span><text:span text:style-name="T1">110: 00:07:46.23 00:07:48.10 <text:s/>Duration 00:00:01.12 <text:s/>22</text:span></text:p>
      <text:p text:style-name="P1">Ottawa vai fazer de tudo</text:p>
      <text:p text:style-name="P1"/>
      <text:p text:style-name="Texte_20_brut"><text:span text:style-name="T2"><text:s/></text:span><text:span text:style-name="T1">111: 00:07:48.14 00:07:51.05 <text:s/>Duration 00:00:02.16 <text:s/>40</text:span></text:p>
      <text:p text:style-name="P1">para bloquear essas tentativas.</text:p>
      <text:p text:style-name="P1"/>
      <text:p text:style-name="Texte_20_brut"><text:span text:style-name="T2"><text:s/></text:span><text:span text:style-name="T1">112: 00:07:51.09 00:07:54.01 <text:s/>Duration 00:00:02.17 <text:s/>40</text:span></text:p>
      <text:p text:style-name="P1">Finalmente haverá uma solução</text:p>
      <text:p text:style-name="P1"/>
      <text:p text:style-name="Texte_20_brut"><text:span text:style-name="T2"><text:s/></text:span><text:span text:style-name="T1">113: 00:07:54.05 00:07:55.12 <text:s/>Duration 00:00:01.07 <text:s/>19</text:span></text:p>
      <text:p text:style-name="P1">para esse conflito,</text:p>
      <text:p text:style-name="P1"/>
      <text:p text:style-name="Texte_20_brut"><text:span text:style-name="T2"><text:s/></text:span><text:span text:style-name="T1">114: 00:07:55.16 00:07:58.06 <text:s/>Duration 00:00:02.15 <text:s/>39</text:span></text:p>
      <text:p text:style-name="P1">mas foram anos bem peculiares</text:p>
      <text:p text:style-name="P1"/>
      <text:p text:style-name="Texte_20_brut"><text:span text:style-name="T2"><text:s/></text:span><text:span text:style-name="T1">115: 00:07:58.10 00:08:00.13 <text:s/>Duration 00:00:02.03 <text:s/>32</text:span></text:p>
      <text:p text:style-name="P1">para que o Quebec pudesse se impor</text:p>
      <text:p text:style-name="P1"/>
      <text:p text:style-name="Texte_20_brut"><text:span text:style-name="T2"><text:s/></text:span><text:span text:style-name="T1">116: 00:08:00.17 00:08:03.06 <text:s/>Duration 00:00:02.14 <text:s/>38</text:span></text:p>
      <text:p text:style-name="P1">nos campos da sua jurisdição</text:p>
      <text:p text:style-name="P1"/>
      <text:p text:style-name="Texte_20_brut"><text:span text:style-name="T2"><text:s/></text:span><text:span text:style-name="T1">117: 00:08:03.10 00:08:06.00 <text:s/>Duration 00:00:02.15 <text:s/>39</text:span></text:p>
      <text:p text:style-name="P1">na esfera internacional.</text:p>
      <text:p text:style-name="P1"/>
      <text:p text:style-name="Texte_20_brut"><text:span text:style-name="T2"><text:s/></text:span><text:span text:style-name="T1">118: 00:08:06.23 00:08:10.22 <text:s/>Duration 00:00:03.24 <text:s/>59</text:span></text:p>
      <text:p text:style-name="P1">A ascensão do Quebec</text:p>
      <text:p text:style-name="P1"><text:soft-page-break/>a um papel internacional</text:p>
      <text:p text:style-name="P1"/>
      <text:p text:style-name="Texte_20_brut"><text:span text:style-name="T2"><text:s/></text:span><text:span text:style-name="T1">119: 00:08:11.02 00:08:14.15 <text:s/>Duration 00:00:03.13 <text:s/>53</text:span></text:p>
      <text:p text:style-name="P1">foi resultado</text:p>
      <text:p text:style-name="P1">de uma batalha de vários anos</text:p>
      <text:p text:style-name="P1"/>
      <text:p text:style-name="Texte_20_brut"><text:span text:style-name="T2"><text:s/></text:span><text:span text:style-name="T1">120: 00:08:14.19 00:08:17.17 <text:s/>Duration 00:00:02.23 <text:s/>44</text:span></text:p>
      <text:p text:style-name="P1">com Ottawa, que sempre quis</text:p>
      <text:p text:style-name="P1"/>
      <text:p text:style-name="Texte_20_brut"><text:span text:style-name="T2"><text:s/></text:span><text:span text:style-name="T1">121: 00:08:17.22 00:08:21.02 <text:s/>Duration 00:00:03.05 <text:s/>48</text:span></text:p>
      <text:p text:style-name="P1">controlar o que fazíamos,</text:p>
      <text:p text:style-name="P1"/>
      <text:p text:style-name="Texte_20_brut"><text:span text:style-name="T2"><text:s/></text:span><text:span text:style-name="T1">122: 00:08:21.06 00:08:23.17 <text:s/>Duration 00:00:02.11 <text:s/>37</text:span></text:p>
      <text:p text:style-name="P1">pois se aparentava</text:p>
      <text:p text:style-name="P1">à política estrangeira.</text:p>
      <text:p text:style-name="P1"/>
      <text:p text:style-name="Texte_20_brut"><text:span text:style-name="T2"><text:s/></text:span><text:span text:style-name="T1">123: 00:08:24.09 00:08:25.18 <text:s/>Duration 00:00:01.09 <text:s/>20</text:span></text:p>
      <text:p text:style-name="P1">O Quebec era vigiado.</text:p>
      <text:p text:style-name="P1"/>
      <text:p text:style-name="Texte_20_brut"><text:span text:style-name="T2"><text:s/></text:span><text:span text:style-name="T1">124: 00:08:25.22 00:08:29.08 <text:s/>Duration 00:00:03.11 <text:s/>52</text:span></text:p>
      <text:p text:style-name="P1">Toda vez que havia</text:p>
      <text:p text:style-name="P1">visitantes estrangeiros,</text:p>
      <text:p text:style-name="P1"/>
      <text:p text:style-name="Texte_20_brut"><text:span text:style-name="T2"><text:s/></text:span><text:span text:style-name="T1">125: 00:08:29.12 00:08:32.01 <text:s/>Duration 00:00:02.14 <text:s/>38</text:span></text:p>
      <text:p text:style-name="P1">dizia-se:</text:p>
      <text:p text:style-name="P1">"Será que vão assinar um acordo?</text:p>
      <text:p text:style-name="P1"/>
      <text:p text:style-name="Texte_20_brut"><text:span text:style-name="T2"><text:s/></text:span><text:span text:style-name="T1">126: 00:08:32.05 00:08:34.07 <text:s/>Duration 00:00:02.02 <text:s/>31</text:span></text:p>
      <text:p text:style-name="P1">"Será que vão negociar algo?"</text:p>
      <text:p text:style-name="P1"/>
      <text:p text:style-name="Texte_20_brut"><text:span text:style-name="T2"><text:s/></text:span><text:span text:style-name="T1">127: 00:08:34.12 00:08:37.10 <text:s/>Duration 00:00:02.23 <text:s/>44</text:span></text:p>
      <text:p text:style-name="P1">Eu ia dar palestras no exterior.</text:p>
      <text:p text:style-name="P1"/>
      <text:p text:style-name="Texte_20_brut"><text:span text:style-name="T2"><text:s/></text:span><text:span text:style-name="T1">128: 00:08:37.14 00:08:39.12 <text:s/>Duration 00:00:01.23 <text:s/>29</text:span></text:p>
      <text:p text:style-name="P1">Dei em Londres, por exemplo.</text:p>
      <text:p text:style-name="P1"/>
      <text:p text:style-name="Texte_20_brut"><text:span text:style-name="T2"><text:s/></text:span><text:span text:style-name="T1">129: 00:08:39.24 00:08:43.09 <text:s/>Duration 00:00:03.10 <text:s/>51</text:span></text:p>
      <text:p text:style-name="P1">Eu sabia que gente de Ottawa</text:p>
      <text:p text:style-name="P1">tinha ido me ouvir.</text:p>
      <text:p text:style-name="P1"/>
      <text:p text:style-name="Texte_20_brut"><text:span text:style-name="T2"><text:s/></text:span><text:span text:style-name="T1">130: 00:08:43.13 00:08:45.14 <text:s/>Duration 00:00:02.01 <text:s/>31</text:span></text:p>
      <text:p text:style-name="P1">Eles tinham esse direito.</text:p>
      <text:p text:style-name="P1"/>
      <text:p text:style-name="Texte_20_brut"><text:span text:style-name="T2"><text:s/></text:span><text:span text:style-name="T1">131: 00:08:45.18 00:08:49.11 <text:s/>Duration 00:00:03.18 <text:s/>56</text:span></text:p>
      <text:p text:style-name="P1">Eles faziam relatório para Ottawa</text:p>
      <text:p text:style-name="P1">para saber se eu não tinha...</text:p>
      <text:p text:style-name="P1"/>
      <text:p text:style-name="Texte_20_brut"><text:span text:style-name="T2"><text:s/></text:span><text:span text:style-name="T1">132: 00:08:49.15 00:08:51.01 <text:s/>Duration 00:00:01.11 <text:s/>22</text:span></text:p>
      <text:p text:style-name="P1">contrariado regras.</text:p>
      <text:p text:style-name="P1"/>
      <text:p text:style-name="Texte_20_brut"><text:span text:style-name="T2"><text:s/></text:span><text:span text:style-name="T1">133: 00:08:51.09 00:08:54.03 <text:s/>Duration 00:00:02.19 <text:s/>41</text:span></text:p>
      <text:p text:style-name="P1">Então, éramos vigiados.</text:p>
      <text:p text:style-name="P1">Não só eu,</text:p>
      <text:p text:style-name="P1"/>
      <text:p text:style-name="Texte_20_brut"><text:span text:style-name="T2"><text:s/></text:span><text:span text:style-name="T1">134: 00:08:55.19 00:08:58.08 <text:s/>Duration 00:00:02.14 <text:s/>38</text:span></text:p>
      <text:p text:style-name="P1">todos que tinham relação</text:p>
      <text:p text:style-name="P1">com estrangeiros.</text:p>
      <text:p text:style-name="P1"/>
      <text:p text:style-name="Texte_20_brut"><text:span text:style-name="T2"><text:s/></text:span><text:span text:style-name="T1">135: 00:08:58.12 00:09:03.02 <text:s/>Duration 00:00:04.15 <text:s/>69</text:span></text:p>
      <text:p text:style-name="P1">Porque é um campo</text:p>
      <text:p text:style-name="Texte_20_brut"><text:soft-page-break/><text:span text:style-name="T3">que era simbólico, para</text:span><text:span text:style-name="T1"> Ottawa,</text:span></text:p>
      <text:p text:style-name="P1"/>
      <text:p text:style-name="Texte_20_brut"><text:span text:style-name="T2"><text:s/></text:span><text:span text:style-name="T1">136: 00:09:03.06 00:09:05.12 <text:s/>Duration 00:00:02.06 <text:s/>34</text:span></text:p>
      <text:p text:style-name="P1">da soberania de um povo.</text:p>
      <text:p text:style-name="P1"/>
      <text:p text:style-name="Texte_20_brut"><text:span text:style-name="T2"><text:s/></text:span><text:span text:style-name="T1">137: 00:09:12.22 00:09:17.08 <text:s/>Duration 00:00:04.11 <text:s/>67</text:span></text:p>
      <text:p text:style-name="P1">Exposição Universal</text:p>
      <text:p text:style-name="P1">de Montreal, 1967</text:p>
      <text:p text:style-name="P1"/>
      <text:p text:style-name="Texte_20_brut"><text:span text:style-name="T2"><text:s/></text:span><text:span text:style-name="T1">138: 00:09:24.19 00:09:28.01 <text:s/>Duration 00:00:03.07 <text:s/>49</text:span></text:p>
      <text:p text:style-name="P1">O contexto da criação</text:p>
      <text:p text:style-name="P1">desse ministério</text:p>
      <text:p text:style-name="P1"/>
      <text:p text:style-name="Texte_20_brut"><text:span text:style-name="T2"><text:s/></text:span><text:span text:style-name="T1">139: 00:09:28.05 00:09:32.21 <text:s/>Duration 00:00:04.16 <text:s/>70</text:span></text:p>
      <text:p text:style-name="P1">faz parte de um contexto histórico</text:p>
      <text:p text:style-name="P1">bastante vasto</text:p>
      <text:p text:style-name="P1"/>
      <text:p text:style-name="Texte_20_brut"><text:span text:style-name="T2"><text:s/></text:span><text:span text:style-name="T1">140: 00:09:33.00 00:09:34.16 <text:s/>Duration 00:00:01.16 <text:s/>25</text:span></text:p>
      <text:p text:style-name="P1">de modernização do Quebec.</text:p>
      <text:p text:style-name="P1"/>
      <text:p text:style-name="Texte_20_brut"><text:span text:style-name="T2"><text:s/></text:span><text:span text:style-name="T1">141: 00:09:35.03 00:09:36.24 <text:s/>Duration 00:00:01.21 <text:s/>28</text:span></text:p>
      <text:p text:style-name="P1">Havíamos eleito no Quebec</text:p>
      <text:p text:style-name="P1"/>
      <text:p text:style-name="Texte_20_brut"><text:span text:style-name="T2"><text:s/></text:span><text:span text:style-name="T1">142: 00:09:37.03 00:09:41.07 <text:s/>Duration 00:00:04.04 <text:s/>62</text:span></text:p>
      <text:p text:style-name="P1">um governo cujo slogan</text:p>
      <text:p text:style-name="P1">era "Senhores em nossa terra",</text:p>
      <text:p text:style-name="P1"/>
      <text:p text:style-name="Texte_20_brut"><text:span text:style-name="T2"><text:s/></text:span><text:span text:style-name="T1">143: 00:09:41.11 00:09:44.21 <text:s/>Duration 00:00:03.10 <text:s/>51</text:span></text:p>
      <text:p text:style-name="P1">que proporcionou o que acabou</text:p>
      <text:p text:style-name="P1">se chamando, com os anos,</text:p>
      <text:p text:style-name="P1"/>
      <text:p text:style-name="Texte_20_brut"><text:span text:style-name="T2"><text:s/></text:span><text:span text:style-name="T1">144: 00:09:45.00 00:09:46.04 <text:s/>Duration 00:00:01.04 <text:s/>17</text:span></text:p>
      <text:p text:style-name="P1">"Revolução Tranquila",</text:p>
      <text:p text:style-name="P1"/>
      <text:p text:style-name="Texte_20_brut"><text:span text:style-name="T2"><text:s/></text:span><text:span text:style-name="T1">145: 00:09:46.19 00:09:50.18 <text:s/>Duration 00:00:03.24 <text:s/>59</text:span></text:p>
      <text:p text:style-name="P1">a Exposição de 1967,</text:p>
      <text:p text:style-name="P1">que foi um momento incrível</text:p>
      <text:p text:style-name="P1"/>
      <text:p text:style-name="Texte_20_brut"><text:span text:style-name="T2"><text:s/></text:span><text:span text:style-name="T1">146: 00:09:50.24 00:09:53.07 <text:s/>Duration 00:00:02.08 <text:s/>35</text:span></text:p>
      <text:p text:style-name="P1">de abertura ao mundo,</text:p>
      <text:p text:style-name="P1">de criatividade,</text:p>
      <text:p text:style-name="P1"/>
      <text:p text:style-name="Texte_20_brut"><text:span text:style-name="T2"><text:s/></text:span><text:span text:style-name="T1">147: 00:09:53.11 00:09:55.01 <text:s/>Duration 00:00:01.15 <text:s/>24</text:span></text:p>
      <text:p text:style-name="P1">de descoberta</text:p>
      <text:p text:style-name="P1">para os quebequenses.</text:p>
      <text:p text:style-name="P1"/>
      <text:p text:style-name="Texte_20_brut"><text:span text:style-name="T2"><text:s/></text:span><text:span text:style-name="T1">148: 00:09:55.13 00:09:57.14 <text:s/>Duration 00:00:02.01 <text:s/>31</text:span></text:p>
      <text:p text:style-name="P1">Tive a chance de trabalhar nisso</text:p>
      <text:p text:style-name="P1"/>
      <text:p text:style-name="Texte_20_brut"><text:span text:style-name="T2"><text:s/></text:span><text:span text:style-name="T1">149: 00:09:57.19 00:09:59.17 <text:s/>Duration 00:00:01.23 <text:s/>29</text:span></text:p>
      <text:p text:style-name="Texte_20_brut"><text:span text:style-name="T1">e fui a recepcionista</text:span></text:p>
      <text:p text:style-name="P1">mais jovem</text:p>
      <text:p text:style-name="P1"/>
      <text:p text:style-name="Texte_20_brut"><text:span text:style-name="T2"><text:s/></text:span><text:span text:style-name="T1">150: 00:09:59.22 00:10:02.02 <text:s/>Duration 00:00:02.05 <text:s/>33</text:span></text:p>
      <text:p text:style-name="Texte_20_brut"><text:span text:style-name="T1">da corporação canadense</text:span></text:p>
      <text:p text:style-name="Texte_20_brut"><text:span text:style-name="T1">da Exposição.</text:span></text:p>
      <text:p text:style-name="P1"/>
      <text:p text:style-name="Texte_20_brut"><text:span text:style-name="T2"><text:s/></text:span><text:span text:style-name="T1">151: 00:10:02.22 00:10:04.14 <text:s/>Duration 00:00:01.17 <text:s/>25</text:span></text:p>
      <text:p text:style-name="Texte_20_brut"><text:span text:style-name="T1">Imagine as festas nacionais,</text:span></text:p>
      <text:p text:style-name="P1"/>
      <text:p text:style-name="Texte_20_brut"><text:soft-page-break/><text:span text:style-name="T2"><text:s/></text:span><text:span text:style-name="T1">152: 00:10:04.18 00:10:07.14 <text:s/>Duration 00:00:02.21 <text:s/>43</text:span></text:p>
      <text:p text:style-name="P1">a recepção de chefes de Estado,</text:p>
      <text:p text:style-name="Texte_20_brut"><text:span text:style-name="T1">as visitas protocolares...</text:span></text:p>
      <text:p text:style-name="P1"/>
      <text:p text:style-name="Texte_20_brut"><text:span text:style-name="T2"><text:s/></text:span><text:span text:style-name="T1">153: 00:10:07.18 00:10:10.21 <text:s/>Duration 00:00:03.03 <text:s/>47</text:span></text:p>
      <text:p text:style-name="Texte_20_brut"><text:span text:style-name="T1">O serviço do protocolo</text:span></text:p>
      <text:p text:style-name="Texte_20_brut"><text:span text:style-name="T1">do governo do Quebec nasceu</text:span></text:p>
      <text:p text:style-name="P1"/>
      <text:p text:style-name="Texte_20_brut"><text:span text:style-name="T2"><text:s/></text:span><text:span text:style-name="T1">154: 00:10:11.00 00:10:12.17 <text:s/>Duration 00:00:01.17 <text:s/>25</text:span></text:p>
      <text:p text:style-name="P1">nessa ocasião.</text:p>
      <text:p text:style-name="P1"/>
      <text:p text:style-name="Texte_20_brut"><text:span text:style-name="T2"><text:s/></text:span><text:span text:style-name="T1">155: 00:10:13.13 00:10:15.18 <text:s/>Duration 00:00:02.05 <text:s/>33</text:span></text:p>
      <text:p text:style-name="P1">Nessa efervescência,</text:p>
      <text:p text:style-name="P1"/>
      <text:p text:style-name="Texte_20_brut"><text:span text:style-name="T2"><text:s/></text:span><text:span text:style-name="T1">156: 00:10:15.22 00:10:18.17 <text:s/>Duration 00:00:02.20 <text:s/>42</text:span></text:p>
      <text:p text:style-name="Texte_20_brut"><text:span text:style-name="T1">era indispensável,</text:span></text:p>
      <text:p text:style-name="Texte_20_brut"><text:span text:style-name="T1">de certa maneira,</text:span></text:p>
      <text:p text:style-name="P1"/>
      <text:p text:style-name="Texte_20_brut"><text:span text:style-name="T2"><text:s/></text:span><text:span text:style-name="T1">157: 00:10:18.21 00:10:21.16 <text:s/>Duration 00:00:02.20 <text:s/>42</text:span></text:p>
      <text:p text:style-name="P1">ir procurar ajuda, apoio</text:p>
      <text:p text:style-name="P1"/>
      <text:p text:style-name="Texte_20_brut"><text:span text:style-name="T2"><text:s/></text:span><text:span text:style-name="T1">158: 00:10:21.20 00:10:24.22 <text:s/>Duration 00:00:03.02 <text:s/>46</text:span></text:p>
      <text:p text:style-name="Texte_20_brut"><text:span text:style-name="T1">e também, em geral, inspiração.</text:span></text:p>
      <text:p text:style-name="P1"/>
      <text:p text:style-name="Texte_20_brut"><text:span text:style-name="T2"><text:s/></text:span><text:span text:style-name="T1">159: 00:10:26.00 00:10:27.04 <text:s/>Duration 00:00:01.04 <text:s/>17</text:span></text:p>
      <text:p text:style-name="Texte_20_brut"><text:span text:style-name="T1">No início,</text:span></text:p>
      <text:p text:style-name="P1"/>
      <text:p text:style-name="Texte_20_brut"><text:span text:style-name="T2"><text:s/></text:span><text:span text:style-name="T1">160: 00:10:27.08 00:10:32.07 <text:s/>Duration 00:00:04.24 <text:s/>74</text:span></text:p>
      <text:p text:style-name="Texte_20_brut"><text:span text:style-name="T1">o objetivo era menos afirmar-se</text:span></text:p>
      <text:p text:style-name="Texte_20_brut"><text:span text:style-name="T1">na cena internacional</text:span></text:p>
      <text:p text:style-name="P1"/>
      <text:p text:style-name="Texte_20_brut"><text:span text:style-name="T2"><text:s/></text:span><text:span text:style-name="T1">161: 00:10:32.11 00:10:34.08 <text:s/>Duration 00:00:01.22 <text:s/>28</text:span></text:p>
      <text:p text:style-name="P1">e mais buscar no exterior</text:p>
      <text:p text:style-name="P1"/>
      <text:p text:style-name="Texte_20_brut"><text:span text:style-name="T2"><text:s/></text:span><text:span text:style-name="T1">162: 00:10:34.12 00:10:36.13 <text:s/>Duration 00:00:02.01 <text:s/>31</text:span></text:p>
      <text:p text:style-name="P1">recursos que poderiam ser úteis.</text:p>
      <text:p text:style-name="P1"/>
      <text:p text:style-name="Texte_20_brut"><text:span text:style-name="T2"><text:s/></text:span><text:span text:style-name="T1">163: 00:10:37.00 00:10:40.15 <text:s/>Duration 00:00:03.15 <text:s/>54</text:span></text:p>
      <text:p text:style-name="P1">Havia um desejo</text:p>
      <text:p text:style-name="P1">numa camada da sociedade</text:p>
      <text:p text:style-name="P1"/>
      <text:p text:style-name="Texte_20_brut"><text:span text:style-name="T2"><text:s/></text:span><text:span text:style-name="T1">164: 00:10:40.19 00:10:44.01 <text:s/>Duration 00:00:03.07 <text:s/>49</text:span></text:p>
      <text:p text:style-name="Texte_20_brut"><text:span text:style-name="T1">- não de todo mundo -,</text:span></text:p>
      <text:p text:style-name="P1"/>
      <text:p text:style-name="Texte_20_brut"><text:span text:style-name="T2"><text:s/></text:span><text:span text:style-name="T1">165: 00:10:44.05 00:10:46.13 <text:s/>Duration 00:00:02.08 <text:s/>35</text:span></text:p>
      <text:p text:style-name="Texte_20_brut"><text:span text:style-name="T1">de saber o que acontecia lá fora.</text:span></text:p>
      <text:p text:style-name="P1"/>
      <text:p text:style-name="Texte_20_brut"><text:span text:style-name="T2"><text:s/></text:span><text:span text:style-name="T1">166: 00:10:46.17 00:10:49.23 <text:s/>Duration 00:00:03.06 <text:s/>49</text:span></text:p>
      <text:p text:style-name="Texte_20_brut"><text:span text:style-name="T1">Não para copiar,</text:span></text:p>
      <text:p text:style-name="Texte_20_brut"><text:span text:style-name="T1">mas para se inspirar.</text:span></text:p>
      <text:p text:style-name="P1"/>
      <text:p text:style-name="Texte_20_brut"><text:span text:style-name="T2"><text:s/></text:span><text:span text:style-name="T1">167: 00:10:50.03 00:10:54.02 <text:s/>Duration 00:00:03.24 <text:s/>59</text:span></text:p>
      <text:p text:style-name="Texte_20_brut"><text:span text:style-name="T1">Tudo isso repercutia como interesse,</text:span></text:p>
      <text:p text:style-name="P1">como preocupação,</text:p>
      <text:p text:style-name="P1"/>
      <text:p text:style-name="Texte_20_brut"><text:span text:style-name="T2"><text:s/></text:span><text:span text:style-name="T1">168: 00:10:54.06 00:10:57.06 <text:s/>Duration 00:00:03.00 <text:s/>45</text:span></text:p>
      <text:p text:style-name="Texte_20_brut"><text:span text:style-name="T1">no governo,</text:span></text:p>
      <text:p text:style-name="Texte_20_brut"><text:span text:style-name="T1">em diversos setores de ação</text:span></text:p>
      <text:p text:style-name="P1"/>
      <text:p text:style-name="Texte_20_brut"><text:span text:style-name="T2"><text:s/></text:span><text:span text:style-name="T1">169: 00:10:57.10 00:11:00.07 <text:s/>Duration 00:00:02.22 <text:s/>43</text:span></text:p>
      <text:p text:style-name="P1"><text:soft-page-break/>em que se quis ver</text:p>
      <text:p text:style-name="Texte_20_brut"><text:span text:style-name="T1">o que acontecia lá fora,</text:span></text:p>
      <text:p text:style-name="P1"/>
      <text:p text:style-name="Texte_20_brut"><text:span text:style-name="T2"><text:s/></text:span><text:span text:style-name="T1">170: 00:11:00.11 00:11:03.22 <text:s/>Duration 00:00:03.11 <text:s/>52</text:span></text:p>
      <text:p text:style-name="P1">fazer parceira com os outros,</text:p>
      <text:p text:style-name="P1">abrir-se para o mundo.</text:p>
      <text:p text:style-name="P1"/>
      <text:p text:style-name="Texte_20_brut"><text:span text:style-name="T2"><text:s/></text:span><text:span text:style-name="T1">171: 00:11:04.02 00:11:07.10 <text:s/>Duration 00:00:03.08 <text:s/>50</text:span></text:p>
      <text:p text:style-name="Texte_20_brut"><text:span text:style-name="T1">Foi o que levou o Quebec,</text:span></text:p>
      <text:p text:style-name="Texte_20_brut"><text:span text:style-name="T1">portanto,</text:span></text:p>
      <text:p text:style-name="P1"/>
      <text:p text:style-name="Texte_20_brut"><text:span text:style-name="T2"><text:s/></text:span><text:span text:style-name="T1">172: 00:11:07.14 00:11:09.15 <text:s/>Duration 00:00:02.01 <text:s/>31</text:span></text:p>
      <text:p text:style-name="Texte_20_brut"><text:span text:style-name="T1">a ter uma presença internacional.</text:span></text:p>
      <text:p text:style-name="P1"/>
      <text:p text:style-name="Texte_20_brut"><text:span text:style-name="T2"><text:s/></text:span><text:span text:style-name="T1">173: 00:11:10.04 00:11:12.14 <text:s/>Duration 00:00:02.10 <text:s/>36</text:span></text:p>
      <text:p text:style-name="Texte_20_brut"><text:span text:style-name="T1">E aí, claro,</text:span></text:p>
      <text:p text:style-name="Texte_20_brut"><text:span text:style-name="T1">houve a Exposição de 1967,</text:span></text:p>
      <text:p text:style-name="P1"/>
      <text:p text:style-name="Texte_20_brut"><text:span text:style-name="T2"><text:s/></text:span><text:span text:style-name="T1">174: 00:11:12.18 00:11:15.02 <text:s/>Duration 00:00:02.09 <text:s/>35</text:span></text:p>
      <text:p text:style-name="Texte_20_brut"><text:span text:style-name="T1">houve de Gaulle</text:span></text:p>
      <text:p text:style-name="Texte_20_brut"><text:span text:style-name="T1">e "viva o Quebec livre",</text:span></text:p>
      <text:p text:style-name="P1"/>
      <text:p text:style-name="Texte_20_brut"><text:span text:style-name="T2"><text:s/></text:span><text:span text:style-name="T1">175: 00:11:15.06 00:11:16.24 <text:s/>Duration 00:00:01.18 <text:s/>26</text:span></text:p>
      <text:p text:style-name="Texte_20_brut"><text:span text:style-name="T1">que deu um impulso.</text:span></text:p>
      <text:p text:style-name="P1"/>
      <text:p text:style-name="Texte_20_brut"><text:span text:style-name="T2"><text:s/></text:span><text:span text:style-name="T1">176: 00:11:17.03 00:11:18.20 <text:s/>Duration 00:00:01.17 <text:s/>25</text:span></text:p>
      <text:p text:style-name="P1">Isso era inédito.</text:p>
      <text:p text:style-name="P1"/>
      <text:p text:style-name="Texte_20_brut"><text:span text:style-name="T2"><text:s/></text:span><text:span text:style-name="T1">177: 00:11:18.24 00:11:21.18 <text:s/>Duration 00:00:02.19 <text:s/>41</text:span></text:p>
      <text:p text:style-name="Texte_20_brut"><text:span text:style-name="T1">Mas aí vem de Gaulle</text:span></text:p>
      <text:p text:style-name="Texte_20_brut"><text:span text:style-name="T1">dizer a toda o planeta:</text:span></text:p>
      <text:p text:style-name="P1"/>
      <text:p text:style-name="Texte_20_brut"><text:span text:style-name="T2"><text:s/></text:span><text:span text:style-name="T1">178: 00:11:21.22 00:11:24.04 <text:s/>Duration 00:00:02.07 <text:s/>34</text:span></text:p>
      <text:p text:style-name="Texte_20_brut"><text:span text:style-name="T1">"Viva o Quebec livre",</text:span></text:p>
      <text:p text:style-name="P1">dos quebequenses.</text:p>
      <text:p text:style-name="P1"/>
      <text:p text:style-name="Texte_20_brut"><text:span text:style-name="T2"><text:s/></text:span><text:span text:style-name="T1">179: 00:11:24.08 00:11:26.20 <text:s/>Duration 00:00:02.12 <text:s/>37</text:span></text:p>
      <text:p text:style-name="P1">Prefiro dizer</text:p>
      <text:p text:style-name="P1">que isso mudou o clima.</text:p>
      <text:p text:style-name="P1"/>
      <text:p text:style-name="Texte_20_brut"><text:span text:style-name="T2"><text:s/></text:span><text:span text:style-name="T1">180: 00:11:27.21 00:11:29.19 <text:s/>Duration 00:00:01.23 <text:s/>29</text:span></text:p>
      <text:p text:style-name="Texte_20_brut"><text:span text:style-name="T1">É um governo nacionalista</text:span></text:p>
      <text:p text:style-name="P1"/>
      <text:p text:style-name="Texte_20_brut"><text:span text:style-name="T2"><text:s/></text:span><text:span text:style-name="T1">181: 00:11:29.23 00:11:32.10 <text:s/>Duration 00:00:02.12 <text:s/>37</text:span></text:p>
      <text:p text:style-name="Texte_20_brut"><text:span text:style-name="T1">que, no plano econômico,</text:span></text:p>
      <text:p text:style-name="Texte_20_brut"><text:span text:style-name="T1">toma medidas,</text:span></text:p>
      <text:p text:style-name="P1"/>
      <text:p text:style-name="Texte_20_brut"><text:span text:style-name="T2"><text:s/></text:span><text:span text:style-name="T1">182: 00:11:32.14 00:11:34.20 <text:s/>Duration 00:00:02.06 <text:s/>34</text:span></text:p>
      <text:p text:style-name="P1">já no contexto</text:p>
      <text:p text:style-name="Texte_20_brut"><text:span text:style-name="T1">da federação canadense,</text:span></text:p>
      <text:p text:style-name="P1"/>
      <text:p text:style-name="Texte_20_brut"><text:span text:style-name="T2"><text:s/></text:span><text:span text:style-name="T1">183: 00:11:34.24 00:11:36.11 <text:s/>Duration 00:00:01.12 <text:s/>22</text:span></text:p>
      <text:p text:style-name="Texte_20_brut"><text:span text:style-name="T1">vistas como audaciosas.</text:span></text:p>
      <text:p text:style-name="P1"/>
      <text:p text:style-name="Texte_20_brut"><text:span text:style-name="T2"><text:s/></text:span><text:span text:style-name="T1">184: 00:11:37.00 00:11:38.23 <text:s/>Duration 00:00:01.23 <text:s/>29</text:span></text:p>
      <text:p text:style-name="Texte_20_brut"><text:span text:style-name="T1">O Quebec quer se afirmar</text:span></text:p>
      <text:p text:style-name="P1"/>
      <text:p text:style-name="Texte_20_brut"><text:span text:style-name="T2"><text:s/></text:span><text:span text:style-name="T1">185: 00:11:39.02 00:11:42.13 <text:s/>Duration 00:00:03.11 <text:s/>52</text:span></text:p>
      <text:p text:style-name="Texte_20_brut"><text:span text:style-name="T1">e essa tendência</text:span></text:p>
      <text:p text:style-name="Texte_20_brut"><text:span text:style-name="T1">não existe só no Canadá,</text:span></text:p>
      <text:p text:style-name="P1"><text:soft-page-break/></text:p>
      <text:p text:style-name="Texte_20_brut"><text:span text:style-name="T2"><text:s/></text:span><text:span text:style-name="T1">186: 00:11:43.01 00:11:45.15 <text:s/>Duration 00:00:02.14 <text:s/>38</text:span></text:p>
      <text:p text:style-name="Texte_20_brut"><text:span text:style-name="T1">mas espontaneamente,</text:span></text:p>
      <text:p text:style-name="Texte_20_brut"><text:span text:style-name="T1">Jean Lesage diz:</text:span></text:p>
      <text:p text:style-name="P1"/>
      <text:p text:style-name="Texte_20_brut"><text:span text:style-name="T2"><text:s/></text:span><text:span text:style-name="T1">187: 00:11:45.19 00:11:47.05 <text:s/>Duration 00:00:01.11 <text:s/>22</text:span></text:p>
      <text:p text:style-name="Texte_20_brut"><text:span text:style-name="T1">"Por que não teríamos</text:span></text:p>
      <text:p text:style-name="P1"/>
      <text:p text:style-name="Texte_20_brut"><text:span text:style-name="T2"><text:s/></text:span><text:span text:style-name="T1">188: 00:11:47.09 00:11:49.16 <text:s/>Duration 00:00:02.07 <text:s/>34</text:span></text:p>
      <text:p text:style-name="Texte_20_brut"><text:span text:style-name="T1">"uma relação especial</text:span></text:p>
      <text:p text:style-name="Texte_20_brut"><text:span text:style-name="T1">com a França?"</text:span></text:p>
      <text:p text:style-name="P1"/>
      <text:p text:style-name="Texte_20_brut"><text:span text:style-name="T2"><text:s/></text:span><text:span text:style-name="T1">189: 00:11:49.20 00:11:52.15 <text:s/>Duration 00:00:02.20 <text:s/>42</text:span></text:p>
      <text:p text:style-name="Texte_20_brut"><text:span text:style-name="T1">É lógico,</text:span></text:p>
      <text:p text:style-name="Texte_20_brut"><text:span text:style-name="T1">tem um governo gaullista na França</text:span></text:p>
      <text:p text:style-name="P1"/>
      <text:p text:style-name="Texte_20_brut"><text:span text:style-name="T2"><text:s/></text:span><text:span text:style-name="T1">190: 00:11:52.19 00:11:54.16 <text:s/>Duration 00:00:01.22 <text:s/>28</text:span></text:p>
      <text:p text:style-name="P1">que abre as portas para isso.</text:p>
      <text:p text:style-name="P1"/>
      <text:p text:style-name="Texte_20_brut"><text:span text:style-name="T2"><text:s/></text:span><text:span text:style-name="T1">191: 00:11:55.02 00:11:58.03 <text:s/>Duration 00:00:03.01 <text:s/>46</text:span></text:p>
      <text:p text:style-name="Texte_20_brut"><text:span text:style-name="T1">Talvez seja o "viva o Quebec</text:span></text:p>
      <text:p text:style-name="Texte_20_brut"><text:span text:style-name="T1">livre" de De Gaulle</text:span></text:p>
      <text:p text:style-name="P1"/>
      <text:p text:style-name="Texte_20_brut"><text:span text:style-name="T2"><text:s/></text:span><text:span text:style-name="T1">192: 00:11:58.07 00:12:01.18 <text:s/>Duration 00:00:03.11 <text:s/>52</text:span></text:p>
      <text:p text:style-name="P1">o símbolo mais evidente</text:p>
      <text:p text:style-name="P1"/>
      <text:p text:style-name="Texte_20_brut"><text:span text:style-name="T2"><text:s/></text:span><text:span text:style-name="T1">193: 00:12:01.23 00:12:04.22 <text:s/>Duration 00:00:02.24 <text:s/>44</text:span></text:p>
      <text:p text:style-name="Texte_20_brut"><text:span text:style-name="T1">da afirmação do Quebec</text:span></text:p>
      <text:p text:style-name="P1">no exterior.</text:p>
      <text:p text:style-name="P1"/>
      <text:p text:style-name="Texte_20_brut"><text:span text:style-name="T2"><text:s/></text:span><text:span text:style-name="T1">194: 00:12:05.17 00:12:09.06 <text:s/>Duration 00:00:03.14 <text:s/>53</text:span></text:p>
      <text:p text:style-name="Texte_20_brut"><text:span text:style-name="T1">A virada espetacular</text:span></text:p>
      <text:p text:style-name="Texte_20_brut"><text:span text:style-name="T1">é a visita do general de Gaulle.</text:span></text:p>
      <text:p text:style-name="P1"/>
      <text:p text:style-name="Texte_20_brut"><text:span text:style-name="T2"><text:s/></text:span><text:span text:style-name="T1">195: 00:12:09.23 00:12:12.20 <text:s/>Duration 00:00:02.22 <text:s/>43</text:span></text:p>
      <text:p text:style-name="P1">Eu tinha estado ausente</text:p>
      <text:p text:style-name="Texte_20_brut"><text:span text:style-name="T1">por alguns anos</text:span></text:p>
      <text:p text:style-name="P1"/>
      <text:p text:style-name="Texte_20_brut"><text:span text:style-name="T2"><text:s/></text:span><text:span text:style-name="T1">196: 00:12:12.24 00:12:14.24 <text:s/>Duration 00:00:02.00 <text:s/>30</text:span></text:p>
      <text:p text:style-name="P1">estudando na França,</text:p>
      <text:p text:style-name="P1"/>
      <text:p text:style-name="Texte_20_brut"><text:span text:style-name="T2"><text:s/></text:span><text:span text:style-name="T1">197: 00:12:15.07 00:12:18.02 <text:s/>Duration 00:00:02.20 <text:s/>42</text:span></text:p>
      <text:p text:style-name="Texte_20_brut"><text:span text:style-name="T1">e no dia em que voltei, incrível,</text:span></text:p>
      <text:p text:style-name="P1"/>
      <text:p text:style-name="Texte_20_brut"><text:span text:style-name="T2"><text:s/></text:span><text:span text:style-name="T1">198: 00:12:18.06 00:12:20.19 <text:s/>Duration 00:00:02.13 <text:s/>38</text:span></text:p>
      <text:p text:style-name="Texte_20_brut"><text:span text:style-name="T1">colegas de Montreal me disseram:</text:span></text:p>
      <text:p text:style-name="P1"/>
      <text:p text:style-name="Texte_20_brut"><text:span text:style-name="T2"><text:s/></text:span><text:span text:style-name="T1">199: 00:12:20.23 00:12:25.08 <text:s/>Duration 00:00:04.10 <text:s/>66</text:span></text:p>
      <text:p text:style-name="Texte_20_brut"><text:span text:style-name="T1">"Vamos jantar juntos</text:span></text:p>
      <text:p text:style-name="Texte_20_brut"><text:span text:style-name="T1">na Vieux-Montréal."</text:span></text:p>
      <text:p text:style-name="P1"/>
      <text:p text:style-name="Texte_20_brut"><text:span text:style-name="T2"><text:s/></text:span><text:span text:style-name="T1">200: 00:12:25.12 00:12:29.11 <text:s/>Duration 00:00:03.24 <text:s/>59</text:span></text:p>
      <text:p text:style-name="Texte_20_brut"><text:span text:style-name="T1">É aos pés do balcão</text:span></text:p>
      <text:p text:style-name="Texte_20_brut"><text:span text:style-name="T1">da sede da prefeitura</text:span></text:p>
      <text:p text:style-name="P1"/>
      <text:p text:style-name="Texte_20_brut"><text:span text:style-name="T2"><text:s/></text:span><text:span text:style-name="T1">201: 00:12:29.16 00:12:32.24 <text:s/>Duration 00:00:03.08 <text:s/>50</text:span></text:p>
      <text:p text:style-name="Texte_20_brut"><text:span text:style-name="T1">que ouvi, portanto,</text:span></text:p>
      <text:p text:style-name="Texte_20_brut"><text:span text:style-name="T1">desde minha volta ao Quebec,</text:span></text:p>
      <text:p text:style-name="P1"/>
      <text:p text:style-name="Texte_20_brut"><text:span text:style-name="T2"><text:s/></text:span><text:span text:style-name="T1">202: 00:12:33.03 00:12:36.01 <text:s/>Duration 00:00:02.23 <text:s/>44</text:span></text:p>
      <text:p text:style-name="Texte_20_brut"><text:soft-page-break/><text:span text:style-name="T1">essa frase histórica:</text:span></text:p>
      <text:p text:style-name="Texte_20_brut"><text:span text:style-name="T1">"Viva o Quebec livre",</text:span></text:p>
      <text:p text:style-name="P1"/>
      <text:p text:style-name="Texte_20_brut"><text:span text:style-name="T2"><text:s/></text:span><text:span text:style-name="T1">203: 00:12:36.13 00:12:40.18 <text:s/>Duration 00:00:04.05 <text:s/>63</text:span></text:p>
      <text:p text:style-name="Texte_20_brut"><text:span text:style-name="T1">que internacionalizou</text:span></text:p>
      <text:p text:style-name="P1">a questão quebequense.</text:p>
      <text:p text:style-name="P1"/>
      <text:p text:style-name="Texte_20_brut"><text:span text:style-name="T2"><text:s/></text:span><text:span text:style-name="T1">204: 00:12:40.22 00:12:43.18 <text:s/>Duration 00:00:02.21 <text:s/>43</text:span></text:p>
      <text:p text:style-name="P1">Quase não se conhecia</text:p>
      <text:p text:style-name="Texte_20_brut"><text:span text:style-name="T1">a palavra "Quebec" no mundo.</text:span></text:p>
      <text:p text:style-name="P1"/>
      <text:p text:style-name="Texte_20_brut"><text:span text:style-name="T2"><text:s/></text:span><text:span text:style-name="T1">205: 00:12:43.22 00:12:46.17 <text:s/>Duration 00:00:02.20 <text:s/>42</text:span></text:p>
      <text:p text:style-name="Texte_20_brut"><text:span text:style-name="T1">Na China, vários anos depois,</text:span></text:p>
      <text:p text:style-name="Texte_20_brut"><text:span text:style-name="T1">com René Lévesque,</text:span></text:p>
      <text:p text:style-name="P1"/>
      <text:p text:style-name="Texte_20_brut"><text:span text:style-name="T2"><text:s/></text:span><text:span text:style-name="T1">206: 00:12:46.21 00:12:48.20 <text:s/>Duration 00:00:01.24 <text:s/>29</text:span></text:p>
      <text:p text:style-name="Texte_20_brut"><text:span text:style-name="T1">meu primeiro-ministro,</text:span></text:p>
      <text:p text:style-name="P1"/>
      <text:p text:style-name="Texte_20_brut"><text:span text:style-name="T2"><text:s/></text:span><text:span text:style-name="T1">207: 00:12:49.24 00:12:52.15 <text:s/>Duration 00:00:02.16 <text:s/>40</text:span></text:p>
      <text:p text:style-name="Texte_20_brut"><text:span text:style-name="T1">o diretor do# Diário do Povo#</text:span></text:p>
      <text:p text:style-name="Texte_20_brut"><text:span text:style-name="T1">nos disse:</text:span></text:p>
      <text:p text:style-name="P1"/>
      <text:p text:style-name="Texte_20_brut"><text:span text:style-name="T2"><text:s/></text:span><text:span text:style-name="T1">208: 00:12:52.19 00:12:55.23 <text:s/>Duration 00:00:03.04 <text:s/>47</text:span></text:p>
      <text:p text:style-name="Texte_20_brut"><text:span text:style-name="T1">"Quando o general de Gaulle disse</text:span></text:p>
      <text:p text:style-name="Texte_20_brut"><text:span text:style-name="T1">'Viva o Quebec livre',</text:span></text:p>
      <text:p text:style-name="P1"/>
      <text:p text:style-name="Texte_20_brut"><text:span text:style-name="T2"><text:s/></text:span><text:span text:style-name="T1">209: 00:12:56.02 00:12:59.20 <text:s/>Duration 00:00:03.18 <text:s/>56</text:span></text:p>
      <text:p text:style-name="Texte_20_brut"><text:span text:style-name="T1">"tivemos de inventar um ideograma</text:span></text:p>
      <text:p text:style-name="Texte_20_brut"><text:span text:style-name="T1">para botá-lo na manchete</text:span></text:p>
      <text:p text:style-name="P1"/>
      <text:p text:style-name="Texte_20_brut"><text:span text:style-name="T2"><text:s/></text:span><text:span text:style-name="T1">210: 00:12:59.24 00:13:02.17 <text:s/>Duration 00:00:02.18 <text:s/>41</text:span></text:p>
      <text:p text:style-name="Texte_20_brut"><text:span text:style-name="T1">"do# Diário do Povo#."</text:span></text:p>
      <text:p text:style-name="Texte_20_brut"><text:span text:style-name="T1">O ideograma "Quebec".</text:span></text:p>
      <text:p text:style-name="P1"/>
      <text:p text:style-name="Texte_20_brut"><text:span text:style-name="T2"><text:s/></text:span><text:span text:style-name="T1">211: 00:13:03.15 00:13:07.14 <text:s/>Duration 00:00:03.24 <text:s/>59</text:span></text:p>
      <text:p text:style-name="Texte_20_brut"><text:span text:style-name="T1">E acho que não há</text:span></text:p>
      <text:p text:style-name="P1">dois povos no mundo tão unidos</text:p>
      <text:p text:style-name="P1"/>
      <text:p text:style-name="Texte_20_brut"><text:span text:style-name="T2"><text:s/></text:span><text:span text:style-name="T1">212: 00:13:07.18 00:13:10.18 <text:s/>Duration 00:00:03.00 <text:s/>45</text:span></text:p>
      <text:p text:style-name="Texte_20_brut"><text:span text:style-name="T1">como são, de diversas maneiras,</text:span></text:p>
      <text:p text:style-name="P1">a França e o Quebec.</text:p>
      <text:p text:style-name="P1"/>
      <text:p text:style-name="Texte_20_brut"><text:span text:style-name="T2"><text:s/></text:span><text:span text:style-name="T1">213: 00:13:11.02 00:13:14.24 <text:s/>Duration 00:00:03.22 <text:s/>58</text:span></text:p>
      <text:p text:style-name="Texte_20_brut"><text:span text:style-name="T1">Então, o general de Gaulle</text:span></text:p>
      <text:p text:style-name="P1">nos deu um status diplomático.</text:p>
      <text:p text:style-name="P1"/>
      <text:p text:style-name="Texte_20_brut"><text:span text:style-name="T2"><text:s/></text:span><text:span text:style-name="T1">214: 00:13:15.03 00:13:17.19 <text:s/>Duration 00:00:02.16 <text:s/>40</text:span></text:p>
      <text:p text:style-name="Texte_20_brut"><text:span text:style-name="T1">Nossa delegação geral</text:span></text:p>
      <text:p text:style-name="Texte_20_brut"><text:span text:style-name="T1">é uma embaixada,</text:span></text:p>
      <text:p text:style-name="P1"/>
      <text:p text:style-name="Texte_20_brut"><text:span text:style-name="T2"><text:s/></text:span><text:span text:style-name="T1">215: 00:13:18.12 00:13:20.20 <text:s/>Duration 00:00:02.08 <text:s/>35</text:span></text:p>
      <text:p text:style-name="P1">com os privilégios e tudo.</text:p>
      <text:p text:style-name="P1"/>
      <text:p text:style-name="Texte_20_brut"><text:span text:style-name="T2"><text:s/></text:span><text:span text:style-name="T1">216: 00:13:22.20 00:13:27.20 <text:s/>Duration 00:00:05.00 <text:s/>75</text:span></text:p>
      <text:p text:style-name="Texte_20_brut"><text:span text:style-name="T1">1961 Inauguração</text:span></text:p>
      <text:p text:style-name="Texte_20_brut"><text:span text:style-name="T1">da Maison du Quebec em Paris</text:span></text:p>
      <text:p text:style-name="P1"/>
      <text:p text:style-name="Texte_20_brut"><text:span text:style-name="T2"><text:s/></text:span><text:span text:style-name="T1">217: 00:13:33.16 00:13:36.24 <text:s/>Duration 00:00:03.08 <text:s/>50</text:span></text:p>
      <text:p text:style-name="Texte_20_brut"><text:span text:style-name="T1">15 de setembro de 1961</text:span></text:p>
      <text:p text:style-name="P1"/>
      <text:p text:style-name="Texte_20_brut"><text:soft-page-break/><text:span text:style-name="T2"><text:s/></text:span><text:span text:style-name="T1">218: 00:13:47.05 00:13:52.03 <text:s/>Duration 00:00:04.23 <text:s/>74</text:span></text:p>
      <text:p text:style-name="Texte_20_brut"><text:span text:style-name="T1">Discurso de Jean Lesage</text:span></text:p>
      <text:p text:style-name="Texte_20_brut"><text:span text:style-name="T1">na inauguração</text:span></text:p>
      <text:p text:style-name="P1"/>
      <text:p text:style-name="Texte_20_brut"><text:span text:style-name="T2"><text:s/></text:span><text:span text:style-name="T1">219: 00:13:53.00 00:13:55.09 <text:s/>Duration 00:00:02.09 <text:s/>35</text:span></text:p>
      <text:p text:style-name="P1">A ideia</text:p>
      <text:p text:style-name="Texte_20_brut"><text:span text:style-name="T1">de delegação do Quebec em Paris</text:span></text:p>
      <text:p text:style-name="P1"/>
      <text:p text:style-name="Texte_20_brut"><text:span text:style-name="T2"><text:s/></text:span><text:span text:style-name="T1">220: 00:13:55.13 00:13:58.22 <text:s/>Duration 00:00:03.09 <text:s/>50</text:span></text:p>
      <text:p text:style-name="Texte_20_brut"><text:span text:style-name="T1">veio inicialmente</text:span></text:p>
      <text:p text:style-name="P1">de Georges-Émile Lapalme,</text:p>
      <text:p text:style-name="P1"/>
      <text:p text:style-name="Texte_20_brut"><text:span text:style-name="T2"><text:s/></text:span><text:span text:style-name="T1">221: 00:13:59.01 00:14:02.05 <text:s/>Duration 00:00:03.04 <text:s/>47</text:span></text:p>
      <text:p text:style-name="Texte_20_brut"><text:span text:style-name="T1">que era um ministro importante</text:span></text:p>
      <text:p text:style-name="Texte_20_brut"><text:span text:style-name="T1">do governo Lesage.</text:span></text:p>
      <text:p text:style-name="P1"/>
      <text:p text:style-name="Texte_20_brut"><text:span text:style-name="T2"><text:s/></text:span><text:span text:style-name="T1">222: 00:14:02.12 00:14:04.07 <text:s/>Duration 00:00:01.20 <text:s/>27</text:span></text:p>
      <text:p text:style-name="Texte_20_brut"><text:span text:style-name="T1">Lapalme queria marcar</text:span></text:p>
      <text:p text:style-name="P1"/>
      <text:p text:style-name="Texte_20_brut"><text:span text:style-name="T2"><text:s/></text:span><text:span text:style-name="T1">223: 00:14:04.11 00:14:07.23 <text:s/>Duration 00:00:03.12 <text:s/>52</text:span></text:p>
      <text:p text:style-name="Texte_20_brut"><text:span text:style-name="T1">a relação especial Quebec-França</text:span></text:p>
      <text:p text:style-name="P1"/>
      <text:p text:style-name="Texte_20_brut"><text:span text:style-name="T2"><text:s/></text:span><text:span text:style-name="T1">224: 00:14:08.02 00:14:11.03 <text:s/>Duration 00:00:03.01 <text:s/>46</text:span></text:p>
      <text:p text:style-name="P1">pelo estabelecimento de uma casa</text:p>
      <text:p text:style-name="P1"/>
      <text:p text:style-name="Texte_20_brut"><text:span text:style-name="T2"><text:s/></text:span><text:span text:style-name="T1">225: 00:14:11.07 00:14:14.14 <text:s/>Duration 00:00:03.07 <text:s/>49</text:span></text:p>
      <text:p text:style-name="P1">que se chamava na época</text:p>
      <text:p text:style-name="Texte_20_brut"><text:span text:style-name="T1">"Maison du Quebec em Paris".</text:span></text:p>
      <text:p text:style-name="P1"/>
      <text:p text:style-name="Texte_20_brut"><text:span text:style-name="T2"><text:s/></text:span><text:span text:style-name="T1">226: 00:14:14.20 00:14:16.03 <text:s/>Duration 00:00:01.08 <text:s/>20</text:span></text:p>
      <text:p text:style-name="Texte_20_brut"><text:span text:style-name="T1">De Gaulle consentiu</text:span></text:p>
      <text:p text:style-name="P1"/>
      <text:p text:style-name="Texte_20_brut"><text:span text:style-name="T2"><text:s/></text:span><text:span text:style-name="T1">227: 00:14:16.07 00:14:18.09 <text:s/>Duration 00:00:02.02 <text:s/>31</text:span></text:p>
      <text:p text:style-name="Texte_20_brut"><text:span text:style-name="T1">- não entrarei em detalhes -,</text:span></text:p>
      <text:p text:style-name="P1"/>
      <text:p text:style-name="Texte_20_brut"><text:span text:style-name="T2"><text:s/></text:span><text:span text:style-name="T1">228: 00:14:18.13 00:14:22.09 <text:s/>Duration 00:00:03.21 <text:s/>58</text:span></text:p>
      <text:p text:style-name="Texte_20_brut"><text:span text:style-name="T1">em que a delegação dispusesse</text:span></text:p>
      <text:p text:style-name="P1"/>
      <text:p text:style-name="Texte_20_brut"><text:span text:style-name="T2"><text:s/></text:span><text:span text:style-name="T1">229: 00:14:22.13 00:14:24.20 <text:s/>Duration 00:00:02.07 <text:s/>34</text:span></text:p>
      <text:p text:style-name="Texte_20_brut"><text:span text:style-name="T1">de vantagens diplomáticas</text:span></text:p>
      <text:p text:style-name="P1"/>
      <text:p text:style-name="Texte_20_brut"><text:span text:style-name="T2"><text:s/></text:span><text:span text:style-name="T1">230: 00:14:24.24 00:14:26.21 <text:s/>Duration 00:00:01.22 <text:s/>28</text:span></text:p>
      <text:p text:style-name="P1">normalmente reservadas</text:p>
      <text:p text:style-name="P1"/>
      <text:p text:style-name="Texte_20_brut"><text:span text:style-name="T2"><text:s/></text:span><text:span text:style-name="T1">231: 00:14:27.00 00:14:29.02 <text:s/>Duration 00:00:02.02 <text:s/>31</text:span></text:p>
      <text:p text:style-name="P1">às embaixadas</text:p>
      <text:p text:style-name="P1">de países soberanos.</text:p>
      <text:p text:style-name="P1"/>
      <text:p text:style-name="Texte_20_brut"><text:span text:style-name="T2"><text:s/></text:span><text:span text:style-name="T1">232: 00:14:29.11 00:14:33.00 <text:s/>Duration 00:00:03.14 <text:s/>53</text:span></text:p>
      <text:p text:style-name="Texte_20_brut"><text:span text:style-name="T1">Os observadores estrangeiros</text:span></text:p>
      <text:p text:style-name="P1">entenderam</text:p>
      <text:p text:style-name="P1"/>
      <text:p text:style-name="Texte_20_brut"><text:span text:style-name="T2"><text:s/></text:span><text:span text:style-name="T1">233: 00:14:33.04 00:14:37.03 <text:s/>Duration 00:00:03.24 <text:s/>59</text:span></text:p>
      <text:p text:style-name="Texte_20_brut"><text:span text:style-name="T1">que a França considerava o Quebec</text:span></text:p>
      <text:p text:style-name="P1"/>
      <text:p text:style-name="Texte_20_brut"><text:span text:style-name="T2"><text:s/></text:span><text:span text:style-name="T1">234: 00:14:37.07 00:14:40.00 <text:s/>Duration 00:00:02.18 <text:s/>41</text:span></text:p>
      <text:p text:style-name="P1">como um Estado especial.</text:p>
      <text:p text:style-name="P1"/>
      <text:p text:style-name="Texte_20_brut"><text:span text:style-name="T2"><text:s/></text:span><text:span text:style-name="T1">235: 00:14:40.05 00:14:44.06 <text:s/>Duration 00:00:04.01 <text:s/>61</text:span></text:p>
      <text:p text:style-name="P1">Foi a consequência</text:p>
      <text:p text:style-name="Texte_20_brut"><text:soft-page-break/><text:span text:style-name="T1">da presença do Quebec na França</text:span></text:p>
      <text:p text:style-name="P1"/>
      <text:p text:style-name="Texte_20_brut"><text:span text:style-name="T2"><text:s/></text:span><text:span text:style-name="T1">236: 00:14:44.10 00:14:46.21 <text:s/>Duration 00:00:02.11 <text:s/>37</text:span></text:p>
      <text:p text:style-name="Texte_20_brut"><text:span text:style-name="T1">que não só facilitou as trocas,</text:span></text:p>
      <text:p text:style-name="P1"/>
      <text:p text:style-name="Texte_20_brut"><text:span text:style-name="T2"><text:s/></text:span><text:span text:style-name="T1">237: 00:14:47.00 00:14:50.12 <text:s/>Duration 00:00:03.12 <text:s/>52</text:span></text:p>
      <text:p text:style-name="Texte_20_brut"><text:span text:style-name="T1">mas que também permitiu agir</text:span></text:p>
      <text:p text:style-name="Texte_20_brut"><text:span text:style-name="T1">no status do Quebec,</text:span></text:p>
      <text:p text:style-name="P1"/>
      <text:p text:style-name="Texte_20_brut"><text:span text:style-name="T2"><text:s/></text:span><text:span text:style-name="T1">238: 00:14:50.16 00:14:54.00 <text:s/>Duration 00:00:03.09 <text:s/>50</text:span></text:p>
      <text:p text:style-name="P1">aos olhos</text:p>
      <text:p text:style-name="Texte_20_brut"><text:span text:style-name="T1">dos observadores estrangeiros,</text:span></text:p>
      <text:p text:style-name="P1"/>
      <text:p text:style-name="Texte_20_brut"><text:span text:style-name="T2"><text:s/></text:span><text:span text:style-name="T1">239: 00:14:54.04 00:14:57.06 <text:s/>Duration 00:00:03.02 <text:s/>46</text:span></text:p>
      <text:p text:style-name="P1">o que é considerável</text:p>
      <text:p text:style-name="Texte_20_brut"><text:span text:style-name="T1">quando se está na diplomacia.</text:span></text:p>
      <text:p text:style-name="P1"/>
      <text:p text:style-name="Texte_20_brut"><text:span text:style-name="T2"><text:s/></text:span><text:span text:style-name="T1">240: 00:14:58.20 00:15:02.00 <text:s/>Duration 00:00:03.05 <text:s/>48</text:span></text:p>
      <text:p text:style-name="P1">#<text:span text:style-name="T4">Chegando a</text:span> Paris, <text:span text:style-name="T4">o Sr</text:span>. Lesage</text:p>
      <text:p text:style-name="P1"><text:span text:style-name="T4">foi ao Palácio do Eliseu</text:span>,#</text:p>
      <text:p text:style-name="P1"/>
      <text:p text:style-name="Texte_20_brut"><text:span text:style-name="T2"><text:s/></text:span><text:span text:style-name="T1">241: 00:15:02.04 00:15:04.19 <text:s/>Duration 00:00:02.15 <text:s/>39</text:span></text:p>
      <text:p text:style-name="P2">#o<text:span text:style-name="T4">nde foi recebido</text:span></text:p>
      <text:p text:style-name="P2"><text:span text:style-name="T4">com cerimonial de honra</text:span>#</text:p>
      <text:p text:style-name="P1"/>
      <text:p text:style-name="Texte_20_brut"><text:span text:style-name="T2"><text:s/></text:span><text:span text:style-name="T1">242: 00:15:04.23 00:15:07.03 <text:s/>Duration 00:00:02.05 <text:s/>33</text:span></text:p>
      <text:p text:style-name="P1">#p<text:span text:style-name="T4">elo</text:span> pr<text:span text:style-name="T4">e</text:span>sident<text:span text:style-name="T4">e</text:span> Charles de Gaulle.#</text:p>
      <text:p text:style-name="P1"/>
      <text:p text:style-name="Texte_20_brut"><text:span text:style-name="T2"><text:s/></text:span><text:span text:style-name="T1">243: 00:15:08.02 00:15:10.19 <text:s/>Duration 00:00:02.17 <text:s/>40</text:span></text:p>
      <text:p text:style-name="P1">#<text:span text:style-name="T4">O Sr</text:span>. Lesage convers<text:span text:style-name="T4">ou</text:span></text:p>
      <text:p text:style-name="P1"><text:span text:style-name="T4">durante meia hora</text:span>#</text:p>
      <text:p text:style-name="P1"/>
      <text:p text:style-name="Texte_20_brut"><text:span text:style-name="T2"><text:s/></text:span><text:span text:style-name="T1">244: 00:15:10.24 00:15:13.24 <text:s/>Duration 00:00:03.00 <text:s/>45</text:span></text:p>
      <text:p text:style-name="P1">#<text:span text:style-name="T4">com o presidente</text:span> de Gaulle</text:p>
      <text:p text:style-name="P2"><text:span text:style-name="T4">no Palácio do Eliseu</text:span>.#</text:p>
      <text:p text:style-name="P1"/>
      <text:p text:style-name="Texte_20_brut"><text:span text:style-name="T2"><text:s/></text:span><text:span text:style-name="T1">245: 00:15:16.16 00:15:18.01 <text:s/>Duration 00:00:01.10 <text:s/>21</text:span></text:p>
      <text:p text:style-name="P2">#<text:span text:style-name="T4">No dia</text:span> 5 <text:span text:style-name="T4">de </text:span>o<text:span text:style-name="T4">utubro</text:span></text:p>
      <text:p text:style-name="P2">à<text:span text:style-name="T4">s</text:span> 11h,#</text:p>
      <text:p text:style-name="P1"/>
      <text:p text:style-name="Texte_20_brut"><text:span text:style-name="T2"><text:s/></text:span><text:span text:style-name="T1">246: 00:15:18.06 00:15:20.16 <text:s/>Duration 00:00:02.10 <text:s/>36</text:span></text:p>
      <text:p text:style-name="P1">#<text:span text:style-name="T4">O Sr</text:span>. Lesage inaugur<text:span text:style-name="T4">a</text:span></text:p>
      <text:p text:style-name="P1"><text:span text:style-name="T4">a delegação geral</text:span>#</text:p>
      <text:p text:style-name="P1"/>
      <text:p text:style-name="Texte_20_brut"><text:span text:style-name="T2"><text:s/></text:span><text:span text:style-name="T1">247: 00:15:20.20 00:15:22.18 <text:s/>Duration 00:00:01.23 <text:s/>29</text:span></text:p>
      <text:p text:style-name="P1">#<text:span text:style-name="T4">com o</text:span> ministr<text:span text:style-name="T4">o da Cultura</text:span>,#</text:p>
      <text:p text:style-name="P1"/>
      <text:p text:style-name="Texte_20_brut"><text:span text:style-name="T2"><text:s/></text:span><text:span text:style-name="T1">248: 00:15:22.22 00:15:23.18 <text:s/>Duration 00:00:00.21 <text:s/>13</text:span></text:p>
      <text:p text:style-name="P1">#André Malraux,#</text:p>
      <text:p text:style-name="P1"/>
      <text:p text:style-name="Texte_20_brut"><text:span text:style-name="T2"><text:s/></text:span><text:span text:style-name="T1">249: 00:15:24.04 00:15:27.13 <text:s/>Duration 00:00:03.09 <text:s/>50</text:span></text:p>
      <text:p text:style-name="P1">#<text:span text:style-name="T4">o embaixador do</text:span> Canadá <text:span text:style-name="T4">em</text:span> Paris,</text:p>
      <text:p text:style-name="P1">Georges-Émile Lapalme,#</text:p>
      <text:p text:style-name="P1"/>
      <text:p text:style-name="Texte_20_brut"><text:span text:style-name="T2"><text:s/></text:span><text:span text:style-name="T1">250: 00:15:27.17 00:15:29.10 <text:s/>Duration 00:00:01.18 <text:s/>26</text:span></text:p>
      <text:p text:style-name="P1">#e <text:span text:style-name="T4">centenas de convidado</text:span>s.#</text:p>
      <text:p text:style-name="P1"/>
      <text:p text:style-name="Texte_20_brut"><text:span text:style-name="T2"><text:s/></text:span><text:span text:style-name="T1">251: 00:15:33.14 00:15:38.01 <text:s/>Duration 00:00:04.12 <text:s/>67</text:span></text:p>
      <text:p text:style-name="P1"><text:span text:style-name="T4">Era</text:span> natur<text:span text:style-name="T4">al, querendo</text:span></text:p>
      <text:p text:style-name="P1">r<text:span text:style-name="T4">e</text:span>form<text:span text:style-name="T4">a</text:span>r <text:span text:style-name="T4">o sistema de </text:span>educação</text:p>
      <text:p text:style-name="P1"><text:soft-page-break/></text:p>
      <text:p text:style-name="Texte_20_brut"><text:span text:style-name="T2"><text:s/></text:span><text:span text:style-name="T1">252: 00:15:38.05 00:15:42.21 <text:s/>Duration 00:00:04.16 <text:s/>70</text:span></text:p>
      <text:p text:style-name="P2">e <text:span text:style-name="T4">recuperar o atraso em relação</text:span></text:p>
      <text:p text:style-name="P2"><text:span text:style-name="T4">a outras sociedades ocidentais,</text:span></text:p>
      <text:p text:style-name="P1"/>
      <text:p text:style-name="Texte_20_brut"><text:span text:style-name="T2"><text:s/></text:span><text:span text:style-name="T1">253: 00:15:43.00 00:15:46.13 <text:s/>Duration 00:00:03.13 <text:s/>53</text:span></text:p>
      <text:p text:style-name="P3">nos voltarmos para sociedades</text:p>
      <text:p text:style-name="P1">qu<text:span text:style-name="T4">e eram modelos para nós.</text:span></text:p>
      <text:p text:style-name="P1"/>
      <text:p text:style-name="Texte_20_brut"><text:span text:style-name="T2"><text:s/></text:span><text:span text:style-name="T1">254: 00:15:47.06 00:15:49.02 <text:s/>Duration 00:00:01.21 <text:s/>28</text:span></text:p>
      <text:p text:style-name="P1"><text:span text:style-name="T4">Precisávamos, logo, da</text:span> França,</text:p>
      <text:p text:style-name="P1"/>
      <text:p text:style-name="Texte_20_brut"><text:span text:style-name="T2"><text:s/></text:span><text:span text:style-name="T1">255: 00:15:49.13 00:15:51.12 <text:s/>Duration 00:00:01.24 <text:s/>29</text:span></text:p>
      <text:p text:style-name="P2"><text:span text:style-name="T4">de professores, é claro</text:span>,</text:p>
      <text:p text:style-name="P1"/>
      <text:p text:style-name="Texte_20_brut"><text:span text:style-name="T2"><text:s/></text:span><text:span text:style-name="T1">256: 00:15:51.16 00:15:54.24 <text:s/>Duration 00:00:03.08 <text:s/>50</text:span></text:p>
      <text:p text:style-name="P2"><text:span text:style-name="T4">mas também de enviar</text:span></text:p>
      <text:p text:style-name="P2"><text:span text:style-name="T4">nossos estudantes para lá,</text:span></text:p>
      <text:p text:style-name="P1"/>
      <text:p text:style-name="Texte_20_brut"><text:span text:style-name="T2"><text:s/></text:span><text:span text:style-name="T1">257: 00:15:55.03 00:15:59.05 <text:s/>Duration 00:00:04.02 <text:s/>61</text:span></text:p>
      <text:p text:style-name="P2">de mod<text:span text:style-name="T4">elos sobra a própria</text:span></text:p>
      <text:p text:style-name="P2"><text:span text:style-name="T4">organização das</text:span> institu<text:span text:style-name="T4">ições,</text:span></text:p>
      <text:p text:style-name="P1"/>
      <text:p text:style-name="Texte_20_brut"><text:span text:style-name="T2"><text:s/></text:span><text:span text:style-name="T1">258: 00:15:59.09 00:16:02.08 <text:s/>Duration 00:00:02.24 <text:s/>44</text:span></text:p>
      <text:p text:style-name="P2"><text:span text:style-name="T4">principalmente</text:span></text:p>
      <text:p text:style-name="P2">institu<text:span text:style-name="T4">ições </text:span>de <text:span text:style-name="T4">pesquisa.</text:span></text:p>
      <text:p text:style-name="P1"/>
      <text:p text:style-name="Texte_20_brut"><text:span text:style-name="T2"><text:s/></text:span><text:span text:style-name="T1">259: 00:16:02.13 00:16:04.17 <text:s/>Duration 00:00:02.04 <text:s/>32</text:span></text:p>
      <text:p text:style-name="P1"><text:span text:style-name="T4">Criamos</text:span>, <text:span text:style-name="T4">simultâneo</text:span></text:p>
      <text:p text:style-name="P1"><text:span text:style-name="T4">à </text:span>Univ.<text:span text:style-name="T4"> do</text:span> Quebec,</text:p>
      <text:p text:style-name="P1"/>
      <text:p text:style-name="Texte_20_brut"><text:span text:style-name="T2"><text:s/></text:span><text:span text:style-name="T1">260: 00:16:04.21 00:16:07.03 <text:s/>Duration 00:00:02.07 <text:s/>34</text:span></text:p>
      <text:p text:style-name="P1">u<text:span text:style-name="T4">m</text:span> institut<text:span text:style-name="T4">o</text:span> na<text:span text:style-name="T4">c</text:span>ional</text:p>
      <text:p text:style-name="P3">de pesquisa científica</text:p>
      <text:p text:style-name="P1"/>
      <text:p text:style-name="Texte_20_brut"><text:span text:style-name="T2"><text:s/></text:span><text:span text:style-name="T1">261: 00:16:07.07 00:16:09.02 <text:s/>Duration 00:00:01.20 <text:s/>27</text:span></text:p>
      <text:p text:style-name="P3">inspirada no modelo francês,</text:p>
      <text:p text:style-name="P1"/>
      <text:p text:style-name="Texte_20_brut"><text:span text:style-name="T2"><text:s/></text:span><text:span text:style-name="T1">262: 00:16:09.06 00:16:13.14 <text:s/>Duration 00:00:04.08 <text:s/>65</text:span></text:p>
      <text:p text:style-name="P1">u<text:span text:style-name="T4">ma escola nacional de administração</text:span></text:p>
      <text:p text:style-name="P1"><text:span text:style-name="T4">pública</text:span>, <text:span text:style-name="T4">muito</text:span> inspir<text:span text:style-name="T4">ada na </text:span>ENA.</text:p>
      <text:p text:style-name="P1"/>
      <text:p text:style-name="Texte_20_brut"><text:span text:style-name="T2"><text:s/></text:span><text:span text:style-name="T1">263: 00:16:14.08 00:16:17.22 <text:s/>Duration 00:00:03.14 <text:s/>53</text:span></text:p>
      <text:p text:style-name="P4">D<text:span text:style-name="T5">esde o começo</text:span></text:p>
      <text:p text:style-name="P4"><text:span text:style-name="T5">da Revolução Tranquila</text:span>,</text:p>
      <text:p text:style-name="P1"/>
      <text:p text:style-name="Texte_20_brut"><text:span text:style-name="T2"><text:s/></text:span><text:span text:style-name="T1">264: 00:16:18.01 00:16:20.24 <text:s/>Duration 00:00:02.23 <text:s/>44</text:span></text:p>
      <text:p text:style-name="P5">espontaneamente, naturalmente,</text:p>
      <text:p text:style-name="P1"/>
      <text:p text:style-name="Texte_20_brut"><text:span text:style-name="T2"><text:s/></text:span><text:span text:style-name="T1">265: 00:16:21.03 00:16:25.01 <text:s/>Duration 00:00:03.23 <text:s/>59</text:span></text:p>
      <text:p text:style-name="P1">Jean Lesage, <text:span text:style-name="T5">o primeiro-ministro,</text:span></text:p>
      <text:p text:style-name="P1"><text:span text:style-name="T5">e sobretudo</text:span> Paul Gérin-Lajoie,</text:p>
      <text:p text:style-name="P1"/>
      <text:p text:style-name="Texte_20_brut"><text:span text:style-name="T2"><text:s/></text:span><text:span text:style-name="T1">266: 00:16:25.06 00:16:29.04 <text:s/>Duration 00:00:03.23 <text:s/>59</text:span></text:p>
      <text:p text:style-name="P1"><text:span text:style-name="T5">voltaram-se para </text:span>a França</text:p>
      <text:p text:style-name="P5">para assinar</text:p>
      <text:p text:style-name="P1"/>
      <text:p text:style-name="Texte_20_brut"><text:span text:style-name="T2"><text:s/></text:span><text:span text:style-name="T1">267: 00:16:29.08 00:16:32.12 <text:s/>Duration 00:00:03.04 <text:s/>47</text:span></text:p>
      <text:p text:style-name="P5">os primeiros acordos</text:p>
      <text:p text:style-name="P1">internacionais d<text:span text:style-name="T5">o</text:span> Quebec.</text:p>
      <text:p text:style-name="P1"><text:soft-page-break/></text:p>
      <text:p text:style-name="Texte_20_brut"><text:span text:style-name="T2"><text:s/></text:span><text:span text:style-name="T1">268: 00:16:32.17 00:16:37.07 <text:s/>Duration 00:00:04.15 <text:s/>69</text:span></text:p>
      <text:p text:style-name="P1"><text:span text:style-name="T5">Foi um movimento</text:span> natur<text:span text:style-name="T5">a</text:span>l</text:p>
      <text:p text:style-name="P1"/>
      <text:p text:style-name="Texte_20_brut"><text:span text:style-name="T2"><text:s/></text:span><text:span text:style-name="T1">269: 00:16:37.11 00:16:40.05 <text:s/>Duration 00:00:02.19 <text:s/>41</text:span></text:p>
      <text:p text:style-name="P1">da part<text:span text:style-name="T5">e</text:span> d<text:span text:style-name="T5">o Sr</text:span>. Gérin-Lajoie,</text:p>
      <text:p text:style-name="P1">qu<text:span text:style-name="T5">e pensou</text:span>:</text:p>
      <text:p text:style-name="P1"/>
      <text:p text:style-name="Texte_20_brut"><text:span text:style-name="T2"><text:s/></text:span><text:span text:style-name="T1">270: 00:16:41.15 00:16:44.23 <text:s/>Duration 00:00:03.08 <text:s/>50</text:span></text:p>
      <text:p text:style-name="P4">"S<text:span text:style-name="T5">e queremos um acordo</text:span></text:p>
      <text:p text:style-name="P4"><text:span text:style-name="T5">em matéria de </text:span>educação, <text:span text:style-name="T5">com quem</text:span>..."</text:p>
      <text:p text:style-name="P1"/>
      <text:p text:style-name="Texte_20_brut"><text:span text:style-name="T2"><text:s/></text:span><text:span text:style-name="T1">271: 00:16:45.02 00:16:47.17 <text:s/>Duration 00:00:02.15 <text:s/>39</text:span></text:p>
      <text:p text:style-name="P5">Precisávamos de professores,</text:p>
      <text:p text:style-name="P5">na época,</text:p>
      <text:p text:style-name="P1"/>
      <text:p text:style-name="Texte_20_brut"><text:span text:style-name="T2"><text:s/></text:span><text:span text:style-name="T1">272: 00:16:47.21 00:16:51.01 <text:s/>Duration 00:00:03.05 <text:s/>48</text:span></text:p>
      <text:p text:style-name="P1"><text:span text:style-name="T5">por</text:span>que o Quebec <text:span text:style-name="T5">ainda não era</text:span></text:p>
      <text:p text:style-name="P1"/>
      <text:p text:style-name="Texte_20_brut"><text:span text:style-name="T2"><text:s/></text:span><text:span text:style-name="T1">273: 00:16:51.05 00:16:54.02 <text:s/>Duration 00:00:02.22 <text:s/>43</text:span></text:p>
      <text:p text:style-name="P5">muito bem fornido</text:p>
      <text:p text:style-name="P1"/>
      <text:p text:style-name="Texte_20_brut"><text:span text:style-name="T2"><text:s/></text:span><text:span text:style-name="T1">274: 00:16:54.06 00:16:55.14 <text:s/>Duration 00:00:01.08 <text:s/>20</text:span></text:p>
      <text:p text:style-name="P5">nesse quesito.</text:p>
      <text:p text:style-name="P1"/>
      <text:p text:style-name="Texte_20_brut"><text:span text:style-name="T2"><text:s/></text:span><text:span text:style-name="T1">275: 00:16:55.18 00:16:57.07 <text:s/>Duration 00:00:01.14 <text:s/>23</text:span></text:p>
      <text:p text:style-name="P5">Então surgiu a ideia.</text:p>
      <text:p text:style-name="P1"/>
      <text:p text:style-name="Texte_20_brut"><text:span text:style-name="T2"><text:s/></text:span><text:span text:style-name="T1">276: 00:16:57.15 00:17:00.13 <text:s/>Duration 00:00:02.23 <text:s/>44</text:span></text:p>
      <text:p text:style-name="P5">Houve intercâmbio de professores,</text:p>
      <text:p text:style-name="P5">coisas formidáveis</text:p>
      <text:p text:style-name="P1"/>
      <text:p text:style-name="Texte_20_brut"><text:span text:style-name="T2"><text:s/></text:span><text:span text:style-name="T1">277: 00:17:00.17 00:17:01.15 <text:s/>Duration 00:00:00.23 <text:s/>14</text:span></text:p>
      <text:p text:style-name="P1"><text:span text:style-name="T5">foram feitas</text:span>.</text:p>
      <text:p text:style-name="P1"/>
      <text:p text:style-name="Texte_20_brut"><text:span text:style-name="T2"><text:s/></text:span><text:span text:style-name="T1">278: 00:17:01.20 00:17:04.13 <text:s/>Duration 00:00:02.18 <text:s/>41</text:span></text:p>
      <text:p text:style-name="P1"><text:span text:style-name="T5">O</text:span> governo d<text:span text:style-name="T5">a </text:span>épo<text:span text:style-name="T5">ca</text:span></text:p>
      <text:p text:style-name="P5">entendeu imediatamente</text:p>
      <text:p text:style-name="P1"/>
      <text:p text:style-name="Texte_20_brut"><text:span text:style-name="T2"><text:s/></text:span><text:span text:style-name="T1">279: 00:17:04.17 00:17:09.10 <text:s/>Duration 00:00:04.18 <text:s/>71</text:span></text:p>
      <text:p text:style-name="P4"><text:span text:style-name="T5">seu interesse</text:span></text:p>
      <text:p text:style-name="P4"><text:span text:style-name="T5">em ter uma aliança com a</text:span> França</text:p>
      <text:p text:style-name="P1"/>
      <text:p text:style-name="Texte_20_brut"><text:span text:style-name="T2"><text:s/></text:span><text:span text:style-name="T1">280: 00:17:09.14 00:17:11.12 <text:s/>Duration 00:00:01.23 <text:s/>29</text:span></text:p>
      <text:p text:style-name="P5">através de acordos.</text:p>
      <text:p text:style-name="P1"/>
      <text:p text:style-name="Texte_20_brut"><text:span text:style-name="T2"><text:s/></text:span><text:span text:style-name="T1">281: 00:17:37.00 00:17:40.12 <text:s/>Duration 00:00:03.12 <text:s/>52</text:span></text:p>
      <text:p text:style-name="P4">N<text:span text:style-name="T5">ós criamos a Agência</text:span></text:p>
      <text:p text:style-name="P4"><text:span text:style-name="T5">Franco-Quebequense para a Juventude</text:span>,</text:p>
      <text:p text:style-name="P1"/>
      <text:p text:style-name="Texte_20_brut"><text:span text:style-name="T2"><text:s/></text:span><text:span text:style-name="T1">282: 00:17:40.16 00:17:42.12 <text:s/>Duration 00:00:01.21 <text:s/>28</text:span></text:p>
      <text:p text:style-name="P4">e é u<text:span text:style-name="T5">m</text:span> gest<text:span text:style-name="T5">o</text:span></text:p>
      <text:p text:style-name="P4"><text:span text:style-name="T5">totalmente natural</text:span></text:p>
      <text:p text:style-name="P1"/>
      <text:p text:style-name="Texte_20_brut"><text:span text:style-name="T2"><text:s/></text:span><text:span text:style-name="T1">283: 00:17:42.16 00:17:44.15 <text:s/>Duration 00:00:01.24 <text:s/>29</text:span></text:p>
      <text:p text:style-name="P5">porque percebemos</text:p>
      <text:p text:style-name="P1"/>
      <text:p text:style-name="Texte_20_brut"><text:span text:style-name="T2"><text:s/></text:span><text:span text:style-name="T1">284: 00:17:44.19 00:17:48.12 <text:s/>Duration 00:00:03.18 <text:s/>56</text:span></text:p>
      <text:p text:style-name="P1">que <text:span text:style-name="T5">a amizade</text:span> França-Quebec</text:p>
      <text:p text:style-name="P5">era excepcional</text:p>
      <text:p text:style-name="P1"><text:soft-page-break/></text:p>
      <text:p text:style-name="Texte_20_brut"><text:span text:style-name="T2"><text:s/></text:span><text:span text:style-name="T1">285: 00:17:48.16 00:17:51.01 <text:s/>Duration 00:00:02.10 <text:s/>36</text:span></text:p>
      <text:p text:style-name="P4">e <text:span text:style-name="T5">valia também</text:span></text:p>
      <text:p text:style-name="P4"><text:span text:style-name="T5">para todas as gerações</text:span>.</text:p>
      <text:p text:style-name="P1"/>
      <text:p text:style-name="Texte_20_brut"><text:span text:style-name="T2"><text:s/></text:span><text:span text:style-name="T1">286: 00:17:51.21 00:17:53.17 <text:s/>Duration 00:00:01.21 <text:s/>28</text:span></text:p>
      <text:p text:style-name="P1"><text:span text:style-name="T5">Parecia-nos</text:span> natur<text:span text:style-name="T5">a</text:span>l</text:p>
      <text:p text:style-name="P1"/>
      <text:p text:style-name="Texte_20_brut"><text:span text:style-name="T2"><text:s/></text:span><text:span text:style-name="T1">287: 00:17:53.21 00:17:56.00 <text:s/>Duration 00:00:02.04 <text:s/>32</text:span></text:p>
      <text:p text:style-name="P4"><text:span text:style-name="T5">dar atenção especial aos jovens.</text:span></text:p>
      <text:p text:style-name="P1"/>
      <text:p text:style-name="Texte_20_brut"><text:span text:style-name="T2"><text:s/></text:span><text:span text:style-name="T1">288: 00:17:56.06 00:17:58.14 <text:s/>Duration 00:00:02.08 <text:s/>35</text:span></text:p>
      <text:p text:style-name="P1">É <text:span text:style-name="T5">muito bom em vários aspectos,</text:span></text:p>
      <text:p text:style-name="P1"/>
      <text:p text:style-name="Texte_20_brut"><text:span text:style-name="T2"><text:s/></text:span><text:span text:style-name="T1">289: 00:17:58.18 00:18:00.12 <text:s/>Duration 00:00:01.19 <text:s/>26</text:span></text:p>
      <text:p text:style-name="P4">p<text:span text:style-name="T5">ara o presente e o futuro,</text:span></text:p>
      <text:p text:style-name="P1"/>
      <text:p text:style-name="Texte_20_brut"><text:span text:style-name="T2"><text:s/></text:span><text:span text:style-name="T1">290: 00:18:00.17 00:18:03.17 <text:s/>Duration 00:00:03.00 <text:s/>45</text:span></text:p>
      <text:p text:style-name="P5">porque aqueles que vêm aqui</text:p>
      <text:p text:style-name="P5">desenvolvem contatos</text:p>
      <text:p text:style-name="P1"/>
      <text:p text:style-name="Texte_20_brut"><text:span text:style-name="T2"><text:s/></text:span><text:span text:style-name="T1">291: 00:18:03.21 00:18:06.16 <text:s/>Duration 00:00:02.20 <text:s/>42</text:span></text:p>
      <text:p text:style-name="P4">e <text:span text:style-name="T5">tornam-se</text:span></text:p>
      <text:p text:style-name="P4"><text:span text:style-name="T5">uma espécie de embaixador eterno.</text:span></text:p>
      <text:p text:style-name="P1"/>
      <text:p text:style-name="Texte_20_brut"><text:span text:style-name="T2"><text:s/></text:span><text:span text:style-name="T1">292: 00:18:06.23 00:18:10.04 <text:s/>Duration 00:00:03.06 <text:s/>49</text:span></text:p>
      <text:p text:style-name="P1">E <text:span text:style-name="T5">há dezenas de milhares</text:span></text:p>
      <text:p text:style-name="P1">de <text:span text:style-name="T5">quebequenses</text:span></text:p>
      <text:p text:style-name="P1"/>
      <text:p text:style-name="Texte_20_brut"><text:span text:style-name="T2"><text:s/></text:span><text:span text:style-name="T1">293: 00:18:10.08 00:18:12.14 <text:s/>Duration 00:00:02.06 <text:s/>34</text:span></text:p>
      <text:p text:style-name="P4">qu<text:span text:style-name="T5">e tiveram</text:span></text:p>
      <text:p text:style-name="P4"><text:span text:style-name="T5">o 1º contato com a </text:span>França</text:p>
      <text:p text:style-name="P1"/>
      <text:p text:style-name="Texte_20_brut"><text:span text:style-name="T2"><text:s/></text:span><text:span text:style-name="T1">294: 00:18:12.18 00:18:15.22 <text:s/>Duration 00:00:03.04 <text:s/>47</text:span></text:p>
      <text:p text:style-name="P5">através da Agência para a Juventude.</text:p>
      <text:p text:style-name="P1"/>
      <text:p text:style-name="Texte_20_brut"><text:span text:style-name="T2"><text:s/></text:span><text:span text:style-name="T1">295: 00:18:17.12 00:18:21.06 <text:s/>Duration 00:00:03.19 <text:s/>56</text:span></text:p>
      <text:p text:style-name="P6">#<text:span text:style-name="T6">No início de</text:span> 1968,</text:p>
      <text:p text:style-name="P6"><text:span text:style-name="T5">a Agência para a Juventude</text:span>#</text:p>
      <text:p text:style-name="P1"/>
      <text:p text:style-name="Texte_20_brut"><text:span text:style-name="T2"><text:s/></text:span><text:span text:style-name="T1">296: 00:18:21.11 00:18:22.24 <text:s/>Duration 00:00:01.13 <text:s/>23</text:span></text:p>
      <text:p text:style-name="P1">#<text:span text:style-name="T6">é oficialmente criada</text:span>.#</text:p>
      <text:p text:style-name="P1"/>
      <text:p text:style-name="Texte_20_brut"><text:span text:style-name="T2"><text:s/></text:span><text:span text:style-name="T1">297: 00:18:23.03 00:18:25.10 <text:s/>Duration 00:00:02.07 <text:s/>34</text:span></text:p>
      <text:p text:style-name="P6">#2 m<text:span text:style-name="T6">eses</text:span></text:p>
      <text:p text:style-name="P6"><text:span text:style-name="T6">após a assinatura do acordo,</text:span>#</text:p>
      <text:p text:style-name="P1"/>
      <text:p text:style-name="Texte_20_brut"><text:span text:style-name="T2"><text:s/></text:span><text:span text:style-name="T1">298: 00:18:25.14 00:18:29.06 <text:s/>Duration 00:00:03.17 <text:s/>55</text:span></text:p>
      <text:p text:style-name="P1">#u<text:span text:style-name="T6">m 1º grupo de estagiários</text:span></text:p>
      <text:p text:style-name="P1"><text:span text:style-name="T6">embarca dos 2 lados do Atlântico</text:span>.#</text:p>
      <text:p text:style-name="P1"/>
      <text:p text:style-name="Texte_20_brut"><text:span text:style-name="T2"><text:s/></text:span><text:span text:style-name="T1">299: 00:18:29.11 00:18:30.22 <text:s/>Duration 00:00:01.11 <text:s/>22</text:span></text:p>
      <text:p text:style-name="P1">#<text:span text:style-name="T6">Hoje, graças à Agência</text:span>,#</text:p>
      <text:p text:style-name="P1"/>
      <text:p text:style-name="Texte_20_brut"><text:span text:style-name="T2"><text:s/></text:span><text:span text:style-name="T1">300: 00:18:31.02 00:18:33.06 <text:s/>Duration 00:00:02.04 <text:s/>32</text:span></text:p>
      <text:p text:style-name="P1">#60 <text:span text:style-name="T6">mil jovens das 2 comunidade</text:span>s#</text:p>
      <text:p text:style-name="P1"/>
      <text:p text:style-name="Texte_20_brut"><text:span text:style-name="T2"><text:s/></text:span><text:span text:style-name="T1">301: 00:18:33.11 00:18:36.00 <text:s/>Duration 00:00:02.14 <text:s/>38</text:span></text:p>
      <text:p text:style-name="P1">#<text:span text:style-name="T6">puderam se encontrar e se conhecer</text:span>.#</text:p>
      <text:p text:style-name="P1"/>
      <text:p text:style-name="Texte_20_brut"><text:soft-page-break/><text:span text:style-name="T2"><text:s/></text:span><text:span text:style-name="T1">302: 00:18:37.13 00:18:40.07 <text:s/>Duration 00:00:02.19 <text:s/>41</text:span></text:p>
      <text:p text:style-name="P1"><text:span text:style-name="T6">Eu pensei</text:span>:</text:p>
      <text:p text:style-name="P1">"<text:span text:style-name="T6">Precisamos de</text:span> relações políticas."</text:p>
      <text:p text:style-name="P1"/>
      <text:p text:style-name="Texte_20_brut"><text:span text:style-name="T2"><text:s/></text:span><text:span text:style-name="T1">303: 00:18:40.11 00:18:43.21 <text:s/>Duration 00:00:03.10 <text:s/>51</text:span></text:p>
      <text:p text:style-name="P7">Era o que me interessava mais,</text:p>
      <text:p text:style-name="P1"><text:span text:style-name="T6">a</text:span>s relações políticas.</text:p>
      <text:p text:style-name="P1"/>
      <text:p text:style-name="Texte_20_brut"><text:span text:style-name="T2"><text:s/></text:span><text:span text:style-name="T1">304: 00:18:44.00 00:18:47.15 <text:s/>Duration 00:00:03.15 <text:s/>54</text:span></text:p>
      <text:p text:style-name="P6"><text:span text:style-name="T6">Eu sabia que precisávamos</text:span></text:p>
      <text:p text:style-name="P6">d<text:span text:style-name="T6">e</text:span> relações cultur<text:span text:style-name="T6">ai</text:span>s,</text:p>
      <text:p text:style-name="P1"/>
      <text:p text:style-name="Texte_20_brut"><text:span text:style-name="T2"><text:s/></text:span><text:span text:style-name="T1">305: 00:18:47.19 00:18:49.01 <text:s/>Duration 00:00:01.07 <text:s/>19</text:span></text:p>
      <text:p text:style-name="P1"><text:span text:style-name="T6">no setor econômico</text:span>,</text:p>
      <text:p text:style-name="P1"/>
      <text:p text:style-name="Texte_20_brut"><text:span text:style-name="T2"><text:s/></text:span><text:span text:style-name="T1">306: 00:18:49.13 00:18:52.06 <text:s/>Duration 00:00:02.18 <text:s/>41</text:span></text:p>
      <text:p text:style-name="P1"><text:span text:style-name="T6">no setor da </text:span>educação <text:span text:style-name="T6">também</text:span>,</text:p>
      <text:p text:style-name="P1"><text:span text:style-name="T6">é claro</text:span>,</text:p>
      <text:p text:style-name="P1"/>
      <text:p text:style-name="Texte_20_brut"><text:span text:style-name="T2"><text:s/></text:span><text:span text:style-name="T1">307: 00:18:52.24 00:18:55.01 <text:s/>Duration 00:00:02.02 <text:s/>31</text:span></text:p>
      <text:p text:style-name="P6">ma<text:span text:style-name="T6">s eu queria unir,</text:span></text:p>
      <text:p text:style-name="P6"><text:span text:style-name="T6">de certo modo,</text:span></text:p>
      <text:p text:style-name="P1"/>
      <text:p text:style-name="Texte_20_brut"><text:span text:style-name="T2"><text:s/></text:span><text:span text:style-name="T1">308: 00:18:55.05 00:18:56.22 <text:s/>Duration 00:00:01.17 <text:s/>25</text:span></text:p>
      <text:p text:style-name="P7">a esquerda e a direita</text:p>
      <text:p text:style-name="P1"/>
      <text:p text:style-name="Texte_20_brut"><text:span text:style-name="T2"><text:s/></text:span><text:span text:style-name="T1">309: 00:18:58.12 00:18:59.14 <text:s/>Duration 00:00:01.02 <text:s/>16</text:span></text:p>
      <text:p text:style-name="P7">conosco</text:p>
      <text:p text:style-name="P1"/>
      <text:p text:style-name="Texte_20_brut"><text:span text:style-name="T2"><text:s/></text:span><text:span text:style-name="T1">310: 00:18:59.18 00:19:03.05 <text:s/>Duration 00:00:03.12 <text:s/>52</text:span></text:p>
      <text:p text:style-name="P1"><text:span text:style-name="T6">numa</text:span> perspectiv<text:span text:style-name="T6">a </text:span>d<text:span text:style-name="T6">e futuro comum.</text:span></text:p>
      <text:p text:style-name="P1"/>
      <text:p text:style-name="Texte_20_brut"><text:span text:style-name="T2"><text:s/></text:span><text:span text:style-name="T1">311: 00:19:03.12 00:19:05.10 <text:s/>Duration 00:00:01.23 <text:s/>29</text:span></text:p>
      <text:p text:style-name="P7">Então, eu me dediquei a isso</text:p>
      <text:p text:style-name="P1"/>
      <text:p text:style-name="Texte_20_brut"><text:span text:style-name="T2"><text:s/></text:span><text:span text:style-name="T1">312: 00:19:05.14 00:19:07.13 <text:s/>Duration 00:00:01.24 <text:s/>29</text:span></text:p>
      <text:p text:style-name="P1">e <text:span text:style-name="T6">disse ao Sr</text:span>. Lévesque,</text:p>
      <text:p text:style-name="P1"><text:span text:style-name="T6">na </text:span>épo<text:span text:style-name="T6">ca</text:span>:</text:p>
      <text:p text:style-name="P1"/>
      <text:p text:style-name="Texte_20_brut"><text:span text:style-name="T2"><text:s/></text:span><text:span text:style-name="T1">313: 00:19:07.17 00:19:11.15 <text:s/>Duration 00:00:03.23 <text:s/>59</text:span></text:p>
      <text:p text:style-name="P1">"<text:span text:style-name="T6">Quero me encarregar da esquerda.</text:span></text:p>
      <text:p text:style-name="P1"/>
      <text:p text:style-name="Texte_20_brut"><text:span text:style-name="T2"><text:s/></text:span><text:span text:style-name="T1">314: 00:19:11.20 00:19:15.03 <text:s/>Duration 00:00:03.08 <text:s/>50</text:span></text:p>
      <text:p text:style-name="P1">"<text:span text:style-name="T6">Vai se encarregar da direita,</text:span></text:p>
      <text:p text:style-name="P1">não<text:span text:style-name="T6"> porque você gosta,</text:span></text:p>
      <text:p text:style-name="P1"/>
      <text:p text:style-name="Texte_20_brut"><text:span text:style-name="T2"><text:s/></text:span><text:span text:style-name="T1">315: 00:19:15.07 00:19:17.23 <text:s/>Duration 00:00:02.16 <text:s/>40</text:span></text:p>
      <text:p text:style-name="P6">"ma<text:span text:style-name="T6">s por</text:span>que é el<text:span text:style-name="T6">a</text:span></text:p>
      <text:p text:style-name="P6"><text:span text:style-name="T6">que está no poder</text:span>."</text:p>
      <text:p text:style-name="P1"/>
      <text:p text:style-name="Texte_20_brut"><text:span text:style-name="T2"><text:s/></text:span><text:span text:style-name="T1">316: 00:19:18.03 00:19:20.04 <text:s/>Duration 00:00:02.01 <text:s/>31</text:span></text:p>
      <text:p text:style-name="P6">E <text:span text:style-name="T6">ele me disse</text:span>:</text:p>
      <text:p text:style-name="P6">"<text:span text:style-name="T6">Sim</text:span>, é u<text:span text:style-name="T6">ma boa ideia</text:span></text:p>
      <text:p text:style-name="P1"/>
      <text:p text:style-name="Texte_20_brut"><text:span text:style-name="T2"><text:s/></text:span><text:span text:style-name="T1">317: 00:19:20.08 00:19:22.24 <text:s/>Duration 00:00:02.16 <text:s/>40</text:span></text:p>
      <text:p text:style-name="P1">"<text:span text:style-name="T6">dar atenção à esquerda</text:span></text:p>
      <text:p text:style-name="P7">pois talvez um dia</text:p>
      <text:p text:style-name="P1"/>
      <text:p text:style-name="Texte_20_brut"><text:span text:style-name="T2"><text:s/></text:span><text:span text:style-name="T1">318: 00:19:23.03 00:19:25.00 <text:s/>Duration 00:00:01.22 <text:s/>28</text:span></text:p>
      <text:p text:style-name="P1">"<text:span text:style-name="T6">a </text:span>altern<text:span text:style-name="T6">ância ocorra</text:span>."</text:p>
      <text:p text:style-name="P1"><text:soft-page-break/></text:p>
      <text:p text:style-name="Texte_20_brut"><text:span text:style-name="T2"><text:s/></text:span><text:span text:style-name="T1">319: 00:19:25.04 00:19:29.03 <text:s/>Duration 00:00:03.24 <text:s/>59</text:span></text:p>
      <text:p text:style-name="P1"><text:span text:style-name="T7">Demorou</text:span>.</text:p>
      <text:p text:style-name="P1"><text:span text:style-name="T7">Esperamos até</text:span> 1981 <text:span text:style-name="T7">pela alternância.</text:span></text:p>
      <text:p text:style-name="P1"/>
      <text:p text:style-name="Texte_20_brut"><text:span text:style-name="T2"><text:s/></text:span><text:span text:style-name="T1">320: 00:19:29.24 00:19:33.06 <text:s/>Duration 00:00:03.07 <text:s/>49</text:span></text:p>
      <text:p text:style-name="P1"><text:span text:style-name="T7">Ele soube rápido, em</text:span> to<text:span text:style-name="T7">do</text:span> cas<text:span text:style-name="T7">o</text:span>,</text:p>
      <text:p text:style-name="P1">que a França ser<text:span text:style-name="T7">ia</text:span></text:p>
      <text:p text:style-name="P1"/>
      <text:p text:style-name="Texte_20_brut"><text:span text:style-name="T2"><text:s/></text:span><text:span text:style-name="T1">321: 00:19:33.10 00:19:36.04 <text:s/>Duration 00:00:02.19 <text:s/>41</text:span></text:p>
      <text:p text:style-name="P1">n<text:span text:style-name="T7">ossa</text:span> principal <text:span text:style-name="T7">aliada</text:span> política.</text:p>
      <text:p text:style-name="P1"/>
      <text:p text:style-name="Texte_20_brut"><text:span text:style-name="T2"><text:s/></text:span><text:span text:style-name="T1">322: 00:19:58.05 00:20:03.05 <text:s/>Duration 00:00:05.00 <text:s/>75</text:span></text:p>
      <text:p text:style-name="P1"><text:span text:style-name="T7">Acordo</text:span> entre o Quebec e a França</text:p>
      <text:p text:style-name="P1"/>
      <text:p text:style-name="Texte_20_brut"><text:span text:style-name="T2"><text:s/></text:span><text:span text:style-name="T1">323: 00:20:04.17 00:20:07.09 <text:s/>Duration 00:00:02.17 <text:s/>40</text:span></text:p>
      <text:p text:style-name="P8"><text:span text:style-name="T7">Esse acordo</text:span></text:p>
      <text:p text:style-name="P8"><text:span text:style-name="T7">sobre</text:span> qualifica<text:span text:style-name="T7">ções </text:span>prof<text:span text:style-name="T7">issionais</text:span></text:p>
      <text:p text:style-name="P1"/>
      <text:p text:style-name="Texte_20_brut"><text:span text:style-name="T2"><text:s/></text:span><text:span text:style-name="T1">324: 00:20:07.14 00:20:10.09 <text:s/>Duration 00:00:02.20 <text:s/>42</text:span></text:p>
      <text:p text:style-name="P1"><text:span text:style-name="T7">é muito</text:span> importante</text:p>
      <text:p text:style-name="P1">e <text:span text:style-name="T7">único no mundo.</text:span></text:p>
      <text:p text:style-name="P1"/>
      <text:p text:style-name="Texte_20_brut"><text:span text:style-name="T2"><text:s/></text:span><text:span text:style-name="T1">325: 00:20:10.13 00:20:12.07 <text:s/>Duration 00:00:01.19 <text:s/>26</text:span></text:p>
      <text:p text:style-name="P8"><text:span text:style-name="T7">Pode ser entre engenheiros,</text:span></text:p>
      <text:p text:style-name="P1"/>
      <text:p text:style-name="Texte_20_brut"><text:span text:style-name="T2"><text:s/></text:span><text:span text:style-name="T1">326: 00:20:12.12 00:20:14.04 <text:s/>Duration 00:00:01.17 <text:s/>25</text:span></text:p>
      <text:p text:style-name="P1"><text:span text:style-name="T7">pode ser entre</text:span>...</text:p>
      <text:p text:style-name="P1"/>
      <text:p text:style-name="Texte_20_brut"><text:span text:style-name="T2"><text:s/></text:span><text:span text:style-name="T1">327: 00:20:14.09 00:20:17.04 <text:s/>Duration 00:00:02.20 <text:s/>42</text:span></text:p>
      <text:p text:style-name="P9">No campo da saúde,</text:p>
      <text:p text:style-name="P9">penso nos enfermeiros.</text:p>
      <text:p text:style-name="P1"/>
      <text:p text:style-name="Texte_20_brut"><text:span text:style-name="T2"><text:s/></text:span><text:span text:style-name="T1">328: 00:20:18.00 00:20:19.18 <text:s/>Duration 00:00:01.18 <text:s/>26</text:span></text:p>
      <text:p text:style-name="P1"><text:span text:style-name="T7">Pode ser em diversos campos</text:span>.</text:p>
      <text:p text:style-name="P1"/>
      <text:p text:style-name="Texte_20_brut"><text:span text:style-name="T2"><text:s/></text:span><text:span text:style-name="T1">329: 00:20:19.22 00:20:22.09 <text:s/>Duration 00:00:02.12 <text:s/>37</text:span></text:p>
      <text:p text:style-name="P8"><text:span text:style-name="T7">Envolve</text:span></text:p>
      <text:p text:style-name="P8"><text:span text:style-name="T7">t</text:span>o<text:span text:style-name="T7">dos os setores profissionais</text:span>.</text:p>
      <text:p text:style-name="P1"/>
      <text:p text:style-name="Texte_20_brut"><text:span text:style-name="T2"><text:s/></text:span><text:span text:style-name="T1">330: 00:20:22.13 00:20:24.24 <text:s/>Duration 00:00:02.11 <text:s/>37</text:span></text:p>
      <text:p text:style-name="P8"><text:span text:style-name="T7">O </text:span>important<text:span text:style-name="T7">e</text:span></text:p>
      <text:p text:style-name="P8"><text:span text:style-name="T7">era ter alguém negociando</text:span></text:p>
      <text:p text:style-name="P1"/>
      <text:p text:style-name="Texte_20_brut"><text:span text:style-name="T2"><text:s/></text:span><text:span text:style-name="T1">331: 00:20:25.03 00:20:27.12 <text:s/>Duration 00:00:02.09 <text:s/>35</text:span></text:p>
      <text:p text:style-name="P1"><text:span text:style-name="T7">em nome do</text:span> governo d<text:span text:style-name="T7">o</text:span> Quebec,</text:p>
      <text:p text:style-name="P1"><text:span text:style-name="T7">com a</text:span> França,</text:p>
      <text:p text:style-name="P1"/>
      <text:p text:style-name="Texte_20_brut"><text:span text:style-name="T2"><text:s/></text:span><text:span text:style-name="T1">332: 00:20:27.17 00:20:29.03 <text:s/>Duration 00:00:01.11 <text:s/>22</text:span></text:p>
      <text:p text:style-name="P1">e <text:span text:style-name="T7">era</text:span> Gil Rémillard.</text:p>
      <text:p text:style-name="P1"/>
      <text:p text:style-name="Texte_20_brut"><text:span text:style-name="T2"><text:s/></text:span><text:span text:style-name="T1">333: 00:20:29.07 00:20:30.24 <text:s/>Duration 00:00:01.17 <text:s/>25</text:span></text:p>
      <text:p text:style-name="P1">Ma<text:span text:style-name="T7">s antes dessas negociações,</text:span></text:p>
      <text:p text:style-name="P1"/>
      <text:p text:style-name="Texte_20_brut"><text:span text:style-name="T2"><text:s/></text:span><text:span text:style-name="T1">334: 00:20:31.03 00:20:35.07 <text:s/>Duration 00:00:04.04 <text:s/>62</text:span></text:p>
      <text:p text:style-name="P1"><text:span text:style-name="T7">o primeiro-ministro</text:span> Charest</text:p>
      <text:p text:style-name="P1"><text:span text:style-name="T7">reuniu numa</text:span> grande sal<text:span text:style-name="T7">a</text:span></text:p>
      <text:p text:style-name="P1"/>
      <text:p text:style-name="Texte_20_brut"><text:span text:style-name="T2"><text:s/></text:span><text:span text:style-name="T1">335: 00:20:35.11 00:20:38.22 <text:s/>Duration 00:00:03.11 <text:s/>52</text:span></text:p>
      <text:p text:style-name="P1">to<text:span text:style-name="T7">das os setores profissionais,</text:span></text:p>
      <text:p text:style-name="P9"><text:soft-page-break/>os sindicatos,</text:p>
      <text:p text:style-name="P1"/>
      <text:p text:style-name="Texte_20_brut"><text:span text:style-name="T2"><text:s/></text:span><text:span text:style-name="T1">336: 00:20:39.02 00:20:41.15 <text:s/>Duration 00:00:02.13 <text:s/>38</text:span></text:p>
      <text:p text:style-name="P1">p<text:span text:style-name="T7">ara ter a aprovação deles</text:span></text:p>
      <text:p text:style-name="P1"/>
      <text:p text:style-name="Texte_20_brut"><text:span text:style-name="T2"><text:s/></text:span><text:span text:style-name="T1">337: 00:20:41.19 00:20:44.09 <text:s/>Duration 00:00:02.15 <text:s/>39</text:span></text:p>
      <text:p text:style-name="P8"><text:span text:style-name="T7">para o trabalho desse novo acordo.</text:span></text:p>
      <text:p text:style-name="P1"/>
      <text:p text:style-name="Texte_20_brut"><text:span text:style-name="T2"><text:s/></text:span><text:span text:style-name="T1">338: 00:20:44.13 00:20:46.05 <text:s/>Duration 00:00:01.17 <text:s/>25</text:span></text:p>
      <text:p text:style-name="P9">Não foi nada fácil,</text:p>
      <text:p text:style-name="P1"/>
      <text:p text:style-name="Texte_20_brut"><text:span text:style-name="T2"><text:s/></text:span><text:span text:style-name="T1">339: 00:20:46.09 00:20:49.24 <text:s/>Duration 00:00:03.15 <text:s/>54</text:span></text:p>
      <text:p text:style-name="P9">porque quando se mexe</text:p>
      <text:p text:style-name="P9">com setores profissionais,</text:p>
      <text:p text:style-name="P1"/>
      <text:p text:style-name="Texte_20_brut"><text:span text:style-name="T2"><text:s/></text:span><text:span text:style-name="T1">340: 00:20:50.10 00:20:53.06 <text:s/>Duration 00:00:02.21 <text:s/>43</text:span></text:p>
      <text:p text:style-name="P8">é <text:span text:style-name="T7">muito diferente</text:span></text:p>
      <text:p text:style-name="P8"><text:span text:style-name="T7">de um país para o outro.</text:span></text:p>
      <text:p text:style-name="P1"/>
      <text:p text:style-name="Texte_20_brut"><text:span text:style-name="T2"><text:s/></text:span><text:span text:style-name="T1">341: 00:20:54.02 00:20:56.09 <text:s/>Duration 00:00:02.07 <text:s/>34</text:span></text:p>
      <text:p text:style-name="P1"><text:span text:style-name="T7">Foi</text:span> <text:span text:style-name="T7">o primeiro-ministro</text:span></text:p>
      <text:p text:style-name="P1">Jean Charest</text:p>
      <text:p text:style-name="P1"/>
      <text:p text:style-name="Texte_20_brut"><text:span text:style-name="T2"><text:s/></text:span><text:span text:style-name="T1">342: 00:20:56.13 00:21:00.12 <text:s/>Duration 00:00:03.24 <text:s/>59</text:span></text:p>
      <text:p text:style-name="P1">qu<text:span text:style-name="T7">e me pediu para negociar</text:span></text:p>
      <text:p text:style-name="P1"><text:span text:style-name="T7">com o</text:span> governo fran<text:span text:style-name="T7">cês</text:span></text:p>
      <text:p text:style-name="P1"/>
      <text:p text:style-name="Texte_20_brut"><text:span text:style-name="T2"><text:s/></text:span><text:span text:style-name="T1">343: 00:21:00.16 00:21:03.15 <text:s/>Duration 00:00:02.24 <text:s/>44</text:span></text:p>
      <text:p text:style-name="P1">e <text:span text:style-name="T7">a</text:span>s corpora<text:span text:style-name="T7">ções</text:span> prof<text:span text:style-name="T7">issionais</text:span></text:p>
      <text:p text:style-name="P1">fran<text:span text:style-name="T7">cesas</text:span></text:p>
      <text:p text:style-name="P1"/>
      <text:p text:style-name="Texte_20_brut"><text:span text:style-name="T2"><text:s/></text:span><text:span text:style-name="T1">344: 00:21:03.19 00:21:07.01 <text:s/>Duration 00:00:03.07 <text:s/>49</text:span></text:p>
      <text:p text:style-name="P8"><text:span text:style-name="T7">os meios para ter</text:span></text:p>
      <text:p text:style-name="P8"><text:span text:style-name="T7">essa relação direta</text:span></text:p>
      <text:p text:style-name="P1"/>
      <text:p text:style-name="Texte_20_brut"><text:span text:style-name="T2"><text:s/></text:span><text:span text:style-name="T1">345: 00:21:07.05 00:21:09.08 <text:s/>Duration 00:00:02.03 <text:s/>32</text:span></text:p>
      <text:p text:style-name="P1">entre <text:span text:style-name="T7">a</text:span>s corpora<text:span text:style-name="T7">ções </text:span>prof<text:span text:style-name="T7">issionais</text:span></text:p>
      <text:p text:style-name="P1"/>
      <text:p text:style-name="Texte_20_brut"><text:span text:style-name="T2"><text:s/></text:span><text:span text:style-name="T1">346: 00:21:09.12 00:21:12.01 <text:s/>Duration 00:00:02.14 <text:s/>38</text:span></text:p>
      <text:p text:style-name="P10">as ordens profissionais</text:p>
      <text:p text:style-name="P10">quebequenses</text:p>
      <text:p text:style-name="P1"/>
      <text:p text:style-name="Texte_20_brut"><text:span text:style-name="T2"><text:s/></text:span><text:span text:style-name="T1">347: 00:21:12.05 00:21:14.10 <text:s/>Duration 00:00:02.05 <text:s/>33</text:span></text:p>
      <text:p text:style-name="P11">e <text:span text:style-name="T8">as ordens profissionais</text:span></text:p>
      <text:p text:style-name="P11"><text:span text:style-name="T8">francesas.</text:span></text:p>
      <text:p text:style-name="P1"/>
      <text:p text:style-name="Texte_20_brut"><text:span text:style-name="T2"><text:s/></text:span><text:span text:style-name="T1">348: 00:21:14.14 00:21:17.21 <text:s/>Duration 00:00:03.07 <text:s/>49</text:span></text:p>
      <text:p text:style-name="P1"><text:span text:style-name="T9">Ou seja, que um médico na</text:span> França</text:p>
      <text:p text:style-name="P1"><text:span text:style-name="T9">é médico no</text:span> Quebec,</text:p>
      <text:p text:style-name="P1"/>
      <text:p text:style-name="Texte_20_brut"><text:span text:style-name="T2"><text:s/></text:span><text:span text:style-name="T1">349: 00:21:18.00 00:21:21.08 <text:s/>Duration 00:00:03.08 <text:s/>50</text:span></text:p>
      <text:p text:style-name="P1">e <text:span text:style-name="T9">um engenheiro no</text:span> Quebec</text:p>
      <text:p text:style-name="P1"><text:span text:style-name="T9">é engenheiro na</text:span> França.</text:p>
      <text:p text:style-name="P1"/>
      <text:p text:style-name="Texte_20_brut"><text:span text:style-name="T2"><text:s/></text:span><text:span text:style-name="T1">350: 00:21:21.15 00:21:25.14 <text:s/>Duration 00:00:03.24 <text:s/>59</text:span></text:p>
      <text:p text:style-name="P1">To<text:span text:style-name="T9">das a</text:span>s grandes prof<text:span text:style-name="T9">issões</text:span></text:p>
      <text:p text:style-name="P1"><text:span text:style-name="T9">poderiam ter seus</text:span> <text:span text:style-name="T9">e</text:span>quivalent<text:span text:style-name="T9">e</text:span>s,</text:p>
      <text:p text:style-name="P1"/>
      <text:p text:style-name="Texte_20_brut"><text:span text:style-name="T2"><text:s/></text:span><text:span text:style-name="T1">351: 00:21:25.18 00:21:29.07 <text:s/>Duration 00:00:03.14 <text:s/>53</text:span></text:p>
      <text:p text:style-name="P1">de <text:span text:style-name="T9">modo que o movimento de pessoas</text:span></text:p>
      <text:p text:style-name="P1"><text:soft-page-break/></text:p>
      <text:p text:style-name="Texte_20_brut"><text:span text:style-name="T2"><text:s/></text:span><text:span text:style-name="T1">352: 00:21:29.11 00:21:32.17 <text:s/>Duration 00:00:03.06 <text:s/>49</text:span></text:p>
      <text:p text:style-name="P12">seria melhorado nitidamente.</text:p>
      <text:p text:style-name="P1"/>
      <text:p text:style-name="Texte_20_brut"><text:span text:style-name="T2"><text:s/></text:span><text:span text:style-name="T1">353: 00:21:32.24 00:21:37.02 <text:s/>Duration 00:00:04.03 <text:s/>62</text:span></text:p>
      <text:p text:style-name="P12">Isso vale para a prática,</text:p>
      <text:p text:style-name="P12">mas também para a pesquisa.</text:p>
      <text:p text:style-name="P1"/>
      <text:p text:style-name="Texte_20_brut"><text:span text:style-name="T2"><text:s/></text:span><text:span text:style-name="T1">354: 00:21:37.06 00:21:39.14 <text:s/>Duration 00:00:02.08 <text:s/>35</text:span></text:p>
      <text:p text:style-name="P1"><text:span text:style-name="T9">Vale para a</text:span> capaci<text:span text:style-name="T9">dade</text:span></text:p>
      <text:p text:style-name="P1">de tra<text:span text:style-name="T9">balho conjunto.</text:span></text:p>
      <text:p text:style-name="P1"/>
      <text:p text:style-name="Texte_20_brut"><text:span text:style-name="T2"><text:s/></text:span><text:span text:style-name="T1">355: 00:21:39.24 00:21:42.18 <text:s/>Duration 00:00:02.19 <text:s/>41</text:span></text:p>
      <text:p text:style-name="P12">Ganhamos também no âmbito econômico</text:p>
      <text:p text:style-name="P1"/>
      <text:p text:style-name="Texte_20_brut"><text:span text:style-name="T2"><text:s/></text:span><text:span text:style-name="T1">356: 00:21:42.22 00:21:45.14 <text:s/>Duration 00:00:02.17 <text:s/>40</text:span></text:p>
      <text:p text:style-name="P13"><text:span text:style-name="T9">permitindo</text:span></text:p>
      <text:p text:style-name="P13"><text:span text:style-name="T9">uma atividade econômica maior</text:span></text:p>
      <text:p text:style-name="P1"/>
      <text:p text:style-name="Texte_20_brut"><text:span text:style-name="T2"><text:s/></text:span><text:span text:style-name="T1">357: 00:21:45.18 00:21:48.01 <text:s/>Duration 00:00:02.08 <text:s/>35</text:span></text:p>
      <text:p text:style-name="P1">e <text:span text:style-name="T9">desenvolvendo essa solidariedade,</text:span></text:p>
      <text:p text:style-name="P1"/>
      <text:p text:style-name="Texte_20_brut"><text:span text:style-name="T2"><text:s/></text:span><text:span text:style-name="T1">358: 00:21:48.17 00:21:50.04 <text:s/>Duration 00:00:01.12 <text:s/>22</text:span></text:p>
      <text:p text:style-name="P1">qu<text:span text:style-name="T9">e é muito</text:span> importante.</text:p>
      <text:p text:style-name="P1"/>
      <text:p text:style-name="Texte_20_brut"><text:span text:style-name="T2"><text:s/></text:span><text:span text:style-name="T1">359: 00:21:50.08 00:21:54.23 <text:s/>Duration 00:00:04.15 <text:s/>69</text:span></text:p>
      <text:p text:style-name="P13"><text:span text:style-name="T9">Essa solidariedade que devemos sempre</text:span></text:p>
      <text:p text:style-name="P13"><text:span text:style-name="T9">preservar, desenvolver</text:span>.</text:p>
      <text:p text:style-name="P1"/>
      <text:p text:style-name="Texte_20_brut"><text:span text:style-name="T2"><text:s/></text:span><text:span text:style-name="T1">360: 00:21:56.00 00:21:58.10 <text:s/>Duration 00:00:02.10 <text:s/>36</text:span></text:p>
      <text:p text:style-name="P1">2008</text:p>
      <text:p text:style-name="P1"><text:span text:style-name="T9">Assinatura do Acordo</text:span> Quebec-França</text:p>
      <text:p text:style-name="P1"/>
      <text:p text:style-name="Texte_20_brut"><text:span text:style-name="T2"><text:s/></text:span><text:span text:style-name="T1">361: 00:21:58.14 00:22:03.14 <text:s/>Duration 00:00:05.00 <text:s/>75</text:span></text:p>
      <text:p text:style-name="P12">de Reconhecimento Mútuo</text:p>
      <text:p text:style-name="P1">d<text:span text:style-name="T9">a</text:span>s <text:span text:style-name="T9">Q</text:span>ualifica<text:span text:style-name="T9">ções Profissionais</text:span></text:p>
      <text:p text:style-name="P1"/>
      <text:p text:style-name="Texte_20_brut"><text:span text:style-name="T2"><text:s/></text:span><text:span text:style-name="T1">362: 00:22:21.16 00:22:25.03 <text:s/>Duration 00:00:03.12 <text:s/>52</text:span></text:p>
      <text:p text:style-name="P1"><text:span text:style-name="T9">No momento em que eu cheguei</text:span>,</text:p>
      <text:p text:style-name="P1"><text:span text:style-name="T9">em setembro de</text:span> 1989,</text:p>
      <text:p text:style-name="P1"/>
      <text:p text:style-name="Texte_20_brut"><text:span text:style-name="T2"><text:s/></text:span><text:span text:style-name="T1">363: 00:22:25.10 00:22:29.07 <text:s/>Duration 00:00:03.22 <text:s/>58</text:span></text:p>
      <text:p text:style-name="P1"><text:span text:style-name="T9">um período</text:span> efervescente</text:p>
      <text:p text:style-name="P1"><text:span text:style-name="T9">em nível</text:span> internacional,</text:p>
      <text:p text:style-name="P1"/>
      <text:p text:style-name="Texte_20_brut"><text:span text:style-name="T2"><text:s/></text:span><text:span text:style-name="T1">364: 00:22:30.04 00:22:33.01 <text:s/>Duration 00:00:02.22 <text:s/>43</text:span></text:p>
      <text:p text:style-name="P13"><text:span text:style-name="T9">tive muita sorte</text:span></text:p>
      <text:p text:style-name="P13"><text:span text:style-name="T9">em chegar nessa época.</text:span></text:p>
      <text:p text:style-name="P1"/>
      <text:p text:style-name="Texte_20_brut"><text:span text:style-name="T2"><text:s/></text:span><text:span text:style-name="T1">365: 00:22:33.05 00:22:35.10 <text:s/>Duration 00:00:02.05 <text:s/>33</text:span></text:p>
      <text:p text:style-name="P12">Houve mudanças radicais</text:p>
      <text:p text:style-name="P1"/>
      <text:p text:style-name="Texte_20_brut"><text:span text:style-name="T2"><text:s/></text:span><text:span text:style-name="T1">366: 00:22:35.14 00:22:36.24 <text:s/>Duration 00:00:01.10 <text:s/>21</text:span></text:p>
      <text:p text:style-name="P12">em todos os níveis.</text:p>
      <text:p text:style-name="P1"/>
      <text:p text:style-name="Texte_20_brut"><text:span text:style-name="T2"><text:s/></text:span><text:span text:style-name="T1">367: 00:22:37.04 00:22:40.10 <text:s/>Duration 00:00:03.06 <text:s/>49</text:span></text:p>
      <text:p text:style-name="P1"><text:span text:style-name="T9">Vimos</text:span>, p<text:span text:style-name="T9">o</text:span>r exempl<text:span text:style-name="T9">o</text:span>,</text:p>
      <text:p text:style-name="P1"><text:span text:style-name="T9">o desmembramento</text:span> d<text:span text:style-name="T9">a </text:span>URSS,</text:p>
      <text:p text:style-name="P1"/>
      <text:p text:style-name="Texte_20_brut"><text:span text:style-name="T2"><text:s/></text:span><text:span text:style-name="T1">368: 00:22:40.14 00:22:42.01 <text:s/>Duration 00:00:01.12 <text:s/>22</text:span></text:p>
      <text:p text:style-name="P1"><text:soft-page-break/><text:span text:style-name="T10">a construção da </text:span>Europ<text:span text:style-name="T10">a</text:span>.</text:p>
      <text:p text:style-name="P1"/>
      <text:p text:style-name="Texte_20_brut"><text:span text:style-name="T2"><text:s/></text:span><text:span text:style-name="T1">369: 00:22:42.12 00:22:47.00 <text:s/>Duration 00:00:04.13 <text:s/>68</text:span></text:p>
      <text:p text:style-name="P15"><text:span text:style-name="T10">Tivemos contato</text:span></text:p>
      <text:p text:style-name="P15"><text:span text:style-name="T10">com vários países na época.</text:span></text:p>
      <text:p text:style-name="P1"/>
      <text:p text:style-name="Texte_20_brut"><text:span text:style-name="T2"><text:s/></text:span><text:span text:style-name="T1">370: 00:22:47.04 00:22:48.21 <text:s/>Duration 00:00:01.17 <text:s/>25</text:span></text:p>
      <text:p text:style-name="P15"><text:span text:style-name="T10">Lembro-me bem,</text:span></text:p>
      <text:p text:style-name="P15">p<text:span text:style-name="T10">o</text:span>r exempl<text:span text:style-name="T10">o</text:span>,</text:p>
      <text:p text:style-name="P1"/>
      <text:p text:style-name="Texte_20_brut"><text:span text:style-name="T2"><text:s/></text:span><text:span text:style-name="T1">371: 00:22:49.01 00:22:51.21 <text:s/>Duration 00:00:02.20 <text:s/>42</text:span></text:p>
      <text:p text:style-name="P14">de ter tido conversas</text:p>
      <text:p text:style-name="P1"/>
      <text:p text:style-name="Texte_20_brut"><text:span text:style-name="T2"><text:s/></text:span><text:span text:style-name="T1">372: 00:22:52.00 00:22:56.12 <text:s/>Duration 00:00:04.12 <text:s/>67</text:span></text:p>
      <text:p text:style-name="P1"><text:span text:style-name="T10">com países da </text:span>Europ<text:span text:style-name="T10">a </text:span>d<text:span text:style-name="T10">o Leste</text:span></text:p>
      <text:p text:style-name="P14">em consequência da ruptura</text:p>
      <text:p text:style-name="P1"/>
      <text:p text:style-name="Texte_20_brut"><text:span text:style-name="T2"><text:s/></text:span><text:span text:style-name="T1">373: 00:22:56.16 00:22:59.11 <text:s/>Duration 00:00:02.20 <text:s/>42</text:span></text:p>
      <text:p text:style-name="P15">e <text:span text:style-name="T10">que desenvolviam</text:span></text:p>
      <text:p text:style-name="P15"><text:span text:style-name="T10">democracias de mercado.</text:span></text:p>
      <text:p text:style-name="P1"/>
      <text:p text:style-name="Texte_20_brut"><text:span text:style-name="T2"><text:s/></text:span><text:span text:style-name="T1">374: 00:22:59.18 00:23:03.06 <text:s/>Duration 00:00:03.13 <text:s/>53</text:span></text:p>
      <text:p text:style-name="P15"><text:span text:style-name="T10">Estivemos na Tchecoslováquia</text:span></text:p>
      <text:p text:style-name="P1"/>
      <text:p text:style-name="Texte_20_brut"><text:span text:style-name="T2"><text:s/></text:span><text:span text:style-name="T1">375: 00:23:03.10 00:23:05.23 <text:s/>Duration 00:00:02.13 <text:s/>38</text:span></text:p>
      <text:p text:style-name="P15"><text:span text:style-name="T10">quando o</text:span> governo</text:p>
      <text:p text:style-name="P15"><text:span text:style-name="T10">não estava composto,</text:span></text:p>
      <text:p text:style-name="P1"/>
      <text:p text:style-name="Texte_20_brut"><text:span text:style-name="T2"><text:s/></text:span><text:span text:style-name="T1">376: 00:23:06.10 00:23:09.11 <text:s/>Duration 00:00:03.01 <text:s/>46</text:span></text:p>
      <text:p text:style-name="P14">tomando a mesma iniciativa</text:p>
      <text:p text:style-name="P14">na Hungria.</text:p>
      <text:p text:style-name="P1"/>
      <text:p text:style-name="Texte_20_brut"><text:span text:style-name="T2"><text:s/></text:span><text:span text:style-name="T1">377: 00:23:09.15 00:23:13.00 <text:s/>Duration 00:00:03.10 <text:s/>51</text:span></text:p>
      <text:p text:style-name="P14">Então tudo isso foi uma enxurrada</text:p>
      <text:p text:style-name="P1"/>
      <text:p text:style-name="Texte_20_brut"><text:span text:style-name="T2"><text:s/></text:span><text:span text:style-name="T1">378: 00:23:13.04 00:23:15.12 <text:s/>Duration 00:00:02.08 <text:s/>35</text:span></text:p>
      <text:p text:style-name="P14">de atividades e de ações.</text:p>
      <text:p text:style-name="P1"/>
      <text:p text:style-name="Texte_20_brut"><text:span text:style-name="T2"><text:s/></text:span><text:span text:style-name="T1">379: 00:23:15.21 00:23:18.11 <text:s/>Duration 00:00:02.15 <text:s/>39</text:span></text:p>
      <text:p text:style-name="P1"><text:span text:style-name="T10">No plano</text:span> polític<text:span text:style-name="T10">o</text:span>,</text:p>
      <text:p text:style-name="P14">também era empolgante,</text:p>
      <text:p text:style-name="P1"/>
      <text:p text:style-name="Texte_20_brut"><text:span text:style-name="T2"><text:s/></text:span><text:span text:style-name="T1">380: 00:23:18.15 00:23:21.18 <text:s/>Duration 00:00:03.03 <text:s/>47</text:span></text:p>
      <text:p text:style-name="P14">porque estávamos fechando</text:p>
      <text:p text:style-name="P14">o tratado de livre comércio</text:p>
      <text:p text:style-name="P1"/>
      <text:p text:style-name="Texte_20_brut"><text:span text:style-name="T2"><text:s/></text:span><text:span text:style-name="T1">381: 00:23:22.07 00:23:24.05 <text:s/>Duration 00:00:01.23 <text:s/>29</text:span></text:p>
      <text:p text:style-name="P14">com os Estados Unidos</text:p>
      <text:p text:style-name="P14">e o México.</text:p>
      <text:p text:style-name="P1"/>
      <text:p text:style-name="Texte_20_brut"><text:span text:style-name="T2"><text:s/></text:span><text:span text:style-name="T1">382: 00:23:24.09 00:23:26.22 <text:s/>Duration 00:00:02.13 <text:s/>38</text:span></text:p>
      <text:p text:style-name="P15"><text:span text:style-name="T10">Os europeus criaram</text:span></text:p>
      <text:p text:style-name="P15"><text:span text:style-name="T10">a União Europaia.</text:span></text:p>
      <text:p text:style-name="P1"/>
      <text:p text:style-name="Texte_20_brut"><text:span text:style-name="T2"><text:s/></text:span><text:span text:style-name="T1">383: 00:23:27.01 00:23:28.18 <text:s/>Duration 00:00:01.17 <text:s/>25</text:span></text:p>
      <text:p text:style-name="P1">E <text:span text:style-name="T10">os franceses,</text:span></text:p>
      <text:p text:style-name="P1"/>
      <text:p text:style-name="Texte_20_brut"><text:span text:style-name="T2"><text:s/></text:span><text:span text:style-name="T1">384: 00:23:28.22 00:23:31.13 <text:s/>Duration 00:00:02.16 <text:s/>40</text:span></text:p>
      <text:p text:style-name="P1">Jacques Chirac,</text:p>
      <text:p text:style-name="P1">Mitterrand, Fabius</text:p>
      <text:p text:style-name="P1"><text:soft-page-break/></text:p>
      <text:p text:style-name="Texte_20_brut"><text:span text:style-name="T2"><text:s/></text:span><text:span text:style-name="T1">385: 00:23:31.17 00:23:34.03 <text:s/>Duration 00:00:02.11 <text:s/>37</text:span></text:p>
      <text:p text:style-name="P1">e <text:span text:style-name="T10">os outros dirigentes franceses,</text:span></text:p>
      <text:p text:style-name="P1"/>
      <text:p text:style-name="Texte_20_brut"><text:span text:style-name="T2"><text:s/></text:span><text:span text:style-name="T1">386: 00:23:34.07 00:23:35.09 <text:s/>Duration 00:00:01.02 <text:s/>16</text:span></text:p>
      <text:p text:style-name="P14">estavam curiosos</text:p>
      <text:p text:style-name="P1"/>
      <text:p text:style-name="Texte_20_brut"><text:span text:style-name="T2"><text:s/></text:span><text:span text:style-name="T1">387: 00:23:35.13 00:23:38.12 <text:s/>Duration 00:00:02.24 <text:s/>44</text:span></text:p>
      <text:p text:style-name="P14">para saber o que estávamos fazendo.</text:p>
      <text:p text:style-name="P1"/>
      <text:p text:style-name="Texte_20_brut"><text:span text:style-name="T2"><text:s/></text:span><text:span text:style-name="T1">388: 00:23:38.17 00:23:40.16 <text:s/>Duration 00:00:01.24 <text:s/>29</text:span></text:p>
      <text:p text:style-name="P1"><text:span text:style-name="T10">A </text:span>Europa <text:span text:style-name="T10">estava sendo criada</text:span>,</text:p>
      <text:p text:style-name="P1"/>
      <text:p text:style-name="Texte_20_brut"><text:span text:style-name="T2"><text:s/></text:span><text:span text:style-name="T1">389: 00:23:40.20 00:23:42.08 <text:s/>Duration 00:00:01.13 <text:s/>23</text:span></text:p>
      <text:p text:style-name="P1"><text:span text:style-name="T10">era muito</text:span> int<text:span text:style-name="T10">e</text:span>ressant<text:span text:style-name="T10">e</text:span>.</text:p>
      <text:p text:style-name="P1"/>
      <text:p text:style-name="Texte_20_brut"><text:span text:style-name="T2"><text:s/></text:span><text:span text:style-name="T1">390: 00:23:42.12 00:23:46.17 <text:s/>Duration 00:00:04.05 <text:s/>63</text:span></text:p>
      <text:p text:style-name="P15">E Bruxel<text:span text:style-name="T10">a</text:span>s</text:p>
      <text:p text:style-name="P15"><text:span text:style-name="T10">era o novo centro do poder</text:span>.</text:p>
      <text:p text:style-name="P1"/>
      <text:p text:style-name="Texte_20_brut"><text:span text:style-name="T2"><text:s/></text:span><text:span text:style-name="T1">391: 00:23:46.22 00:23:48.14 <text:s/>Duration 00:00:01.17 <text:s/>25</text:span></text:p>
      <text:p text:style-name="P1"><text:span text:style-name="T10">O</text:span> Quebec <text:span text:style-name="T10">teve a inteligência</text:span></text:p>
      <text:p text:style-name="P1"/>
      <text:p text:style-name="Texte_20_brut"><text:span text:style-name="T2"><text:s/></text:span><text:span text:style-name="T1">392: 00:23:48.18 00:23:52.05 <text:s/>Duration 00:00:03.12 <text:s/>52</text:span></text:p>
      <text:p text:style-name="P1"><text:span text:style-name="T10">de abrir uma delegação em</text:span> Bruxel<text:span text:style-name="T10">a</text:span>s</text:p>
      <text:p text:style-name="P14">para a União Europeia</text:p>
      <text:p text:style-name="P1"/>
      <text:p text:style-name="Texte_20_brut"><text:span text:style-name="T2"><text:s/></text:span><text:span text:style-name="T1">393: 00:23:52.09 00:23:55.11 <text:s/>Duration 00:00:03.02 <text:s/>46</text:span></text:p>
      <text:p text:style-name="P15">e <text:span text:style-name="T10">de entrar em linha direta</text:span></text:p>
      <text:p text:style-name="P15"><text:span text:style-name="T10">com a Bélgica.</text:span></text:p>
      <text:p text:style-name="P1"/>
      <text:p text:style-name="Texte_20_brut"><text:span text:style-name="T2"><text:s/></text:span><text:span text:style-name="T1">394: 00:23:55.24 00:23:59.05 <text:s/>Duration 00:00:03.06 <text:s/>49</text:span></text:p>
      <text:p text:style-name="P15"><text:span text:style-name="T10">Era uma delegação</text:span></text:p>
      <text:p text:style-name="P15"><text:span text:style-name="T10">extremamente </text:span>importante <text:span text:style-name="T10">em</text:span> Bruxel<text:span text:style-name="T10">a</text:span>s</text:p>
      <text:p text:style-name="P15"><text:s/></text:p>
      <text:p text:style-name="Texte_20_brut"><text:span text:style-name="T2"><text:s/></text:span><text:span text:style-name="T1">395: 00:23:59.09 00:24:01.21 <text:s/>Duration 00:00:02.12 <text:s/>37</text:span></text:p>
      <text:p text:style-name="P14">porque o que se fazia lá</text:p>
      <text:p text:style-name="P1"/>
      <text:p text:style-name="Texte_20_brut"><text:span text:style-name="T2"><text:s/></text:span><text:span text:style-name="T1">396: 00:24:02.01 00:24:03.20 <text:s/>Duration 00:00:01.19 <text:s/>26</text:span></text:p>
      <text:p text:style-name="P14">era uma fábrica de normas.</text:p>
      <text:p text:style-name="P1"/>
      <text:p text:style-name="Texte_20_brut"><text:span text:style-name="T2"><text:s/></text:span><text:span text:style-name="T1">397: 00:24:03.24 00:24:06.10 <text:s/>Duration 00:00:02.11 <text:s/>37</text:span></text:p>
      <text:p text:style-name="P14">Significa</text:p>
      <text:p text:style-name="P15"><text:span text:style-name="T10">que tínhamos de saber as normas</text:span></text:p>
      <text:p text:style-name="P1"/>
      <text:p text:style-name="Texte_20_brut"><text:span text:style-name="T2"><text:s/></text:span><text:span text:style-name="T1">398: 00:24:06.14 00:24:10.15 <text:s/>Duration 00:00:04.01 <text:s/>61</text:span></text:p>
      <text:p text:style-name="P1">s<text:span text:style-name="T10">e quiséssemos vender para a </text:span>Europa</text:p>
      <text:p text:style-name="P14">e atender às suas exigências.</text:p>
      <text:p text:style-name="P1"/>
      <text:p text:style-name="Texte_20_brut"><text:span text:style-name="T2"><text:s/></text:span><text:span text:style-name="T1">399: 00:24:12.12 00:24:15.14 <text:s/>Duration 00:00:03.02 <text:s/>46</text:span></text:p>
      <text:p text:style-name="P14">Com a Bélgica,</text:p>
      <text:p text:style-name="P14">havia tendências naturais.</text:p>
      <text:p text:style-name="P1"/>
      <text:p text:style-name="Texte_20_brut"><text:span text:style-name="T2"><text:s/></text:span><text:span text:style-name="T1">400: 00:24:15.18 00:24:19.08 <text:s/>Duration 00:00:03.15 <text:s/>54</text:span></text:p>
      <text:p text:style-name="P1"><text:span text:style-name="T10">Primeiro</text:span>, <text:span text:style-name="T10">a língua francesa</text:span>,</text:p>
      <text:p text:style-name="P1"><text:span text:style-name="T10">para grande parte dos b</text:span>elg<text:span text:style-name="T10">a</text:span>s,</text:p>
      <text:p text:style-name="P1"/>
      <text:p text:style-name="Texte_20_brut"><text:span text:style-name="T2"><text:s/></text:span><text:span text:style-name="T1">401: 00:24:19.12 00:24:21.02 <text:s/>Duration 00:00:01.15 <text:s/>24</text:span></text:p>
      <text:p text:style-name="P1">e <text:span text:style-name="T10">também,</text:span></text:p>
      <text:p text:style-name="P1"/>
      <text:p text:style-name="Texte_20_brut"><text:soft-page-break/><text:span text:style-name="T2"><text:s/></text:span><text:span text:style-name="T1">402: 00:24:21.07 00:24:24.22 <text:s/>Duration 00:00:03.15 <text:s/>54</text:span></text:p>
      <text:p text:style-name="P14">a 1ª vez que a bandeira valã</text:p>
      <text:p text:style-name="P14">foi içada</text:p>
      <text:p text:style-name="P1"/>
      <text:p text:style-name="Texte_20_brut"><text:span text:style-name="T2"><text:s/></text:span><text:span text:style-name="T1">403: 00:24:25.01 00:24:28.04 <text:s/>Duration 00:00:03.03 <text:s/>47</text:span></text:p>
      <text:p text:style-name="P15"><text:span text:style-name="T10">numa assembleia nacional no mundo</text:span></text:p>
      <text:p text:style-name="P15"><text:span text:style-name="T10">foi no </text:span>Quebec.</text:p>
      <text:p text:style-name="P1"/>
      <text:p text:style-name="Texte_20_brut"><text:span text:style-name="T2"><text:s/></text:span><text:span text:style-name="T1">404: 00:24:29.02 00:24:32.07 <text:s/>Duration 00:00:03.05 <text:s/>48</text:span></text:p>
      <text:p text:style-name="P1"><text:span text:style-name="T10">Eles ficaram</text:span> ami<text:span text:style-name="T10">go</text:span>s</text:p>
      <text:p text:style-name="P1">po<text:span text:style-name="T10">r muito tempo, se emocionaram.</text:span></text:p>
      <text:p text:style-name="P1"/>
      <text:p text:style-name="Texte_20_brut"><text:span text:style-name="T2"><text:s/></text:span><text:span text:style-name="T1">405: 00:24:32.13 00:24:35.24 <text:s/>Duration 00:00:03.11 <text:s/>52</text:span></text:p>
      <text:p text:style-name="P14">Eles entenderam imediatamente</text:p>
      <text:p text:style-name="P1">qu<text:span text:style-name="T10">e tínhamos afinidades.</text:span></text:p>
      <text:p text:style-name="P1"/>
      <text:p text:style-name="Texte_20_brut"><text:span text:style-name="T2"><text:s/></text:span><text:span text:style-name="T1">406: 00:24:36.03 00:24:39.16 <text:s/>Duration 00:00:03.13 <text:s/>53</text:span></text:p>
      <text:p text:style-name="P1">E <text:span text:style-name="T10">depois desenvolvemos</text:span></text:p>
      <text:p text:style-name="P1"><text:span text:style-name="T10">mais que afinidades</text:span>:</text:p>
      <text:p text:style-name="P1"/>
      <text:p text:style-name="Texte_20_brut"><text:span text:style-name="T2"><text:s/></text:span><text:span text:style-name="T1">407: 00:24:39.20 00:24:42.03 <text:s/>Duration 00:00:02.08 <text:s/>35</text:span></text:p>
      <text:p text:style-name="P14">amizades e contatos.</text:p>
      <text:p text:style-name="P1"/>
      <text:p text:style-name="Texte_20_brut"><text:span text:style-name="T2"><text:s/></text:span><text:span text:style-name="T1">408: 00:24:43.15 00:24:46.19 <text:s/>Duration 00:00:03.04 <text:s/>47</text:span></text:p>
      <text:p text:style-name="P1"><text:span text:style-name="T10">Devemos lembrar</text:span> que <text:span text:style-name="T10">o Sr</text:span>. Bourassa</text:p>
      <text:p text:style-name="P14">era especialista</text:p>
      <text:p text:style-name="P1"/>
      <text:p text:style-name="Texte_20_brut"><text:span text:style-name="T2"><text:s/></text:span><text:span text:style-name="T1">409: 00:24:46.23 00:24:49.01 <text:s/>Duration 00:00:02.03 <text:s/>32</text:span></text:p>
      <text:p text:style-name="P1"><text:span text:style-name="T10">em </text:span>Europa e <text:span text:style-name="T10">em Comunidade Europeia.</text:span></text:p>
      <text:p text:style-name="P1"/>
      <text:p text:style-name="Texte_20_brut"><text:span text:style-name="T2"><text:s/></text:span><text:span text:style-name="T1">410: 00:24:49.05 00:24:51.17 <text:s/>Duration 00:00:02.12 <text:s/>37</text:span></text:p>
      <text:p text:style-name="P15"><text:span text:style-name="T10">Várias vezes fomos a</text:span> Bruxel<text:span text:style-name="T10">a</text:span>s,</text:p>
      <text:p text:style-name="P1"/>
      <text:p text:style-name="Texte_20_brut"><text:span text:style-name="T2"><text:s/></text:span><text:span text:style-name="T1">411: 00:24:51.22 00:24:53.21 <text:s/>Duration 00:00:01.24 <text:s/>29</text:span></text:p>
      <text:p text:style-name="P15"><text:span text:style-name="T10">onde encontrávamos deputados</text:span>,</text:p>
      <text:p text:style-name="P1"/>
      <text:p text:style-name="Texte_20_brut"><text:span text:style-name="T2"><text:s/></text:span><text:span text:style-name="T1">412: 00:24:54.00 00:24:56.08 <text:s/>Duration 00:00:02.08 <text:s/>35</text:span></text:p>
      <text:p text:style-name="P1"><text:span text:style-name="T10">na </text:span>épo<text:span text:style-name="T10">ca da Comunidade Europeia</text:span>.</text:p>
      <text:p text:style-name="P1"/>
      <text:p text:style-name="Texte_20_brut"><text:span text:style-name="T2"><text:s/></text:span><text:span text:style-name="T1">413: 00:24:56.18 00:25:00.11 <text:s/>Duration 00:00:03.18 <text:s/>56</text:span></text:p>
      <text:p text:style-name="P14">O que queríamos fazer</text:p>
      <text:p text:style-name="P14">era melhorar nossa posição</text:p>
      <text:p text:style-name="P1"/>
      <text:p text:style-name="Texte_20_brut"><text:span text:style-name="T2"><text:s/></text:span><text:span text:style-name="T1">414: 00:25:00.15 00:25:02.13 <text:s/>Duration 00:00:01.23 <text:s/>29</text:span></text:p>
      <text:p text:style-name="P14">em nível comercial, é lógico,</text:p>
      <text:p text:style-name="P1"/>
      <text:p text:style-name="Texte_20_brut"><text:span text:style-name="T2"><text:s/></text:span><text:span text:style-name="T1">415: 00:25:02.17 00:25:05.18 <text:s/>Duration 00:00:03.01 <text:s/>46</text:span></text:p>
      <text:p text:style-name="P1"><text:span text:style-name="T10">por</text:span>que o Quebec <text:span text:style-name="T10">estava</text:span></text:p>
      <text:p text:style-name="P14">em grande deficit</text:p>
      <text:p text:style-name="P1"/>
      <text:p text:style-name="Texte_20_brut"><text:span text:style-name="T2"><text:s/></text:span><text:span text:style-name="T1">416: 00:25:05.22 00:25:08.04 <text:s/>Duration 00:00:02.07 <text:s/>34</text:span></text:p>
      <text:p text:style-name="P1">comercial <text:span text:style-name="T10">com os países europeus.</text:span></text:p>
      <text:p text:style-name="P1"/>
      <text:p text:style-name="Texte_20_brut"><text:span text:style-name="T2"><text:s/></text:span><text:span text:style-name="T1">417: 00:25:08.09 00:25:10.17 <text:s/>Duration 00:00:02.08 <text:s/>35</text:span></text:p>
      <text:p text:style-name="P1">D<text:span text:style-name="T11">o lado d</text:span>a França,</text:p>
      <text:p text:style-name="P1"><text:span text:style-name="T11">a atividade era</text:span> constante</text:p>
      <text:p text:style-name="P1"/>
      <text:p text:style-name="Texte_20_brut"><text:span text:style-name="T2"><text:s/></text:span><text:span text:style-name="T1">418: 00:25:10.21 00:25:12.10 <text:s/>Duration 00:00:01.14 <text:s/>23</text:span></text:p>
      <text:p text:style-name="P16">e <text:span text:style-name="T11">as</text:span> relações,</text:p>
      <text:p text:style-name="P16"><text:span text:style-name="T11">bem</text:span> positiv<text:span text:style-name="T11">a</text:span>s.</text:p>
      <text:p text:style-name="P1"><text:soft-page-break/></text:p>
      <text:p text:style-name="Texte_20_brut"><text:span text:style-name="T2"><text:s/></text:span><text:span text:style-name="T1">419: 00:25:12.20 00:25:15.06 <text:s/>Duration 00:00:02.11 <text:s/>37</text:span></text:p>
      <text:p text:style-name="P16">S<text:span text:style-name="T11">e eu incluir</text:span></text:p>
      <text:p text:style-name="P16"><text:span text:style-name="T11">as atividades na Alemanha</text:span>,</text:p>
      <text:p text:style-name="P1"/>
      <text:p text:style-name="Texte_20_brut"><text:span text:style-name="T2"><text:s/></text:span><text:span text:style-name="T1">420: 00:25:15.10 00:25:19.11 <text:s/>Duration 00:00:04.01 <text:s/>61</text:span></text:p>
      <text:p text:style-name="P17">onde houve acordos</text:p>
      <text:p text:style-name="P17">com regiões como a Baviera,</text:p>
      <text:p text:style-name="P1"/>
      <text:p text:style-name="Texte_20_brut"><text:span text:style-name="T2"><text:s/></text:span><text:span text:style-name="T1">421: 00:25:19.15 00:25:21.21 <text:s/>Duration 00:00:02.06 <text:s/>34</text:span></text:p>
      <text:p text:style-name="P16">s<text:span text:style-name="T11">e incluir</text:span></text:p>
      <text:p text:style-name="P16"><text:span text:style-name="T11">as atividades com a Itália,</text:span></text:p>
      <text:p text:style-name="P1"/>
      <text:p text:style-name="Texte_20_brut"><text:span text:style-name="T2"><text:s/></text:span><text:span text:style-name="T1">422: 00:25:22.01 00:25:24.10 <text:s/>Duration 00:00:02.09 <text:s/>35</text:span></text:p>
      <text:p text:style-name="P16"><text:span text:style-name="T11">dobramos as</text:span> relações com<text:span text:style-name="T11">erciais</text:span></text:p>
      <text:p text:style-name="P1"/>
      <text:p text:style-name="Texte_20_brut"><text:span text:style-name="T2"><text:s/></text:span><text:span text:style-name="T1">423: 00:25:24.14 00:25:26.07 <text:s/>Duration 00:00:01.18 <text:s/>26</text:span></text:p>
      <text:p text:style-name="P1"><text:span text:style-name="T11">com a </text:span>Europa <text:span text:style-name="T11">Ocidental.</text:span></text:p>
      <text:p text:style-name="P1"/>
      <text:p text:style-name="Texte_20_brut"><text:span text:style-name="T2"><text:s/></text:span><text:span text:style-name="T1">424: 00:25:26.20 00:25:31.01 <text:s/>Duration 00:00:04.06 <text:s/>64</text:span></text:p>
      <text:p text:style-name="P17">Tinha todo esse capítulo econômico</text:p>
      <text:p text:style-name="P1"><text:span text:style-name="T11">que estava</text:span> efervescent<text:span text:style-name="T11">e</text:span>.</text:p>
      <text:p text:style-name="P1"/>
      <text:p text:style-name="Texte_20_brut"><text:span text:style-name="T2"><text:s/></text:span><text:span text:style-name="T1">425: 00:25:31.12 00:25:35.05 <text:s/>Duration 00:00:03.18 <text:s/>56</text:span></text:p>
      <text:p text:style-name="P17">Também era a época</text:p>
      <text:p text:style-name="P1">d<text:span text:style-name="T11">e</text:span># <text:span text:style-name="T11">O Declínio do Império Americano</text:span>,#</text:p>
      <text:p text:style-name="P1"/>
      <text:p text:style-name="Texte_20_brut"><text:span text:style-name="T2"><text:s/></text:span><text:span text:style-name="T1">426: 00:25:35.09 00:25:39.10 <text:s/>Duration 00:00:04.01 <text:s/>61</text:span></text:p>
      <text:p text:style-name="P1">d<text:span text:style-name="T11">o</text:span> cin<text:span text:style-name="T11">e</text:span>ma qu<text:span text:style-name="T11">ebequense</text:span></text:p>
      <text:p text:style-name="P17">bastante em voga no mundo.</text:p>
      <text:p text:style-name="P1"/>
      <text:p text:style-name="Texte_20_brut"><text:span text:style-name="T2"><text:s/></text:span><text:span text:style-name="T1">427: 00:25:40.02 00:25:43.18 <text:s/>Duration 00:00:03.16 <text:s/>55</text:span></text:p>
      <text:p text:style-name="P1"><text:span text:style-name="T11">Lembro do lançamento do</text:span> film<text:span text:style-name="T11">e</text:span></text:p>
      <text:p text:style-name="P1"><text:span text:style-name="T11">na</text:span> Champs-Élysées <text:span text:style-name="T11">fechada</text:span>.</text:p>
      <text:p text:style-name="P1"/>
      <text:p text:style-name="Texte_20_brut"><text:span text:style-name="T2"><text:s/></text:span><text:span text:style-name="T1">428: 00:25:44.04 00:25:48.20 <text:s/>Duration 00:00:04.16 <text:s/>70</text:span></text:p>
      <text:p text:style-name="P1"><text:span text:style-name="T11">Eu poderia</text:span> continu<text:span text:style-name="T11">a</text:span>r <text:span text:style-name="T11">falando</text:span></text:p>
      <text:p text:style-name="P17">sobre teatro e música,</text:p>
      <text:p text:style-name="P1"/>
      <text:p text:style-name="Texte_20_brut"><text:span text:style-name="T2"><text:s/></text:span><text:span text:style-name="T1">429: 00:25:48.24 00:25:52.00 <text:s/>Duration 00:00:03.01 <text:s/>46</text:span></text:p>
      <text:p text:style-name="P1">com<text:span text:style-name="T11">o</text:span> Plamondon e <text:span text:style-name="T11">sua grande fase</text:span>.</text:p>
      <text:p text:style-name="P1"/>
      <text:p text:style-name="Texte_20_brut"><text:span text:style-name="T2"><text:s/></text:span><text:span text:style-name="T1">430: 00:25:52.19 00:25:54.11 <text:s/>Duration 00:00:01.17 <text:s/>25</text:span></text:p>
      <text:p text:style-name="P17">O que é fantástico</text:p>
      <text:p text:style-name="P1"/>
      <text:p text:style-name="Texte_20_brut"><text:span text:style-name="T2"><text:s/></text:span><text:span text:style-name="T1">431: 00:25:54.15 00:25:57.00 <text:s/>Duration 00:00:02.10 <text:s/>36</text:span></text:p>
      <text:p text:style-name="P1"><text:span text:style-name="T11">na situação do</text:span> Quebec</text:p>
      <text:p text:style-name="P1"/>
      <text:p text:style-name="Texte_20_brut"><text:span text:style-name="T2"><text:s/></text:span><text:span text:style-name="T1">432: 00:25:57.04 00:25:59.13 <text:s/>Duration 00:00:02.09 <text:s/>35</text:span></text:p>
      <text:p text:style-name="P1">é <text:span text:style-name="T11">a maneira com que a</text:span> cultur<text:span text:style-name="T11">a</text:span></text:p>
      <text:p text:style-name="P1"/>
      <text:p text:style-name="Texte_20_brut"><text:span text:style-name="T2"><text:s/></text:span><text:span text:style-name="T1">433: 00:25:59.17 00:26:04.03 <text:s/>Duration 00:00:04.11 <text:s/>67</text:span></text:p>
      <text:p text:style-name="P17">teve um papel de apoio</text:p>
      <text:p text:style-name="P17">à sua mensagem</text:p>
      <text:p text:style-name="P1"/>
      <text:p text:style-name="Texte_20_brut"><text:span text:style-name="T2"><text:s/></text:span><text:span text:style-name="T1">434: 00:26:04.08 00:26:05.21 <text:s/>Duration 00:00:01.13 <text:s/>23</text:span></text:p>
      <text:p text:style-name="P17">ao exterior.</text:p>
      <text:p text:style-name="P1"/>
      <text:p text:style-name="Texte_20_brut"><text:span text:style-name="T2"><text:s/></text:span><text:span text:style-name="T1">435: 00:26:06.00 00:26:07.18 <text:s/>Duration 00:00:01.18 <text:s/>26</text:span></text:p>
      <text:p text:style-name="P1">Po<text:span text:style-name="T11">r quê</text:span>? P<text:span text:style-name="T11">or</text:span>que...</text:p>
      <text:p text:style-name="P1"><text:soft-page-break/></text:p>
      <text:p text:style-name="Texte_20_brut"><text:span text:style-name="T2"><text:s/></text:span><text:span text:style-name="T1">436: 00:26:08.19 00:26:11.15 <text:s/>Duration 00:00:02.21 <text:s/>43</text:span></text:p>
      <text:p text:style-name="P17">ao mesmo tempo</text:p>
      <text:p text:style-name="P1">que <text:span text:style-name="T11">a revolução</text:span> cultur<text:span text:style-name="T11">al,</text:span></text:p>
      <text:p text:style-name="P1"/>
      <text:p text:style-name="Texte_20_brut"><text:span text:style-name="T2"><text:s/></text:span><text:span text:style-name="T1">437: 00:26:11.20 00:26:13.17 <text:s/>Duration 00:00:01.22 <text:s/>28</text:span></text:p>
      <text:p text:style-name="P1">que <text:span text:style-name="T11">a</text:span> moderni<text:span text:style-name="T11">zação do</text:span> Quebec,</text:p>
      <text:p text:style-name="P1"/>
      <text:p text:style-name="Texte_20_brut"><text:span text:style-name="T2"><text:s/></text:span><text:span text:style-name="T1">438: 00:26:13.21 00:26:16.09 <text:s/>Duration 00:00:02.13 <text:s/>38</text:span></text:p>
      <text:p text:style-name="P1"><text:span text:style-name="T11">a cultura no</text:span> Quebec</text:p>
      <text:p text:style-name="P17">desenvolveu-se muito.</text:p>
      <text:p text:style-name="P1"/>
      <text:p text:style-name="Texte_20_brut"><text:span text:style-name="T2"><text:s/></text:span><text:span text:style-name="T1">439: 00:26:16.13 00:26:19.14 <text:s/>Duration 00:00:03.01 <text:s/>46</text:span></text:p>
      <text:p text:style-name="P1">E <text:span text:style-name="T11">para isso,</text:span></text:p>
      <text:p text:style-name="P1"><text:span text:style-name="T11">precisávamos cruzar</text:span> front<text:span text:style-name="T11">eira</text:span>s.</text:p>
      <text:p text:style-name="P1"/>
      <text:p text:style-name="Texte_20_brut"><text:span text:style-name="T2"><text:s/></text:span><text:span text:style-name="T1">440: 00:26:19.18 00:26:21.21 <text:s/>Duration 00:00:02.03 <text:s/>32</text:span></text:p>
      <text:p text:style-name="P1">P<text:span text:style-name="T11">or</text:span>que o Quebec,</text:p>
      <text:p text:style-name="P1"><text:span text:style-name="T11">com</text:span> 8 mil<text:span text:style-name="T11">hões</text:span> d<text:span text:style-name="T11">e </text:span>habitant<text:span text:style-name="T11">e</text:span>s,</text:p>
      <text:p text:style-name="P1"/>
      <text:p text:style-name="Texte_20_brut"><text:span text:style-name="T2"><text:s/></text:span><text:span text:style-name="T1">441: 00:26:22.00 00:26:24.05 <text:s/>Duration 00:00:02.05 <text:s/>33</text:span></text:p>
      <text:p text:style-name="P1">7 mil<text:span text:style-name="T11">hõe</text:span>s, di<text:span text:style-name="T11">gamo</text:span>s, <text:span text:style-name="T11">na </text:span>épo<text:span text:style-name="T11">ca</text:span>,</text:p>
      <text:p text:style-name="P1"/>
      <text:p text:style-name="Texte_20_brut"><text:span text:style-name="T2"><text:s/></text:span><text:span text:style-name="T1">442: 00:26:24.09 00:26:26.10 <text:s/>Duration 00:00:02.01 <text:s/>31</text:span></text:p>
      <text:p text:style-name="P17">não era uma área suficiente</text:p>
      <text:p text:style-name="P1"/>
      <text:p text:style-name="Texte_20_brut"><text:span text:style-name="T2"><text:s/></text:span><text:span text:style-name="T1">443: 00:26:26.14 00:26:29.21 <text:s/>Duration 00:00:03.07 <text:s/>49</text:span></text:p>
      <text:p text:style-name="P16"><text:span text:style-name="T11">para se ter</text:span></text:p>
      <text:p text:style-name="P16">grandes exp<text:span text:style-name="T11">e</text:span>ri<text:span text:style-name="T11">ência</text:span>s cultur<text:span text:style-name="T11">ai</text:span>s.</text:p>
      <text:p text:style-name="P1"/>
      <text:p text:style-name="Texte_20_brut"><text:span text:style-name="T2"><text:s/></text:span><text:span text:style-name="T1">444: 00:26:30.00 00:26:32.00 <text:s/>Duration 00:00:02.00 <text:s/>30</text:span></text:p>
      <text:p text:style-name="P16"><text:span text:style-name="T11">Tivemos de ir para o exterior</text:span>.</text:p>
      <text:p text:style-name="P1"/>
      <text:p text:style-name="Texte_20_brut"><text:span text:style-name="T2"><text:s/></text:span><text:span text:style-name="T1">445: 00:26:32.04 00:26:35.14 <text:s/>Duration 00:00:03.10 <text:s/>51</text:span></text:p>
      <text:p text:style-name="P1">E <text:span text:style-name="T12">foi através disso que começamos</text:span></text:p>
      <text:p text:style-name="P1"/>
      <text:p text:style-name="Texte_20_brut"><text:span text:style-name="T2"><text:s/></text:span><text:span text:style-name="T1">446: 00:26:35.20 00:26:38.15 <text:s/>Duration 00:00:02.20 <text:s/>42</text:span></text:p>
      <text:p text:style-name="P18">a dizer ao mundo quem éramos.</text:p>
      <text:p text:style-name="P1"/>
      <text:p text:style-name="Texte_20_brut"><text:span text:style-name="T2"><text:s/></text:span><text:span text:style-name="T1">447: 00:26:38.19 00:26:40.17 <text:s/>Duration 00:00:01.23 <text:s/>29</text:span></text:p>
      <text:p text:style-name="P18">Começou de modo restrito,</text:p>
      <text:p text:style-name="P1"/>
      <text:p text:style-name="Texte_20_brut"><text:span text:style-name="T2"><text:s/></text:span><text:span text:style-name="T1">448: 00:26:40.21 00:26:43.12 <text:s/>Duration 00:00:02.16 <text:s/>40</text:span></text:p>
      <text:p text:style-name="P1"><text:span text:style-name="T12">com cantores</text:span>,</text:p>
      <text:p text:style-name="P1">Félix Leclerc <text:span text:style-name="T12">na</text:span> França,</text:p>
      <text:p text:style-name="P1"/>
      <text:p text:style-name="Texte_20_brut"><text:span text:style-name="T2"><text:s/></text:span><text:span text:style-name="T1">449: 00:26:43.16 00:26:46.05 <text:s/>Duration 00:00:02.14 <text:s/>38</text:span></text:p>
      <text:p text:style-name="P19">e <text:span text:style-name="T12">depois</text:span>,</text:p>
      <text:p text:style-name="P19">to<text:span text:style-name="T12">dos os quebequenses na</text:span> França.</text:p>
      <text:p text:style-name="P1"/>
      <text:p text:style-name="Texte_20_brut"><text:span text:style-name="T2"><text:s/></text:span><text:span text:style-name="T1">450: 00:26:46.09 00:26:49.13 <text:s/>Duration 00:00:03.04 <text:s/>47</text:span></text:p>
      <text:p text:style-name="P19">Ma<text:span text:style-name="T12">s mais tarde</text:span>,</text:p>
      <text:p text:style-name="P19"><text:span text:style-name="T12">será a música, o cinema</text:span>,</text:p>
      <text:p text:style-name="P1"/>
      <text:p text:style-name="Texte_20_brut"><text:span text:style-name="T2"><text:s/></text:span><text:span text:style-name="T1">451: 00:26:49.17 00:26:51.14 <text:s/>Duration 00:00:01.22 <text:s/>28</text:span></text:p>
      <text:p text:style-name="P1"><text:span text:style-name="T12">que terá</text:span> extr<text:span text:style-name="T12">e</text:span>m<text:span text:style-name="T12">a</text:span> import<text:span text:style-name="T12">ância.</text:span></text:p>
      <text:p text:style-name="P1"/>
      <text:p text:style-name="Texte_20_brut"><text:span text:style-name="T2"><text:s/></text:span><text:span text:style-name="T1">452: 00:27:08.16 00:27:10.20 <text:s/>Duration 00:00:02.04 <text:s/>32</text:span></text:p>
      <text:p text:style-name="P19"><text:span text:style-name="T12">O</text:span>s artist<text:span text:style-name="T12">a</text:span>s</text:p>
      <text:p text:style-name="P19">são<text:span text:style-name="T12"> nossos melhores embaixadores</text:span>.</text:p>
      <text:p text:style-name="P1"><text:soft-page-break/></text:p>
      <text:p text:style-name="Texte_20_brut"><text:span text:style-name="T2"><text:s/></text:span><text:span text:style-name="T1">453: 00:27:10.24 00:27:14.02 <text:s/>Duration 00:00:03.03 <text:s/>47</text:span></text:p>
      <text:p text:style-name="P19"><text:span text:style-name="T12">Quando os</text:span> artist<text:span text:style-name="T12">a</text:span>s qu<text:span text:style-name="T12">ebequenses</text:span></text:p>
      <text:p text:style-name="P19"><text:span text:style-name="T12">brilham</text:span></text:p>
      <text:p text:style-name="P1"/>
      <text:p text:style-name="Texte_20_brut"><text:span text:style-name="T2"><text:s/></text:span><text:span text:style-name="T1">454: 00:27:14.07 00:27:15.18 <text:s/>Duration 00:00:01.11 <text:s/>22</text:span></text:p>
      <text:p text:style-name="P1"><text:span text:style-name="T12">fora do</text:span> Quebec,</text:p>
      <text:p text:style-name="P1"/>
      <text:p text:style-name="Texte_20_brut"><text:span text:style-name="T2"><text:s/></text:span><text:span text:style-name="T1">455: 00:27:15.22 00:27:18.01 <text:s/>Duration 00:00:02.04 <text:s/>32</text:span></text:p>
      <text:p text:style-name="P1">é o Quebec to<text:span text:style-name="T12">do que brilha.</text:span></text:p>
      <text:p text:style-name="P1"/>
      <text:p text:style-name="Texte_20_brut"><text:span text:style-name="T2"><text:s/></text:span><text:span text:style-name="T1">456: 00:27:18.10 00:27:21.08 <text:s/>Duration 00:00:02.23 <text:s/>44</text:span></text:p>
      <text:p text:style-name="P1">É <text:span text:style-name="T12">muito</text:span> important<text:span text:style-name="T12">e</text:span> p<text:span text:style-name="T12">ara nós</text:span></text:p>
      <text:p text:style-name="P1"><text:span text:style-name="T12">apoiar</text:span> artist<text:span text:style-name="T12">a</text:span>s</text:p>
      <text:p text:style-name="P1"/>
      <text:p text:style-name="Texte_20_brut"><text:span text:style-name="T2"><text:s/></text:span><text:span text:style-name="T1">457: 00:27:21.23 00:27:22.23 <text:s/>Duration 00:00:01.00 <text:s/>15</text:span></text:p>
      <text:p text:style-name="P18">no exterior.</text:p>
      <text:p text:style-name="P1"/>
      <text:p text:style-name="Texte_20_brut"><text:span text:style-name="T2"><text:s/></text:span><text:span text:style-name="T1">458: 00:27:23.02 00:27:25.11 <text:s/>Duration 00:00:02.09 <text:s/>35</text:span></text:p>
      <text:p text:style-name="P1"><text:span text:style-name="T12">Também estamos bem</text:span> pr<text:span text:style-name="T12">e</text:span>sent<text:span text:style-name="T12">e</text:span>s</text:p>
      <text:p text:style-name="P1"><text:span text:style-name="T12">no</text:span>s festiva<text:span text:style-name="T12">i</text:span>s,</text:p>
      <text:p text:style-name="P1"/>
      <text:p text:style-name="Texte_20_brut"><text:span text:style-name="T2"><text:s/></text:span><text:span text:style-name="T1">459: 00:27:25.15 00:27:27.13 <text:s/>Duration 00:00:01.23 <text:s/>29</text:span></text:p>
      <text:p text:style-name="P1"><text:span text:style-name="T12">nos salões do</text:span> livr<text:span text:style-name="T12">o</text:span>.</text:p>
      <text:p text:style-name="P1"/>
      <text:p text:style-name="Texte_20_brut"><text:span text:style-name="T2"><text:s/></text:span><text:span text:style-name="T1">460: 00:27:27.17 00:27:29.10 <text:s/>Duration 00:00:01.18 <text:s/>26</text:span></text:p>
      <text:p text:style-name="P18">Recebemos muitas homenagens.</text:p>
      <text:p text:style-name="P1"/>
      <text:p text:style-name="Texte_20_brut"><text:span text:style-name="T2"><text:s/></text:span><text:span text:style-name="T1">461: 00:27:29.14 00:27:32.03 <text:s/>Duration 00:00:02.14 <text:s/>38</text:span></text:p>
      <text:p text:style-name="P19"><text:span text:style-name="T12">Temos muitos talentos aqui</text:span>.</text:p>
      <text:p text:style-name="P1"/>
      <text:p text:style-name="Texte_20_brut"><text:span text:style-name="T2"><text:s/></text:span><text:span text:style-name="T1">462: 00:27:32.07 00:27:35.02 <text:s/>Duration 00:00:02.20 <text:s/>42</text:span></text:p>
      <text:p text:style-name="P1"><text:span text:style-name="T12">Então, para</text:span> o Quebec,</text:p>
      <text:p text:style-name="P1">é important<text:span text:style-name="T12">e</text:span> <text:span text:style-name="T12">fazer</text:span></text:p>
      <text:p text:style-name="P1"/>
      <text:p text:style-name="Texte_20_brut"><text:span text:style-name="T2"><text:s/></text:span><text:span text:style-name="T1">463: 00:27:35.06 00:27:38.16 <text:s/>Duration 00:00:03.10 <text:s/>51</text:span></text:p>
      <text:p text:style-name="P19"><text:span text:style-name="T12">os</text:span> artist<text:span text:style-name="T12">a</text:span>s<text:span text:style-name="T12"> evoluírem</text:span></text:p>
      <text:p text:style-name="P18">e se apresentarem no exterior.</text:p>
      <text:p text:style-name="P1"/>
      <text:p text:style-name="Texte_20_brut"><text:span text:style-name="T2"><text:s/></text:span><text:span text:style-name="T1">464: 00:27:39.05 00:27:43.09 <text:s/>Duration 00:00:04.04 <text:s/>62</text:span></text:p>
      <text:p text:style-name="P1">Entre <text:span text:style-name="T12">outras coisas, temos 6 estúdios</text:span></text:p>
      <text:p text:style-name="P1">que <text:span text:style-name="T12">emprestamos a</text:span> artist<text:span text:style-name="T12">a</text:span>s.</text:p>
      <text:p text:style-name="P1"/>
      <text:p text:style-name="Texte_20_brut"><text:span text:style-name="T2"><text:s/></text:span><text:span text:style-name="T1">465: 00:27:43.21 00:27:47.05 <text:s/>Duration 00:00:03.09 <text:s/>50</text:span></text:p>
      <text:p text:style-name="P19"><text:span text:style-name="T12">Temos estúdios em Tóquio,</text:span></text:p>
      <text:p text:style-name="P19"><text:span text:style-name="T12">em</text:span> Londres, <text:span text:style-name="T12">em</text:span> Rom<text:span text:style-name="T12">a</text:span>,</text:p>
      <text:p text:style-name="P1"/>
      <text:p text:style-name="Texte_20_brut"><text:span text:style-name="T2"><text:s/></text:span><text:span text:style-name="T1">466: 00:27:47.09 00:27:50.10 <text:s/>Duration 00:00:03.01 <text:s/>46</text:span></text:p>
      <text:p text:style-name="P18">também nos Estados Unidos,</text:p>
      <text:p text:style-name="P1"><text:span text:style-name="T12">em Nova</text:span> York,</text:p>
      <text:p text:style-name="P1"/>
      <text:p text:style-name="Texte_20_brut"><text:span text:style-name="T2"><text:s/></text:span><text:span text:style-name="T1">467: 00:27:50.14 00:27:52.05 <text:s/>Duration 00:00:01.16 <text:s/>25</text:span></text:p>
      <text:p text:style-name="P1">e <text:span text:style-name="T12">é claro</text:span>, <text:span text:style-name="T12">em</text:span> Paris.</text:p>
      <text:p text:style-name="P1"/>
      <text:p text:style-name="Texte_20_brut"><text:span text:style-name="T2"><text:s/></text:span><text:span text:style-name="T1">468: 00:27:52.10 00:27:53.17 <text:s/>Duration 00:00:01.07 <text:s/>19</text:span></text:p>
      <text:p text:style-name="P18">Vale para tudo,</text:p>
      <text:p text:style-name="P1"/>
      <text:p text:style-name="Texte_20_brut"><text:span text:style-name="T2"><text:s/></text:span><text:span text:style-name="T1">469: 00:27:53.21 00:27:57.04 <text:s/>Duration 00:00:03.08 <text:s/>50</text:span></text:p>
      <text:p text:style-name="P19"><text:span text:style-name="T12">para a dança, para o teatro,</text:span></text:p>
      <text:p text:style-name="P19"><text:span text:style-name="T12">a pintura e a literatura</text:span>,</text:p>
      <text:p text:style-name="P1"><text:soft-page-break/></text:p>
      <text:p text:style-name="Texte_20_brut"><text:span text:style-name="T2"><text:s/></text:span><text:span text:style-name="T1">470: 00:27:57.08 00:27:59.16 <text:s/>Duration 00:00:02.08 <text:s/>35</text:span></text:p>
      <text:p text:style-name="P1">e <text:span text:style-name="T12">isso</text:span> existe <text:span text:style-name="T12">há muitos anos.</text:span></text:p>
      <text:p text:style-name="P1"/>
      <text:p text:style-name="Texte_20_brut"><text:span text:style-name="T2"><text:s/></text:span><text:span text:style-name="T1">471: 00:27:59.20 00:28:03.12 <text:s/>Duration 00:00:03.17 <text:s/>55</text:span></text:p>
      <text:p text:style-name="P1"><text:span text:style-name="T12">Foi nos</text:span> anos 80</text:p>
      <text:p text:style-name="P1">qu<text:span text:style-name="T12">e começamos essa experiência.</text:span></text:p>
      <text:p text:style-name="P1"/>
      <text:p text:style-name="Texte_20_brut"><text:span text:style-name="T2"><text:s/></text:span><text:span text:style-name="T1">472: 00:28:03.17 00:28:07.17 <text:s/>Duration 00:00:04.00 <text:s/>60</text:span></text:p>
      <text:p text:style-name="P19">É p<text:span text:style-name="T12">ouco conhecido</text:span>,</text:p>
      <text:p text:style-name="P19">m<text:span text:style-name="T12">a</text:span>s é <text:span text:style-name="T12">algo que dá frutos.</text:span></text:p>
      <text:p text:style-name="P1"/>
      <text:p text:style-name="Texte_20_brut"><text:span text:style-name="T2"><text:s/></text:span><text:span text:style-name="T1">473: 00:28:09.00 00:28:12.21 <text:s/>Duration 00:00:03.21 <text:s/>58</text:span></text:p>
      <text:p text:style-name="P1">Nos<text:span text:style-name="T12">sos criadores</text:span>, nos<text:span text:style-name="T12">sos escritores,</text:span></text:p>
      <text:p text:style-name="P1"><text:span text:style-name="T12">bailarinos, cineastas</text:span>,</text:p>
      <text:p text:style-name="P1"/>
      <text:p text:style-name="Texte_20_brut"><text:span text:style-name="T2"><text:s/></text:span><text:span text:style-name="T1">474: 00:28:13.00 00:28:15.22 <text:s/>Duration 00:00:02.22 <text:s/>43</text:span></text:p>
      <text:p text:style-name="P18">são nossos primeiros embaixadores</text:p>
      <text:p text:style-name="P1"><text:span text:style-name="T12">no mundo</text:span>.</text:p>
      <text:p text:style-name="P1"/>
      <text:p text:style-name="Texte_20_brut"><text:span text:style-name="T2"><text:s/></text:span><text:span text:style-name="T1">475: 00:28:16.02 00:28:20.06 <text:s/>Duration 00:00:04.04 <text:s/>62</text:span></text:p>
      <text:p text:style-name="P1">Ambassadeurs de ce que nous sommes,</text:p>
      <text:p text:style-name="P1">de ce que nous faisons de mieux.</text:p>
      <text:p text:style-name="P1"/>
      <text:p text:style-name="Texte_20_brut"><text:span text:style-name="T2"><text:s/></text:span><text:span text:style-name="T1">476: 00:28:20.10 00:28:23.12 <text:s/>Duration 00:00:03.02 <text:s/>46</text:span></text:p>
      <text:p text:style-name="P1">Ils sont le reflet</text:p>
      <text:p text:style-name="P1">de la vitalité, de la créativité,</text:p>
      <text:p text:style-name="P1"/>
      <text:p text:style-name="Texte_20_brut"><text:span text:style-name="T2"><text:s/></text:span><text:span text:style-name="T1">477: 00:28:23.16 00:28:25.09 <text:s/>Duration 00:00:01.18 <text:s/>26</text:span></text:p>
      <text:p text:style-name="P1">de la richesse de ce qui se fait ici.</text:p>
      <text:p text:style-name="P1"/>
      <text:p text:style-name="Texte_20_brut"><text:span text:style-name="T2"><text:s/></text:span><text:span text:style-name="T1">478: 00:28:25.20 00:28:27.10 <text:s/>Duration 00:00:01.15 <text:s/>24</text:span></text:p>
      <text:p text:style-name="P1">La diplomatie culturelle,</text:p>
      <text:p text:style-name="P1"/>
      <text:p text:style-name="Texte_20_brut"><text:span text:style-name="T2"><text:s/></text:span><text:span text:style-name="T1">479: 00:28:27.14 00:28:31.08 <text:s/>Duration 00:00:03.19 <text:s/>56</text:span></text:p>
      <text:p text:style-name="P1">é la diplomatie la plus efficace,</text:p>
      <text:p text:style-name="P1"/>
      <text:p text:style-name="Texte_20_brut"><text:span text:style-name="T2"><text:s/></text:span><text:span text:style-name="T1">480: 00:28:31.12 00:28:33.15 <text:s/>Duration 00:00:02.03 <text:s/>32</text:span></text:p>
      <text:p text:style-name="P1">parce qu'elle s'adresse</text:p>
      <text:p text:style-name="P1">au plus grand nombre.</text:p>
      <text:p text:style-name="P1"/>
      <text:p text:style-name="Texte_20_brut"><text:span text:style-name="T2"><text:s/></text:span><text:span text:style-name="T1">481: 00:28:34.05 00:28:38.07 <text:s/>Duration 00:00:04.02 <text:s/>61</text:span></text:p>
      <text:p text:style-name="P1">Quand l'Orchestre symphonique</text:p>
      <text:p text:style-name="P1">ou quand Yannick Nézet-Séguin</text:p>
      <text:p text:style-name="P1"/>
      <text:p text:style-name="Texte_20_brut"><text:span text:style-name="T2"><text:s/></text:span><text:span text:style-name="T1">482: 00:28:38.12 00:28:40.24 <text:s/>Duration 00:00:02.12 <text:s/>37</text:span></text:p>
      <text:p text:style-name="P1">se promènent</text:p>
      <text:p text:style-name="P1">dans les grandes villes du monde,</text:p>
      <text:p text:style-name="P1"/>
      <text:p text:style-name="Texte_20_brut"><text:span text:style-name="T2"><text:s/></text:span><text:span text:style-name="T1">483: 00:28:41.03 00:28:44.00 <text:s/>Duration 00:00:02.22 <text:s/>43</text:span></text:p>
      <text:p text:style-name="P1">pour o Quebec, é bien sûr</text:p>
      <text:p text:style-name="P1">un atout extraordinaire.</text:p>
      <text:p text:style-name="P1"/>
      <text:p text:style-name="Texte_20_brut"><text:span text:style-name="T2"><text:s/></text:span><text:span text:style-name="T1">484: 00:28:44.04 00:28:47.10 <text:s/>Duration 00:00:03.06 <text:s/>49</text:span></text:p>
      <text:p text:style-name="P1">Même chose pour nos écrivains.</text:p>
      <text:p text:style-name="P1"/>
      <text:p text:style-name="Texte_20_brut"><text:span text:style-name="T2"><text:s/></text:span><text:span text:style-name="T1">485: 00:28:47.14 00:28:50.05 <text:s/>Duration 00:00:02.16 <text:s/>40</text:span></text:p>
      <text:p text:style-name="P1">Michel Tremblay a été traduit</text:p>
      <text:p text:style-name="P1">dans plusieurs langues.</text:p>
      <text:p text:style-name="P1"/>
      <text:p text:style-name="Texte_20_brut"><text:soft-page-break/><text:span text:style-name="T2"><text:s/></text:span><text:span text:style-name="T1">486: 00:28:50.09 00:28:52.20 <text:s/>Duration 00:00:02.11 <text:s/>37</text:span></text:p>
      <text:p text:style-name="P1">Robert Lepage,</text:p>
      <text:p text:style-name="P1">Le Cirque du Soleil, Céline Dion...</text:p>
      <text:p text:style-name="P1"/>
      <text:p text:style-name="Texte_20_brut"><text:span text:style-name="T2"><text:s/></text:span><text:span text:style-name="T1">487: 00:28:52.24 00:28:55.18 <text:s/>Duration 00:00:02.19 <text:s/>41</text:span></text:p>
      <text:p text:style-name="P1">Quand on voit cette petite société,</text:p>
      <text:p text:style-name="P1">o Quebec,</text:p>
      <text:p text:style-name="P1"/>
      <text:p text:style-name="Texte_20_brut"><text:span text:style-name="T2"><text:s/></text:span><text:span text:style-name="T1">488: 00:28:55.22 00:28:59.15 <text:s/>Duration 00:00:03.18 <text:s/>56</text:span></text:p>
      <text:p text:style-name="P1">qui parle français, mais qui peut</text:p>
      <text:p text:style-name="P1">être traduit dans plusieurs langues,</text:p>
      <text:p text:style-name="P1"/>
      <text:p text:style-name="Texte_20_brut"><text:span text:style-name="T2"><text:s/></text:span><text:span text:style-name="T1">489: 00:28:59.19 00:29:01.05 <text:s/>Duration 00:00:01.11 <text:s/>22</text:span></text:p>
      <text:p text:style-name="P1">é exceptionnel.</text:p>
      <text:p text:style-name="P1"/>
      <text:p text:style-name="Texte_20_brut"><text:span text:style-name="T2"><text:s/></text:span><text:span text:style-name="T1">490: 00:29:01.09 00:29:03.23 <text:s/>Duration 00:00:02.14 <text:s/>38</text:span></text:p>
      <text:p text:style-name="P1">Tous ceux qui nous représentent</text:p>
      <text:p text:style-name="P1">à l'étranger.</text:p>
      <text:p text:style-name="P1"/>
      <text:p text:style-name="Texte_20_brut"><text:span text:style-name="T2"><text:s/></text:span><text:span text:style-name="T1">491: 00:29:20.20 00:29:23.20 <text:s/>Duration 00:00:03.00 <text:s/>45</text:span></text:p>
      <text:p text:style-name="P1">Adaptation:</text:p>
      <text:p text:style-name="P1">Mounir El Ajjouri pour ECLAI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modern"/>
    <style:font-face style:name="Courier New" svg:font-family="'Courier New'" style:font-family-generic="modern"/>
    <style:font-face style:name="DejaVu Sans Mono" svg:font-family="'DejaVu Sans Mono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fill-image draw:name="Grade_25_20azul" draw:display-name="Grade%20azul" xlink:href="Pictures/100000000000011A000003C793B76448E6F26366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xte_20_brut" style:display-name="Texte brut" style:family="paragraph" style:parent-style-name="Standard">
      <style:paragraph-properties fo:margin-top="0cm" fo:margin-bottom="0cm" loext:contextual-spacing="false" fo:line-height="100%"/>
      <style:text-properties style:font-name="Consolas" fo:font-family="Consolas" style:font-family-generic="modern" fo:font-size="10.5pt" style:font-size-asian="10.5pt" style:font-name-complex="Consolas" style:font-family-complex="Consolas" style:font-family-generic-complex="modern" style:font-size-complex="10.5pt"/>
    </style:style>
    <style:style style:name="Police_20_par_20_défaut" style:display-name="Police par défaut" style:family="text"/>
    <style:style style:name="Texte_20_brut_20_Car" style:display-name="Texte brut Car" style:family="text">
      <style:text-properties style:font-name="Consolas" fo:font-family="Consolas" style:font-family-generic="modern" fo:font-size="10.5pt" style:font-size-asian="10.5pt" style:font-name-complex="Consolas" style:font-family-complex="Consolas" style:font-family-generic-complex="modern" style:font-size-complex="10.5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353cm" fo:margin-right="2.35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bitmap" draw:fill-image-name="Grade_25_20azul" draw:fill-image-width="7.544cm" draw:fill-image-height="105.904cm" style:repeat="repeat" draw:fill-image-ref-point-x="0%" draw:fill-image-ref-point-y="0%" draw:fill-image-ref-point="left" draw:tile-repeat-offset="0% vertical" style:footnote-max-height="0cm">
        <style:background-image xlink:href="Pictures/100000000000011A000003C793B76448E6F26366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ra JOSLYN</meta:initial-creator>
    <meta:creation-date>2018-06-05T08:18:00</meta:creation-date>
    <dc:date>2018-06-10T17:57:06.548000000</dc:date>
    <meta:editing-cycles>22</meta:editing-cycles>
    <meta:editing-duration>PT2H15M15S</meta:editing-duration>
    <meta:generator>LibreOffice/5.4.5.1$Windows_X86_64 LibreOffice_project/79c9829dd5d8054ec39a82dc51cd9eff340dbee8</meta:generator>
    <meta:document-statistic meta:table-count="0" meta:image-count="0" meta:object-count="0" meta:page-count="30" meta:paragraph-count="1272" meta:word-count="5945" meta:character-count="44928" meta:non-whitespace-character-count="38672"/>
  </office:meta>
</office:document-meta>
</file>